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e2b0d" officeooo:paragraph-rsid="001e2b0d"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none" fo:font-weight="bold" officeooo:rsid="001e2b0d" officeooo:paragraph-rsid="001e2b0d"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1e2b0d" officeooo:paragraph-rsid="001e2b0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217f16" officeooo:paragraph-rsid="00217f16" style:font-size-asian="10.5pt" style:font-weight-asian="normal" style:font-size-complex="12pt" style:font-weight-complex="normal"/>
    </style:style>
    <style:style style:name="P6" style:family="paragraph" style:parent-style-name="Standard">
      <style:text-properties officeooo:rsid="00217f16" officeooo:paragraph-rsid="00217f16"/>
    </style:style>
    <style:style style:name="P7" style:family="paragraph" style:parent-style-name="Standard">
      <style:text-properties officeooo:rsid="00225728" officeooo:paragraph-rsid="00225728"/>
    </style:style>
    <style:style style:name="P8" style:family="paragraph" style:parent-style-name="Standard">
      <style:text-properties officeooo:rsid="0023a16b" officeooo:paragraph-rsid="0023a16b"/>
    </style:style>
    <style:style style:name="P9" style:family="paragraph" style:parent-style-name="Standard">
      <style:text-properties officeooo:rsid="0027722b" officeooo:paragraph-rsid="0027722b"/>
    </style:style>
    <style:style style:name="P10" style:family="paragraph" style:parent-style-name="Standard">
      <style:text-properties officeooo:paragraph-rsid="0027722b"/>
    </style:style>
    <style:style style:name="P11" style:family="paragraph" style:parent-style-name="Standard">
      <style:text-properties officeooo:rsid="0027e3dd" officeooo:paragraph-rsid="0027e3dd"/>
    </style:style>
    <style:style style:name="P12" style:family="paragraph" style:parent-style-name="Standard">
      <style:text-properties officeooo:rsid="00285887" officeooo:paragraph-rsid="00285887"/>
    </style:style>
    <style:style style:name="P13" style:family="paragraph" style:parent-style-name="Standard">
      <style:text-properties officeooo:rsid="0028fc5f" officeooo:paragraph-rsid="0028fc5f"/>
    </style:style>
    <style:style style:name="P14" style:family="paragraph" style:parent-style-name="Standard">
      <style:text-properties officeooo:rsid="002a535a" officeooo:paragraph-rsid="002a535a"/>
    </style:style>
    <style:style style:name="P15" style:family="paragraph" style:parent-style-name="Standard">
      <style:text-properties officeooo:rsid="002bd640" officeooo:paragraph-rsid="002bd640"/>
    </style:style>
    <style:style style:name="P16" style:family="paragraph" style:parent-style-name="Standard">
      <style:text-properties officeooo:rsid="002c80f8" officeooo:paragraph-rsid="002c80f8"/>
    </style:style>
    <style:style style:name="P17" style:family="paragraph" style:parent-style-name="Standard">
      <style:text-properties officeooo:rsid="002e7fef" officeooo:paragraph-rsid="002e7fef"/>
    </style:style>
    <style:style style:name="P18" style:family="paragraph" style:parent-style-name="Standard">
      <style:text-properties officeooo:rsid="00305c0e" officeooo:paragraph-rsid="00305c0e"/>
    </style:style>
    <style:style style:name="P19" style:family="paragraph" style:parent-style-name="Standard">
      <style:text-properties officeooo:rsid="0031579e" officeooo:paragraph-rsid="0031579e"/>
    </style:style>
    <style:style style:name="P20" style:family="paragraph" style:parent-style-name="Standard">
      <style:text-properties officeooo:rsid="0031a0a5" officeooo:paragraph-rsid="0031a0a5"/>
    </style:style>
    <style:style style:name="P21" style:family="paragraph" style:parent-style-name="Standard">
      <style:text-properties officeooo:rsid="00337a29" officeooo:paragraph-rsid="00337a29"/>
    </style:style>
    <style:style style:name="P22" style:family="paragraph" style:parent-style-name="Standard">
      <style:text-properties officeooo:rsid="0033f5bb" officeooo:paragraph-rsid="0033f5bb"/>
    </style:style>
    <style:style style:name="P23" style:family="paragraph" style:parent-style-name="Standard">
      <style:text-properties officeooo:rsid="003580ed" officeooo:paragraph-rsid="003580ed"/>
    </style:style>
    <style:style style:name="P24" style:family="paragraph" style:parent-style-name="Standard">
      <style:text-properties officeooo:rsid="003580ed" officeooo:paragraph-rsid="0038d6ff"/>
    </style:style>
    <style:style style:name="P25" style:family="paragraph" style:parent-style-name="Standard">
      <style:text-properties officeooo:rsid="0038d6ff" officeooo:paragraph-rsid="0038d6ff"/>
    </style:style>
    <style:style style:name="P26" style:family="paragraph" style:parent-style-name="Standard">
      <style:text-properties officeooo:rsid="00390a39" officeooo:paragraph-rsid="00390a39"/>
    </style:style>
    <style:style style:name="P27" style:family="paragraph" style:parent-style-name="Standard">
      <style:text-properties officeooo:rsid="003a7563" officeooo:paragraph-rsid="003a7563"/>
    </style:style>
    <style:style style:name="P28" style:family="paragraph" style:parent-style-name="Standard">
      <style:text-properties officeooo:rsid="003b750f" officeooo:paragraph-rsid="003b750f"/>
    </style:style>
    <style:style style:name="P29" style:family="paragraph" style:parent-style-name="Standard">
      <style:text-properties officeooo:rsid="003baa24" officeooo:paragraph-rsid="003baa24"/>
    </style:style>
    <style:style style:name="P30" style:family="paragraph" style:parent-style-name="Standard">
      <style:text-properties officeooo:rsid="003bc819" officeooo:paragraph-rsid="003bc819"/>
    </style:style>
    <style:style style:name="P31" style:family="paragraph" style:parent-style-name="Standard">
      <style:text-properties officeooo:rsid="003c5fc4" officeooo:paragraph-rsid="003c5fc4"/>
    </style:style>
    <style:style style:name="P32" style:family="paragraph" style:parent-style-name="Standard">
      <style:text-properties officeooo:rsid="003e1da0" officeooo:paragraph-rsid="003e1da0"/>
    </style:style>
    <style:style style:name="P33" style:family="paragraph" style:parent-style-name="Standard">
      <style:text-properties officeooo:rsid="003fd17a" officeooo:paragraph-rsid="003fd17a"/>
    </style:style>
    <style:style style:name="P34" style:family="paragraph" style:parent-style-name="Standard">
      <style:text-properties officeooo:rsid="003fefaf" officeooo:paragraph-rsid="003fefaf"/>
    </style:style>
    <style:style style:name="P35" style:family="paragraph" style:parent-style-name="Standard">
      <style:text-properties officeooo:rsid="0041599b" officeooo:paragraph-rsid="0041599b"/>
    </style:style>
    <style:style style:name="P36" style:family="paragraph" style:parent-style-name="Standard">
      <style:text-properties officeooo:rsid="0042a124" officeooo:paragraph-rsid="0042a124"/>
    </style:style>
    <style:style style:name="P37" style:family="paragraph" style:parent-style-name="Standard">
      <style:text-properties officeooo:rsid="004381e3" officeooo:paragraph-rsid="004381e3"/>
    </style:style>
    <style:style style:name="P38" style:family="paragraph" style:parent-style-name="Standard">
      <style:text-properties officeooo:rsid="00457d89" officeooo:paragraph-rsid="00457d89"/>
    </style:style>
    <style:style style:name="P39" style:family="paragraph" style:parent-style-name="Standard">
      <style:text-properties officeooo:rsid="00464aa5" officeooo:paragraph-rsid="00464aa5"/>
    </style:style>
    <style:style style:name="P40" style:family="paragraph" style:parent-style-name="Standard">
      <style:text-properties officeooo:rsid="0046c1dc" officeooo:paragraph-rsid="0046c1dc"/>
    </style:style>
    <style:style style:name="P41" style:family="paragraph" style:parent-style-name="Standard">
      <style:text-properties officeooo:rsid="0048b212" officeooo:paragraph-rsid="0048b212"/>
    </style:style>
    <style:style style:name="P42" style:family="paragraph" style:parent-style-name="Standard">
      <style:text-properties officeooo:rsid="00491cd5" officeooo:paragraph-rsid="00491cd5"/>
    </style:style>
    <style:style style:name="P43" style:family="paragraph" style:parent-style-name="Standard">
      <style:text-properties officeooo:rsid="0049e5b5" officeooo:paragraph-rsid="0049e5b5"/>
    </style:style>
    <style:style style:name="P44" style:family="paragraph" style:parent-style-name="Standard">
      <style:text-properties officeooo:rsid="004a5e94" officeooo:paragraph-rsid="004a5e94"/>
    </style:style>
    <style:style style:name="P45" style:family="paragraph" style:parent-style-name="Standard">
      <style:text-properties officeooo:rsid="004b066e" officeooo:paragraph-rsid="004b066e"/>
    </style:style>
    <style:style style:name="P46" style:family="paragraph" style:parent-style-name="Standard">
      <style:text-properties officeooo:rsid="004c78ba" officeooo:paragraph-rsid="004c78ba"/>
    </style:style>
    <style:style style:name="P47" style:family="paragraph" style:parent-style-name="Standard">
      <style:text-properties officeooo:rsid="004deb73" officeooo:paragraph-rsid="004deb73"/>
    </style:style>
    <style:style style:name="P48" style:family="paragraph" style:parent-style-name="Standard">
      <style:text-properties officeooo:rsid="004e0f06" officeooo:paragraph-rsid="004e0f06"/>
    </style:style>
    <style:style style:name="P49" style:family="paragraph" style:parent-style-name="Standard">
      <style:text-properties officeooo:rsid="004f9afe" officeooo:paragraph-rsid="004f9afe"/>
    </style:style>
    <style:style style:name="P50" style:family="paragraph" style:parent-style-name="Standard">
      <style:text-properties officeooo:paragraph-rsid="004f9afe"/>
    </style:style>
    <style:style style:name="P51" style:family="paragraph" style:parent-style-name="Standard">
      <style:text-properties officeooo:rsid="0050b628" officeooo:paragraph-rsid="0050b628"/>
    </style:style>
    <style:style style:name="P52" style:family="paragraph" style:parent-style-name="Standard">
      <style:text-properties officeooo:rsid="0052093e" officeooo:paragraph-rsid="0052093e"/>
    </style:style>
    <style:style style:name="P53" style:family="paragraph" style:parent-style-name="Standard">
      <style:text-properties officeooo:rsid="00528c64" officeooo:paragraph-rsid="00528c64"/>
    </style:style>
    <style:style style:name="P54" style:family="paragraph" style:parent-style-name="Standard">
      <style:text-properties officeooo:rsid="0056b58f" officeooo:paragraph-rsid="0056b58f"/>
    </style:style>
    <style:style style:name="P55" style:family="paragraph" style:parent-style-name="Standard">
      <style:text-properties officeooo:rsid="00582b1d" officeooo:paragraph-rsid="00582b1d"/>
    </style:style>
    <style:style style:name="P56" style:family="paragraph" style:parent-style-name="Standard">
      <style:text-properties officeooo:paragraph-rsid="00582b1d"/>
    </style:style>
    <style:style style:name="P57" style:family="paragraph" style:parent-style-name="Standard">
      <style:text-properties officeooo:rsid="0059a42c" officeooo:paragraph-rsid="0059a42c"/>
    </style:style>
    <style:style style:name="P58" style:family="paragraph" style:parent-style-name="Standard">
      <style:text-properties officeooo:rsid="005a2b1e" officeooo:paragraph-rsid="005a2b1e"/>
    </style:style>
    <style:style style:name="P59" style:family="paragraph" style:parent-style-name="Standard">
      <style:text-properties officeooo:rsid="005a55c8" officeooo:paragraph-rsid="005a55c8"/>
    </style:style>
    <style:style style:name="P60" style:family="paragraph" style:parent-style-name="Standard">
      <style:text-properties officeooo:rsid="005b62b8" officeooo:paragraph-rsid="005b62b8"/>
    </style:style>
    <style:style style:name="P61" style:family="paragraph" style:parent-style-name="Standard">
      <style:text-properties officeooo:rsid="005be862" officeooo:paragraph-rsid="005be862"/>
    </style:style>
    <style:style style:name="P62" style:family="paragraph" style:parent-style-name="Standard">
      <style:text-properties officeooo:rsid="005bfcd1" officeooo:paragraph-rsid="005bfcd1"/>
    </style:style>
    <style:style style:name="P63" style:family="paragraph" style:parent-style-name="Standard">
      <style:text-properties officeooo:rsid="005c545f" officeooo:paragraph-rsid="005c545f"/>
    </style:style>
    <style:style style:name="P64" style:family="paragraph" style:parent-style-name="Standard">
      <style:text-properties officeooo:rsid="005ca8bf" officeooo:paragraph-rsid="005ca8bf"/>
    </style:style>
    <style:style style:name="P65" style:family="paragraph" style:parent-style-name="Standard">
      <style:text-properties officeooo:rsid="005d275b" officeooo:paragraph-rsid="005d275b"/>
    </style:style>
    <style:style style:name="P66" style:family="paragraph" style:parent-style-name="Standard">
      <style:text-properties officeooo:rsid="005d8945" officeooo:paragraph-rsid="005d8945"/>
    </style:style>
    <style:style style:name="P67" style:family="paragraph" style:parent-style-name="Standard">
      <style:text-properties officeooo:rsid="005ec885" officeooo:paragraph-rsid="005ec885"/>
    </style:style>
    <style:style style:name="P68" style:family="paragraph" style:parent-style-name="Standard">
      <style:text-properties officeooo:rsid="005f1ab8" officeooo:paragraph-rsid="005f1ab8"/>
    </style:style>
    <style:style style:name="P69" style:family="paragraph" style:parent-style-name="Standard">
      <style:text-properties officeooo:rsid="0060b4ee" officeooo:paragraph-rsid="0060b4ee"/>
    </style:style>
    <style:style style:name="P70" style:family="paragraph" style:parent-style-name="Standard">
      <style:text-properties officeooo:rsid="0061bedb" officeooo:paragraph-rsid="0061bedb"/>
    </style:style>
    <style:style style:name="P71" style:family="paragraph" style:parent-style-name="Standard">
      <style:text-properties officeooo:rsid="00637c52" officeooo:paragraph-rsid="00637c52"/>
    </style:style>
    <style:style style:name="P72" style:family="paragraph" style:parent-style-name="Standard">
      <style:text-properties officeooo:rsid="0064e274" officeooo:paragraph-rsid="0064e274"/>
    </style:style>
    <style:style style:name="P73" style:family="paragraph" style:parent-style-name="Standard">
      <style:text-properties officeooo:rsid="0064e274" officeooo:paragraph-rsid="00651de0"/>
    </style:style>
    <style:style style:name="P74" style:family="paragraph" style:parent-style-name="Standard">
      <style:text-properties officeooo:rsid="00651de0" officeooo:paragraph-rsid="00651de0"/>
    </style:style>
    <style:style style:name="P75" style:family="paragraph" style:parent-style-name="Standard">
      <style:text-properties officeooo:rsid="006633e5" officeooo:paragraph-rsid="006633e5"/>
    </style:style>
    <style:style style:name="P76" style:family="paragraph" style:parent-style-name="Standard">
      <style:text-properties officeooo:rsid="0066f384" officeooo:paragraph-rsid="0066f384"/>
    </style:style>
    <style:style style:name="P77" style:family="paragraph" style:parent-style-name="Standard">
      <style:text-properties officeooo:rsid="0067f218" officeooo:paragraph-rsid="0067f218"/>
    </style:style>
    <style:style style:name="P78" style:family="paragraph" style:parent-style-name="Standard">
      <style:text-properties officeooo:rsid="0068695a" officeooo:paragraph-rsid="0068695a"/>
    </style:style>
    <style:style style:name="P79" style:family="paragraph" style:parent-style-name="Standard">
      <style:text-properties officeooo:rsid="0069fe6f" officeooo:paragraph-rsid="0069fe6f"/>
    </style:style>
    <style:style style:name="P80" style:family="paragraph" style:parent-style-name="Standard">
      <style:text-properties officeooo:rsid="006b5241" officeooo:paragraph-rsid="006b5241"/>
    </style:style>
    <style:style style:name="P81" style:family="paragraph" style:parent-style-name="Standard">
      <style:text-properties officeooo:rsid="006ceda5" officeooo:paragraph-rsid="006ceda5"/>
    </style:style>
    <style:style style:name="P82" style:family="paragraph" style:parent-style-name="Standard">
      <style:text-properties officeooo:rsid="006dabfa" officeooo:paragraph-rsid="006dabfa"/>
    </style:style>
    <style:style style:name="P83" style:family="paragraph" style:parent-style-name="Standard">
      <style:text-properties officeooo:rsid="006e19d5" officeooo:paragraph-rsid="006e19d5"/>
    </style:style>
    <style:style style:name="P84" style:family="paragraph" style:parent-style-name="Standard">
      <style:text-properties officeooo:rsid="006e19d5" officeooo:paragraph-rsid="0072d054"/>
    </style:style>
    <style:style style:name="P85" style:family="paragraph" style:parent-style-name="Standard">
      <style:text-properties officeooo:rsid="006f9836" officeooo:paragraph-rsid="006f9836"/>
    </style:style>
    <style:style style:name="P86" style:family="paragraph" style:parent-style-name="Standard">
      <style:text-properties officeooo:rsid="00704dfe" officeooo:paragraph-rsid="00704dfe"/>
    </style:style>
    <style:style style:name="P87" style:family="paragraph" style:parent-style-name="Standard">
      <style:text-properties officeooo:rsid="0071adb2" officeooo:paragraph-rsid="0071adb2"/>
    </style:style>
    <style:style style:name="P88" style:family="paragraph" style:parent-style-name="Standard">
      <style:text-properties officeooo:rsid="0071b797" officeooo:paragraph-rsid="0071b797"/>
    </style:style>
    <style:style style:name="P89" style:family="paragraph" style:parent-style-name="Standard">
      <style:text-properties officeooo:rsid="0072591b" officeooo:paragraph-rsid="0072591b"/>
    </style:style>
    <style:style style:name="P90" style:family="paragraph" style:parent-style-name="Standard">
      <style:text-properties officeooo:rsid="007262d0" officeooo:paragraph-rsid="007262d0"/>
    </style:style>
    <style:style style:name="P91" style:family="paragraph" style:parent-style-name="Standard">
      <style:text-properties officeooo:rsid="0072d054" officeooo:paragraph-rsid="0072d054"/>
    </style:style>
    <style:style style:name="P92" style:family="paragraph" style:parent-style-name="Standard">
      <style:text-properties officeooo:rsid="0072d054" officeooo:paragraph-rsid="0074a647"/>
    </style:style>
    <style:style style:name="P93" style:family="paragraph" style:parent-style-name="Standard">
      <style:text-properties officeooo:rsid="0074a647" officeooo:paragraph-rsid="0074a647"/>
    </style:style>
    <style:style style:name="P94" style:family="paragraph" style:parent-style-name="Standard">
      <style:text-properties officeooo:rsid="0076883f" officeooo:paragraph-rsid="0076883f"/>
    </style:style>
    <style:style style:name="P95" style:family="paragraph" style:parent-style-name="Standard">
      <style:text-properties officeooo:rsid="0076ba11" officeooo:paragraph-rsid="0076ba11"/>
    </style:style>
    <style:style style:name="P96" style:family="paragraph" style:parent-style-name="Standard">
      <style:text-properties officeooo:rsid="007724b1" officeooo:paragraph-rsid="007724b1"/>
    </style:style>
    <style:style style:name="P97" style:family="paragraph" style:parent-style-name="Standard">
      <style:text-properties officeooo:rsid="007904f2" officeooo:paragraph-rsid="007904f2"/>
    </style:style>
    <style:style style:name="P98" style:family="paragraph" style:parent-style-name="Standard">
      <style:text-properties officeooo:rsid="00793bef" officeooo:paragraph-rsid="00793bef"/>
    </style:style>
    <style:style style:name="P99" style:family="paragraph" style:parent-style-name="Standard">
      <style:text-properties officeooo:rsid="007ada25" officeooo:paragraph-rsid="007ada25"/>
    </style:style>
    <style:style style:name="P100" style:family="paragraph" style:parent-style-name="Standard">
      <style:text-properties officeooo:rsid="007af532" officeooo:paragraph-rsid="007af532"/>
    </style:style>
    <style:style style:name="P101" style:family="paragraph" style:parent-style-name="Standard">
      <style:text-properties officeooo:rsid="007c1834" officeooo:paragraph-rsid="007c1834"/>
    </style:style>
    <style:style style:name="P102" style:family="paragraph" style:parent-style-name="Standard">
      <style:text-properties officeooo:rsid="007d5243" officeooo:paragraph-rsid="007d5243"/>
    </style:style>
    <style:style style:name="P103" style:family="paragraph" style:parent-style-name="Standard">
      <style:text-properties style:text-underline-style="solid" style:text-underline-type="double" style:text-underline-width="auto" style:text-underline-color="font-color" officeooo:rsid="007d5243" officeooo:paragraph-rsid="007d5243"/>
    </style:style>
    <style:style style:name="P104" style:family="paragraph" style:parent-style-name="Standard">
      <style:text-properties officeooo:rsid="0080c5b7" officeooo:paragraph-rsid="0080c5b7"/>
    </style:style>
    <style:style style:name="P105" style:family="paragraph" style:parent-style-name="Standard">
      <style:text-properties officeooo:rsid="008129b8" officeooo:paragraph-rsid="008129b8"/>
    </style:style>
    <style:style style:name="P106" style:family="paragraph" style:parent-style-name="Standard">
      <style:text-properties officeooo:paragraph-rsid="008129b8"/>
    </style:style>
    <style:style style:name="P107" style:family="paragraph" style:parent-style-name="Standard">
      <style:text-properties officeooo:rsid="0081454d" officeooo:paragraph-rsid="0081454d"/>
    </style:style>
    <style:style style:name="P108" style:family="paragraph" style:parent-style-name="Standard">
      <style:text-properties officeooo:rsid="0082719f" officeooo:paragraph-rsid="0082719f"/>
    </style:style>
    <style:style style:name="P109" style:family="paragraph" style:parent-style-name="Standard">
      <style:text-properties officeooo:rsid="00828201" officeooo:paragraph-rsid="00828201"/>
    </style:style>
    <style:style style:name="P110" style:family="paragraph" style:parent-style-name="Standard">
      <style:text-properties officeooo:rsid="0082af80" officeooo:paragraph-rsid="0082af80"/>
    </style:style>
    <style:style style:name="P111" style:family="paragraph" style:parent-style-name="Standard">
      <style:text-properties officeooo:rsid="0082b6de" officeooo:paragraph-rsid="0082b6de"/>
    </style:style>
    <style:style style:name="P112" style:family="paragraph" style:parent-style-name="Standard">
      <style:text-properties officeooo:rsid="0083de7a" officeooo:paragraph-rsid="0083de7a"/>
    </style:style>
    <style:style style:name="P113" style:family="paragraph" style:parent-style-name="Standard">
      <style:text-properties officeooo:rsid="00844fd1" officeooo:paragraph-rsid="00844fd1"/>
    </style:style>
    <style:style style:name="P114" style:family="paragraph" style:parent-style-name="Standard">
      <style:text-properties officeooo:rsid="0084e34b" officeooo:paragraph-rsid="0084e34b"/>
    </style:style>
    <style:style style:name="P115" style:family="paragraph" style:parent-style-name="Standard">
      <style:text-properties officeooo:rsid="008645bc" officeooo:paragraph-rsid="008645bc"/>
    </style:style>
    <style:style style:name="P116" style:family="paragraph" style:parent-style-name="Standard">
      <style:text-properties officeooo:rsid="008819cb" officeooo:paragraph-rsid="008819cb"/>
    </style:style>
    <style:style style:name="P117" style:family="paragraph" style:parent-style-name="Standard">
      <style:text-properties officeooo:rsid="00890b4e" officeooo:paragraph-rsid="00890b4e"/>
    </style:style>
    <style:style style:name="P118" style:family="paragraph" style:parent-style-name="Standard">
      <style:text-properties officeooo:rsid="008ad9b4" officeooo:paragraph-rsid="008ad9b4"/>
    </style:style>
    <style:style style:name="P119" style:family="paragraph" style:parent-style-name="Standard">
      <style:text-properties officeooo:rsid="008b7ed4" officeooo:paragraph-rsid="008b7ed4"/>
    </style:style>
    <style:style style:name="P120" style:family="paragraph" style:parent-style-name="Standard">
      <style:text-properties officeooo:rsid="008bebb2" officeooo:paragraph-rsid="008bebb2"/>
    </style:style>
    <style:style style:name="P121" style:family="paragraph" style:parent-style-name="Standard">
      <style:text-properties officeooo:rsid="008d09ba" officeooo:paragraph-rsid="008d09ba"/>
    </style:style>
    <style:style style:name="P122" style:family="paragraph" style:parent-style-name="Standard">
      <style:text-properties officeooo:rsid="008d1e41" officeooo:paragraph-rsid="008d1e41"/>
    </style:style>
    <style:style style:name="P123" style:family="paragraph" style:parent-style-name="Standard">
      <style:text-properties officeooo:rsid="008de1cc" officeooo:paragraph-rsid="008de1cc"/>
    </style:style>
    <style:style style:name="P124" style:family="paragraph" style:parent-style-name="Standard">
      <style:text-properties officeooo:rsid="008e3482" officeooo:paragraph-rsid="008e3482"/>
    </style:style>
    <style:style style:name="P125" style:family="paragraph" style:parent-style-name="Standard">
      <style:text-properties officeooo:rsid="008e3f3c" officeooo:paragraph-rsid="008e3f3c"/>
    </style:style>
    <style:style style:name="P126" style:family="paragraph" style:parent-style-name="Standard">
      <style:text-properties officeooo:rsid="008ef72c" officeooo:paragraph-rsid="008ef72c"/>
    </style:style>
    <style:style style:name="P127" style:family="paragraph" style:parent-style-name="Standard">
      <style:text-properties officeooo:rsid="008f3c2b" officeooo:paragraph-rsid="008ef72c"/>
    </style:style>
    <style:style style:name="P128" style:family="paragraph" style:parent-style-name="Standard">
      <style:text-properties officeooo:rsid="008f3c2b" officeooo:paragraph-rsid="008f3c2b"/>
    </style:style>
    <style:style style:name="P129" style:family="paragraph" style:parent-style-name="Standard">
      <style:text-properties officeooo:rsid="0090aef7" officeooo:paragraph-rsid="0090aef7"/>
    </style:style>
    <style:style style:name="P130" style:family="paragraph" style:parent-style-name="Standard">
      <style:text-properties officeooo:rsid="009271af" officeooo:paragraph-rsid="009271af"/>
    </style:style>
    <style:style style:name="P131" style:family="paragraph" style:parent-style-name="Standard">
      <style:text-properties officeooo:rsid="0092b4b7" officeooo:paragraph-rsid="0092b4b7"/>
    </style:style>
    <style:style style:name="P132" style:family="paragraph" style:parent-style-name="Standard">
      <style:text-properties officeooo:rsid="0093d777" officeooo:paragraph-rsid="0093d777"/>
    </style:style>
    <style:style style:name="P133" style:family="paragraph" style:parent-style-name="Standard">
      <style:text-properties officeooo:paragraph-rsid="0093d777"/>
    </style:style>
    <style:style style:name="P134" style:family="paragraph" style:parent-style-name="Standard">
      <style:text-properties officeooo:rsid="0095a0e3" officeooo:paragraph-rsid="0095a0e3"/>
    </style:style>
    <style:style style:name="P135" style:family="paragraph" style:parent-style-name="Standard">
      <style:text-properties officeooo:rsid="00966545" officeooo:paragraph-rsid="00966545"/>
    </style:style>
    <style:style style:name="P136" style:family="paragraph" style:parent-style-name="Standard">
      <style:text-properties officeooo:rsid="00984f1b" officeooo:paragraph-rsid="00984f1b"/>
    </style:style>
    <style:style style:name="P137" style:family="paragraph" style:parent-style-name="Standard">
      <style:text-properties officeooo:rsid="009a1ad1" officeooo:paragraph-rsid="009a1ad1"/>
    </style:style>
    <style:style style:name="P138" style:family="paragraph" style:parent-style-name="Standard">
      <style:text-properties officeooo:rsid="009a358f" officeooo:paragraph-rsid="009a358f"/>
    </style:style>
    <style:style style:name="P139" style:family="paragraph" style:parent-style-name="Standard">
      <style:text-properties officeooo:rsid="009b7c8d" officeooo:paragraph-rsid="009b7c8d"/>
    </style:style>
    <style:style style:name="P140" style:family="paragraph" style:parent-style-name="Standard">
      <style:text-properties officeooo:rsid="009ce5b4" officeooo:paragraph-rsid="009ce5b4"/>
    </style:style>
    <style:style style:name="P141" style:family="paragraph" style:parent-style-name="Standard">
      <style:text-properties officeooo:rsid="009efd6a" officeooo:paragraph-rsid="009efd6a"/>
    </style:style>
    <style:style style:name="P142" style:family="paragraph" style:parent-style-name="Standard">
      <style:text-properties officeooo:rsid="00a0addd" officeooo:paragraph-rsid="00a0addd"/>
    </style:style>
    <style:style style:name="P143" style:family="paragraph" style:parent-style-name="Standard">
      <style:text-properties officeooo:rsid="00a2292b" officeooo:paragraph-rsid="00a2292b"/>
    </style:style>
    <style:style style:name="P144" style:family="paragraph" style:parent-style-name="Standard">
      <style:text-properties officeooo:rsid="00a23ee1" officeooo:paragraph-rsid="00a23ee1"/>
    </style:style>
    <style:style style:name="P145" style:family="paragraph" style:parent-style-name="Standard">
      <style:text-properties officeooo:rsid="00a38ed9" officeooo:paragraph-rsid="00a38ed9"/>
    </style:style>
    <style:style style:name="P146" style:family="paragraph" style:parent-style-name="Standard">
      <style:text-properties officeooo:rsid="00a5360f" officeooo:paragraph-rsid="00a5360f"/>
    </style:style>
    <style:style style:name="P147" style:family="paragraph" style:parent-style-name="Standard">
      <style:text-properties officeooo:rsid="00a5f800" officeooo:paragraph-rsid="00a5f800"/>
    </style:style>
    <style:style style:name="P148" style:family="paragraph" style:parent-style-name="Standard">
      <style:text-properties officeooo:rsid="00a72d24" officeooo:paragraph-rsid="00a72d24"/>
    </style:style>
    <style:style style:name="P149" style:family="paragraph" style:parent-style-name="Standard">
      <style:text-properties officeooo:rsid="00a86387" officeooo:paragraph-rsid="00a86387"/>
    </style:style>
    <style:style style:name="P150" style:family="paragraph" style:parent-style-name="Standard">
      <style:text-properties officeooo:rsid="00aa2160" officeooo:paragraph-rsid="00aa2160"/>
    </style:style>
    <style:style style:name="P151" style:family="paragraph" style:parent-style-name="Standard">
      <style:text-properties officeooo:rsid="00ab7478" officeooo:paragraph-rsid="00ab7478"/>
    </style:style>
    <style:style style:name="P152" style:family="paragraph" style:parent-style-name="Standard">
      <style:text-properties officeooo:rsid="00abc6f9" officeooo:paragraph-rsid="00abc6f9"/>
    </style:style>
    <style:style style:name="P153" style:family="paragraph" style:parent-style-name="Standard">
      <style:text-properties officeooo:rsid="00af2ef6" officeooo:paragraph-rsid="00af2ef6"/>
    </style:style>
    <style:style style:name="P154" style:family="paragraph" style:parent-style-name="Standard">
      <style:text-properties officeooo:rsid="00af9f85" officeooo:paragraph-rsid="00af9f85"/>
    </style:style>
    <style:style style:name="P155" style:family="paragraph" style:parent-style-name="Standard">
      <style:text-properties officeooo:rsid="00b19e94" officeooo:paragraph-rsid="00b19e94"/>
    </style:style>
    <style:style style:name="P156" style:family="paragraph" style:parent-style-name="Standard">
      <style:text-properties officeooo:rsid="00b31c5b" officeooo:paragraph-rsid="00b31c5b"/>
    </style:style>
    <style:style style:name="P157" style:family="paragraph" style:parent-style-name="Standard">
      <style:text-properties officeooo:rsid="00b427d7" officeooo:paragraph-rsid="00b427d7"/>
    </style:style>
    <style:style style:name="P158" style:family="paragraph" style:parent-style-name="Standard">
      <style:text-properties officeooo:rsid="00b5b25e" officeooo:paragraph-rsid="00b5b25e"/>
    </style:style>
    <style:style style:name="P159" style:family="paragraph" style:parent-style-name="Standard">
      <style:text-properties officeooo:rsid="00b6b030" officeooo:paragraph-rsid="00b6b030"/>
    </style:style>
    <style:style style:name="P160" style:family="paragraph" style:parent-style-name="Standard">
      <style:text-properties officeooo:rsid="00b6fb4e" officeooo:paragraph-rsid="00b6b030"/>
    </style:style>
    <style:style style:name="P161" style:family="paragraph" style:parent-style-name="Standard">
      <style:text-properties officeooo:rsid="00b6fb4e" officeooo:paragraph-rsid="00b6fb4e"/>
    </style:style>
    <style:style style:name="P162" style:family="paragraph" style:parent-style-name="Standard">
      <style:text-properties officeooo:rsid="00b7e2ca" officeooo:paragraph-rsid="00b6fb4e"/>
    </style:style>
    <style:style style:name="P163" style:family="paragraph" style:parent-style-name="Standard">
      <style:text-properties officeooo:rsid="00b7e2ca" officeooo:paragraph-rsid="00b7e2ca"/>
    </style:style>
    <style:style style:name="P164" style:family="paragraph" style:parent-style-name="Standard">
      <style:text-properties officeooo:rsid="00b8e132" officeooo:paragraph-rsid="00b8e132"/>
    </style:style>
    <style:style style:name="P165" style:family="paragraph" style:parent-style-name="Standard">
      <style:text-properties officeooo:rsid="00b8ee34" officeooo:paragraph-rsid="00b8ee34"/>
    </style:style>
    <style:style style:name="P166" style:family="paragraph" style:parent-style-name="Standard">
      <style:text-properties officeooo:rsid="00b91142" officeooo:paragraph-rsid="00b91142"/>
    </style:style>
    <style:style style:name="P167" style:family="paragraph" style:parent-style-name="Standard">
      <style:text-properties officeooo:rsid="00baa794" officeooo:paragraph-rsid="00baa794"/>
    </style:style>
    <style:style style:name="P168" style:family="paragraph" style:parent-style-name="Standard">
      <style:text-properties officeooo:rsid="00bbe087" officeooo:paragraph-rsid="00bbe087"/>
    </style:style>
    <style:style style:name="P169" style:family="paragraph" style:parent-style-name="Standard">
      <style:text-properties officeooo:rsid="00bdcb99" officeooo:paragraph-rsid="00bdcb99"/>
    </style:style>
    <style:style style:name="P170" style:family="paragraph" style:parent-style-name="Standard">
      <style:text-properties officeooo:rsid="00be5b36" officeooo:paragraph-rsid="00be5b36"/>
    </style:style>
    <style:style style:name="P171" style:family="paragraph" style:parent-style-name="Standard">
      <style:text-properties officeooo:rsid="00c0376a" officeooo:paragraph-rsid="00c0376a"/>
    </style:style>
    <style:style style:name="P172" style:family="paragraph" style:parent-style-name="Standard">
      <style:text-properties officeooo:rsid="00c1695d" officeooo:paragraph-rsid="00c1695d"/>
    </style:style>
    <style:style style:name="P173" style:family="paragraph" style:parent-style-name="Standard">
      <style:text-properties officeooo:rsid="00c25d4c" officeooo:paragraph-rsid="00c25d4c"/>
    </style:style>
    <style:style style:name="P174" style:family="paragraph" style:parent-style-name="Standard">
      <style:text-properties officeooo:rsid="00c3b901" officeooo:paragraph-rsid="00c3b901"/>
    </style:style>
    <style:style style:name="P175" style:family="paragraph" style:parent-style-name="Standard">
      <style:text-properties officeooo:rsid="00c49929" officeooo:paragraph-rsid="00c49929"/>
    </style:style>
    <style:style style:name="P176" style:family="paragraph" style:parent-style-name="Standard">
      <style:text-properties officeooo:rsid="00c5e6fa" officeooo:paragraph-rsid="00c49929"/>
    </style:style>
    <style:style style:name="P177" style:family="paragraph" style:parent-style-name="Standard">
      <style:text-properties officeooo:rsid="00c5e6fa" officeooo:paragraph-rsid="00c5e6fa"/>
    </style:style>
    <style:style style:name="P178" style:family="paragraph" style:parent-style-name="Standard">
      <style:text-properties officeooo:rsid="00c7b301" officeooo:paragraph-rsid="00c7b301"/>
    </style:style>
    <style:style style:name="P179" style:family="paragraph" style:parent-style-name="Standard">
      <style:text-properties officeooo:rsid="00c9518d" officeooo:paragraph-rsid="00c9518d"/>
    </style:style>
    <style:style style:name="P180" style:family="paragraph" style:parent-style-name="Standard">
      <style:text-properties officeooo:rsid="00c99bae" officeooo:paragraph-rsid="00c99bae"/>
    </style:style>
    <style:style style:name="P181" style:family="paragraph" style:parent-style-name="Standard">
      <style:text-properties officeooo:rsid="00ca14ff" officeooo:paragraph-rsid="00ca14ff"/>
    </style:style>
    <style:style style:name="P182" style:family="paragraph" style:parent-style-name="Standard">
      <style:text-properties officeooo:rsid="00cb1a7f" officeooo:paragraph-rsid="00cb1a7f"/>
    </style:style>
    <style:style style:name="P183" style:family="paragraph" style:parent-style-name="Standard">
      <style:text-properties officeooo:rsid="00ccedfc" officeooo:paragraph-rsid="00ccedfc"/>
    </style:style>
    <style:style style:name="P184" style:family="paragraph" style:parent-style-name="Standard">
      <style:text-properties officeooo:rsid="00d180b6" officeooo:paragraph-rsid="00d180b6"/>
    </style:style>
    <style:style style:name="P185" style:family="paragraph" style:parent-style-name="Standard">
      <style:text-properties officeooo:rsid="00d2a936" officeooo:paragraph-rsid="00d2a936"/>
    </style:style>
    <style:style style:name="P186" style:family="paragraph" style:parent-style-name="Standard">
      <style:text-properties officeooo:rsid="00d33e55" officeooo:paragraph-rsid="00d33e55"/>
    </style:style>
    <style:style style:name="P187" style:family="paragraph" style:parent-style-name="Standard">
      <style:text-properties officeooo:rsid="00d40170" officeooo:paragraph-rsid="00d40170"/>
    </style:style>
    <style:style style:name="P188" style:family="paragraph" style:parent-style-name="Standard">
      <style:text-properties officeooo:rsid="00d4f05d" officeooo:paragraph-rsid="00d4f05d"/>
    </style:style>
    <style:style style:name="P189" style:family="paragraph" style:parent-style-name="Standard">
      <style:text-properties officeooo:rsid="00d61f30" officeooo:paragraph-rsid="00d61f30"/>
    </style:style>
    <style:style style:name="P190" style:family="paragraph" style:parent-style-name="Standard">
      <style:text-properties officeooo:rsid="00d78e97" officeooo:paragraph-rsid="00d78e97"/>
    </style:style>
    <style:style style:name="P191" style:family="paragraph" style:parent-style-name="Standard">
      <style:text-properties officeooo:rsid="00d97f1f" officeooo:paragraph-rsid="00d97f1f"/>
    </style:style>
    <style:style style:name="P192" style:family="paragraph" style:parent-style-name="Standard">
      <style:text-properties officeooo:rsid="00dad50f" officeooo:paragraph-rsid="00dad50f"/>
    </style:style>
    <style:style style:name="P193" style:family="paragraph" style:parent-style-name="Standard">
      <style:text-properties officeooo:rsid="00dbe1fc" officeooo:paragraph-rsid="00dbe1fc"/>
    </style:style>
    <style:style style:name="P194" style:family="paragraph" style:parent-style-name="newyear">
      <style:text-properties officeooo:rsid="0027e3dd" officeooo:paragraph-rsid="0027e3dd"/>
    </style:style>
    <style:style style:name="P195" style:family="paragraph" style:parent-style-name="newyear">
      <style:text-properties officeooo:rsid="002a535a" officeooo:paragraph-rsid="002a535a"/>
    </style:style>
    <style:style style:name="P196" style:family="paragraph" style:parent-style-name="newyear">
      <style:text-properties officeooo:rsid="0033f5bb" officeooo:paragraph-rsid="0033f5bb"/>
    </style:style>
    <style:style style:name="P197" style:family="paragraph" style:parent-style-name="newyear">
      <style:text-properties officeooo:rsid="0031579e"/>
    </style:style>
    <style:style style:name="P198" style:family="paragraph" style:parent-style-name="newyear">
      <style:text-properties officeooo:rsid="003b750f" officeooo:paragraph-rsid="003b750f"/>
    </style:style>
    <style:style style:name="P199" style:family="paragraph" style:parent-style-name="newyear">
      <style:text-properties officeooo:rsid="0041599b" officeooo:paragraph-rsid="0041599b"/>
    </style:style>
    <style:style style:name="P200" style:family="paragraph" style:parent-style-name="newyear">
      <style:text-properties officeooo:rsid="00464aa5" officeooo:paragraph-rsid="00464aa5"/>
    </style:style>
    <style:style style:name="P201" style:family="paragraph" style:parent-style-name="newyear">
      <style:text-properties officeooo:rsid="004c78ba" officeooo:paragraph-rsid="004c78ba"/>
    </style:style>
    <style:style style:name="P202" style:family="paragraph" style:parent-style-name="newyear">
      <style:text-properties officeooo:paragraph-rsid="00528c64"/>
    </style:style>
    <style:style style:name="P203" style:family="paragraph" style:parent-style-name="newyear">
      <style:text-properties officeooo:rsid="005bfcd1" officeooo:paragraph-rsid="005bfcd1"/>
    </style:style>
    <style:style style:name="P204" style:family="paragraph" style:parent-style-name="newyear">
      <style:text-properties officeooo:rsid="005ec885" officeooo:paragraph-rsid="005ec885"/>
    </style:style>
    <style:style style:name="P205" style:family="paragraph" style:parent-style-name="newyear">
      <style:text-properties officeooo:rsid="00637c52" officeooo:paragraph-rsid="00637c52"/>
    </style:style>
    <style:style style:name="P206" style:family="paragraph" style:parent-style-name="newyear">
      <style:text-properties officeooo:rsid="00528c64" officeooo:paragraph-rsid="00528c64"/>
    </style:style>
    <style:style style:name="P207" style:family="paragraph" style:parent-style-name="newyear">
      <style:text-properties officeooo:rsid="006c822a" officeooo:paragraph-rsid="006c822a"/>
    </style:style>
    <style:style style:name="P208" style:family="paragraph" style:parent-style-name="newyear">
      <style:text-properties officeooo:rsid="0072591b" officeooo:paragraph-rsid="0072591b"/>
    </style:style>
    <style:style style:name="P209" style:family="paragraph" style:parent-style-name="newyear">
      <style:text-properties officeooo:rsid="007d5243" officeooo:paragraph-rsid="007d5243"/>
    </style:style>
    <style:style style:name="P210" style:family="paragraph" style:parent-style-name="newyear">
      <style:text-properties officeooo:rsid="0082af80" officeooo:paragraph-rsid="0082af80"/>
    </style:style>
    <style:style style:name="P211" style:family="paragraph" style:parent-style-name="newyear">
      <style:text-properties officeooo:rsid="00890b4e" officeooo:paragraph-rsid="00890b4e"/>
    </style:style>
    <style:style style:name="P212" style:family="paragraph" style:parent-style-name="newyear">
      <style:text-properties officeooo:rsid="008d09ba" officeooo:paragraph-rsid="008d09ba"/>
    </style:style>
    <style:style style:name="P213" style:family="paragraph" style:parent-style-name="newyear">
      <style:text-properties officeooo:rsid="008f3c2b" officeooo:paragraph-rsid="008f3c2b"/>
    </style:style>
    <style:style style:name="P214" style:family="paragraph" style:parent-style-name="newyear">
      <style:text-properties officeooo:rsid="0095a0e3" officeooo:paragraph-rsid="0095a0e3"/>
    </style:style>
    <style:style style:name="P215" style:family="paragraph" style:parent-style-name="newyear">
      <style:text-properties officeooo:rsid="00a2292b" officeooo:paragraph-rsid="00a2292b"/>
    </style:style>
    <style:style style:name="P216" style:family="paragraph" style:parent-style-name="newyear">
      <style:text-properties officeooo:rsid="00a5f800" officeooo:paragraph-rsid="00a5f800"/>
    </style:style>
    <style:style style:name="P217" style:family="paragraph" style:parent-style-name="newyear">
      <style:text-properties officeooo:rsid="00abc6f9" officeooo:paragraph-rsid="00abc6f9"/>
    </style:style>
    <style:style style:name="P218" style:family="paragraph" style:parent-style-name="newyear">
      <style:text-properties officeooo:rsid="00b427d7" officeooo:paragraph-rsid="00b427d7"/>
    </style:style>
    <style:style style:name="P219" style:family="paragraph" style:parent-style-name="newyear">
      <style:text-properties officeooo:rsid="00b8ee34" officeooo:paragraph-rsid="00b8ee34"/>
    </style:style>
    <style:style style:name="P220" style:family="paragraph" style:parent-style-name="newyear">
      <style:text-properties officeooo:rsid="00bdcb99" officeooo:paragraph-rsid="00bdcb99"/>
    </style:style>
    <style:style style:name="P221" style:family="paragraph" style:parent-style-name="newyear">
      <style:text-properties officeooo:rsid="00c25d4c" officeooo:paragraph-rsid="00c25d4c"/>
    </style:style>
    <style:style style:name="P222" style:family="paragraph" style:parent-style-name="newyear">
      <style:text-properties officeooo:rsid="00c5e6fa" officeooo:paragraph-rsid="00c5e6fa"/>
    </style:style>
    <style:style style:name="P223" style:family="paragraph" style:parent-style-name="newyear">
      <style:text-properties officeooo:rsid="00c99bae" officeooo:paragraph-rsid="00c99bae"/>
    </style:style>
    <style:style style:name="P224" style:family="paragraph" style:parent-style-name="newyear">
      <style:text-properties officeooo:rsid="00ccedfc" officeooo:paragraph-rsid="00ccedfc"/>
    </style:style>
    <style:style style:name="P225" style:family="paragraph" style:parent-style-name="newyear">
      <style:text-properties officeooo:rsid="00d61f30" officeooo:paragraph-rsid="00d61f30"/>
    </style:style>
    <style:style style:name="P226" style:family="paragraph" style:parent-style-name="newyear">
      <style:text-properties officeooo:rsid="00d97f1f" officeooo:paragraph-rsid="00d97f1f"/>
    </style:style>
    <style:style style:name="P227" style:family="paragraph" style:parent-style-name="Standard">
      <style:text-properties officeooo:rsid="00dbe1fc" officeooo:paragraph-rsid="00dbe1fc"/>
    </style:style>
    <style:style style:name="P228" style:family="paragraph" style:parent-style-name="Standard">
      <style:text-properties officeooo:rsid="00df7836" officeooo:paragraph-rsid="00df7836"/>
    </style:style>
    <style:style style:name="P229" style:family="paragraph" style:parent-style-name="Standard">
      <style:text-properties officeooo:rsid="00e02185" officeooo:paragraph-rsid="00e02185"/>
    </style:style>
    <style:style style:name="P230" style:family="paragraph" style:parent-style-name="Standard">
      <style:text-properties officeooo:rsid="00e0741e" officeooo:paragraph-rsid="00e0741e"/>
    </style:style>
    <style:style style:name="P231" style:family="paragraph" style:parent-style-name="Standard">
      <style:text-properties officeooo:rsid="00e1714b" officeooo:paragraph-rsid="00e1714b"/>
    </style:style>
    <style:style style:name="P232" style:family="paragraph" style:parent-style-name="Standard">
      <style:text-properties officeooo:rsid="00e3481f" officeooo:paragraph-rsid="00e3481f"/>
    </style:style>
    <style:style style:name="P233" style:family="paragraph" style:parent-style-name="Standard">
      <style:text-properties officeooo:rsid="00e3c964" officeooo:paragraph-rsid="00e3c964"/>
    </style:style>
    <style:style style:name="P234" style:family="paragraph" style:parent-style-name="Standard">
      <style:text-properties officeooo:rsid="00e56e09" officeooo:paragraph-rsid="00e56e09"/>
    </style:style>
    <style:style style:name="P235" style:family="paragraph" style:parent-style-name="Standard">
      <style:text-properties officeooo:rsid="00e76de6" officeooo:paragraph-rsid="00e76de6"/>
    </style:style>
    <style:style style:name="P236" style:family="paragraph" style:parent-style-name="Standard">
      <style:text-properties officeooo:rsid="00e9259e" officeooo:paragraph-rsid="00e9259e"/>
    </style:style>
    <style:style style:name="P237" style:family="paragraph" style:parent-style-name="Standard">
      <style:text-properties officeooo:rsid="00e935fe" officeooo:paragraph-rsid="00e935fe"/>
    </style:style>
    <style:style style:name="P238" style:family="paragraph" style:parent-style-name="Standard">
      <style:text-properties officeooo:rsid="00e938bf" officeooo:paragraph-rsid="00e938bf"/>
    </style:style>
    <style:style style:name="P239" style:family="paragraph" style:parent-style-name="Standard">
      <style:text-properties officeooo:rsid="00eacf0b" officeooo:paragraph-rsid="00eacf0b"/>
    </style:style>
    <style:style style:name="P240" style:family="paragraph" style:parent-style-name="Standard">
      <style:text-properties officeooo:rsid="00ebe465" officeooo:paragraph-rsid="00ebe465"/>
    </style:style>
    <style:style style:name="P241" style:family="paragraph" style:parent-style-name="Standard">
      <style:text-properties officeooo:rsid="00ebefbc" officeooo:paragraph-rsid="00ebefbc"/>
    </style:style>
    <style:style style:name="P242" style:family="paragraph" style:parent-style-name="Standard">
      <style:text-properties officeooo:rsid="00ec5b3a" officeooo:paragraph-rsid="00ec5b3a"/>
    </style:style>
    <style:style style:name="P243" style:family="paragraph" style:parent-style-name="Standard">
      <style:text-properties officeooo:rsid="00ee1b86" officeooo:paragraph-rsid="00ee1b86"/>
    </style:style>
    <style:style style:name="P244" style:family="paragraph" style:parent-style-name="Standard">
      <style:text-properties officeooo:rsid="00efa246" officeooo:paragraph-rsid="00efa246"/>
    </style:style>
    <style:style style:name="P245" style:family="paragraph" style:parent-style-name="Standard">
      <style:text-properties officeooo:rsid="00f04ba9" officeooo:paragraph-rsid="00f04ba9"/>
    </style:style>
    <style:style style:name="P246" style:family="paragraph" style:parent-style-name="Standard">
      <style:text-properties officeooo:rsid="00f0d5e3" officeooo:paragraph-rsid="00f0d5e3"/>
    </style:style>
    <style:style style:name="P247" style:family="paragraph" style:parent-style-name="Standard">
      <style:text-properties officeooo:rsid="00f1a7f7" officeooo:paragraph-rsid="00f1a7f7"/>
    </style:style>
    <style:style style:name="P248" style:family="paragraph" style:parent-style-name="Standard">
      <style:text-properties officeooo:rsid="00f369c3" officeooo:paragraph-rsid="00f369c3"/>
    </style:style>
    <style:style style:name="P249" style:family="paragraph" style:parent-style-name="Standard">
      <style:text-properties officeooo:rsid="00f563cd" officeooo:paragraph-rsid="00f563cd"/>
    </style:style>
    <style:style style:name="P250" style:family="paragraph" style:parent-style-name="Standard">
      <style:text-properties officeooo:rsid="00f704e8" officeooo:paragraph-rsid="00f704e8"/>
    </style:style>
    <style:style style:name="P251" style:family="paragraph" style:parent-style-name="Standard">
      <style:text-properties officeooo:rsid="00f75993" officeooo:paragraph-rsid="00f75993"/>
    </style:style>
    <style:style style:name="P252" style:family="paragraph" style:parent-style-name="Standard">
      <style:text-properties officeooo:rsid="00f8f105" officeooo:paragraph-rsid="00f8f105"/>
    </style:style>
    <style:style style:name="P253" style:family="paragraph" style:parent-style-name="Standard">
      <style:text-properties officeooo:rsid="00f955a9" officeooo:paragraph-rsid="00f955a9"/>
    </style:style>
    <style:style style:name="P254" style:family="paragraph" style:parent-style-name="Standard">
      <style:text-properties officeooo:rsid="00f9e940" officeooo:paragraph-rsid="00f9e940"/>
    </style:style>
    <style:style style:name="P255" style:family="paragraph" style:parent-style-name="Standard">
      <style:text-properties officeooo:rsid="00fba732" officeooo:paragraph-rsid="00fba732"/>
    </style:style>
    <style:style style:name="P256" style:family="paragraph" style:parent-style-name="Standard">
      <style:text-properties officeooo:rsid="00fd322f" officeooo:paragraph-rsid="00fd322f"/>
    </style:style>
    <style:style style:name="P257" style:family="paragraph" style:parent-style-name="Standard">
      <style:text-properties officeooo:rsid="00fde31d" officeooo:paragraph-rsid="00fde31d"/>
    </style:style>
    <style:style style:name="P258" style:family="paragraph" style:parent-style-name="Standard">
      <style:text-properties officeooo:rsid="00ffbe5f" officeooo:paragraph-rsid="00ffbe5f"/>
    </style:style>
    <style:style style:name="P259" style:family="paragraph" style:parent-style-name="Standard">
      <style:text-properties officeooo:rsid="01011a55" officeooo:paragraph-rsid="01011a55"/>
    </style:style>
    <style:style style:name="P260" style:family="paragraph" style:parent-style-name="Standard">
      <style:text-properties officeooo:rsid="0101c176" officeooo:paragraph-rsid="0101c176"/>
    </style:style>
    <style:style style:name="P261" style:family="paragraph" style:parent-style-name="Standard">
      <style:text-properties officeooo:rsid="01034acf" officeooo:paragraph-rsid="01034acf"/>
    </style:style>
    <style:style style:name="P262" style:family="paragraph" style:parent-style-name="Standard">
      <style:text-properties officeooo:rsid="0103dcc2" officeooo:paragraph-rsid="0103dcc2"/>
    </style:style>
    <style:style style:name="P263" style:family="paragraph" style:parent-style-name="Standard">
      <style:text-properties officeooo:rsid="0104c8a9" officeooo:paragraph-rsid="0104c8a9"/>
    </style:style>
    <style:style style:name="P264" style:family="paragraph" style:parent-style-name="Standard">
      <style:text-properties officeooo:rsid="01061f87" officeooo:paragraph-rsid="01061f87"/>
    </style:style>
    <style:style style:name="P265" style:family="paragraph" style:parent-style-name="Standard">
      <style:text-properties officeooo:rsid="01071392" officeooo:paragraph-rsid="01071392"/>
    </style:style>
    <style:style style:name="P266" style:family="paragraph" style:parent-style-name="Standard">
      <style:text-properties fo:color="#c9211e" officeooo:rsid="01071392" officeooo:paragraph-rsid="01071392"/>
    </style:style>
    <style:style style:name="P267" style:family="paragraph" style:parent-style-name="newyear">
      <style:text-properties officeooo:rsid="00e0741e" officeooo:paragraph-rsid="00e0741e"/>
    </style:style>
    <style:style style:name="P268" style:family="paragraph" style:parent-style-name="newyear">
      <style:text-properties officeooo:rsid="00e3c964" officeooo:paragraph-rsid="00e3c964"/>
    </style:style>
    <style:style style:name="P269" style:family="paragraph" style:parent-style-name="newyear">
      <style:text-properties officeooo:rsid="00e935fe" officeooo:paragraph-rsid="00e935fe"/>
    </style:style>
    <style:style style:name="P270" style:family="paragraph" style:parent-style-name="newyear">
      <style:text-properties officeooo:rsid="00eacf0b" officeooo:paragraph-rsid="00eacf0b"/>
    </style:style>
    <style:style style:name="P271" style:family="paragraph" style:parent-style-name="newyear">
      <style:text-properties officeooo:rsid="00ec5b3a" officeooo:paragraph-rsid="00ec5b3a"/>
    </style:style>
    <style:style style:name="P272" style:family="paragraph" style:parent-style-name="newyear">
      <style:text-properties officeooo:rsid="00efa246" officeooo:paragraph-rsid="00efa246"/>
    </style:style>
    <style:style style:name="P273" style:family="paragraph" style:parent-style-name="newyear">
      <style:text-properties officeooo:rsid="00f563cd" officeooo:paragraph-rsid="00f563cd"/>
    </style:style>
    <style:style style:name="P274" style:family="paragraph" style:parent-style-name="newyear">
      <style:text-properties officeooo:rsid="00f955a9" officeooo:paragraph-rsid="00f955a9"/>
    </style:style>
    <style:style style:name="P275" style:family="paragraph" style:parent-style-name="newyear">
      <style:text-properties officeooo:rsid="00fde31d" officeooo:paragraph-rsid="00fde31d"/>
    </style:style>
    <style:style style:name="P276" style:family="paragraph" style:parent-style-name="newyear">
      <style:text-properties officeooo:rsid="01034acf" officeooo:paragraph-rsid="01034acf"/>
    </style:style>
    <style:style style:name="P277" style:family="paragraph" style:parent-style-name="newyear">
      <style:text-properties officeooo:rsid="0104c8a9" officeooo:paragraph-rsid="0104c8a9"/>
    </style:style>
    <style:style style:name="T1" style:family="text">
      <style:text-properties officeooo:rsid="001f9bb4"/>
    </style:style>
    <style:style style:name="T2" style:family="text">
      <style:text-properties officeooo:rsid="00223dbb"/>
    </style:style>
    <style:style style:name="T3" style:family="text">
      <style:text-properties officeooo:rsid="002580bf"/>
    </style:style>
    <style:style style:name="T4" style:family="text">
      <style:text-properties officeooo:rsid="0031a0a5"/>
    </style:style>
    <style:style style:name="T5" style:family="text">
      <style:text-properties officeooo:rsid="00326b64"/>
    </style:style>
    <style:style style:name="T6" style:family="text">
      <style:text-properties style:text-position="super 58%"/>
    </style:style>
    <style:style style:name="T7" style:family="text">
      <style:text-properties officeooo:rsid="0038d6ff"/>
    </style:style>
    <style:style style:name="T8" style:family="text">
      <style:text-properties officeooo:rsid="00390a39"/>
    </style:style>
    <style:style style:name="T9" style:family="text">
      <style:text-properties officeooo:rsid="003a7563"/>
    </style:style>
    <style:style style:name="T10" style:family="text">
      <style:text-properties officeooo:rsid="003b750f"/>
    </style:style>
    <style:style style:name="T11" style:family="text">
      <style:text-properties officeooo:rsid="003bc819"/>
    </style:style>
    <style:style style:name="T12" style:family="text">
      <style:text-properties officeooo:rsid="003c5fc4"/>
    </style:style>
    <style:style style:name="T13" style:family="text">
      <style:text-properties officeooo:rsid="00457d89"/>
    </style:style>
    <style:style style:name="T14" style:family="text">
      <style:text-properties officeooo:rsid="00487b9a"/>
    </style:style>
    <style:style style:name="T15" style:family="text">
      <style:text-properties officeooo:rsid="00491cd5"/>
    </style:style>
    <style:style style:name="T16" style:family="text">
      <style:text-properties officeooo:rsid="0049e5b5"/>
    </style:style>
    <style:style style:name="T17" style:family="text">
      <style:text-properties officeooo:rsid="004f9afe"/>
    </style:style>
    <style:style style:name="T18" style:family="text">
      <style:text-properties officeooo:rsid="00528c64"/>
    </style:style>
    <style:style style:name="T19" style:family="text">
      <style:text-properties officeooo:rsid="0053e685"/>
    </style:style>
    <style:style style:name="T20" style:family="text">
      <style:text-properties officeooo:rsid="0054e2f6"/>
    </style:style>
    <style:style style:name="T21" style:family="text">
      <style:text-properties officeooo:rsid="0055dd1c"/>
    </style:style>
    <style:style style:name="T22" style:family="text">
      <style:text-properties officeooo:rsid="0059a42c"/>
    </style:style>
    <style:style style:name="T23" style:family="text">
      <style:text-properties officeooo:rsid="005c545f"/>
    </style:style>
    <style:style style:name="T24" style:family="text">
      <style:text-properties officeooo:rsid="005d8945"/>
    </style:style>
    <style:style style:name="T25" style:family="text">
      <style:text-properties officeooo:rsid="005ec885"/>
    </style:style>
    <style:style style:name="T26" style:family="text">
      <style:text-properties officeooo:rsid="0061bedb"/>
    </style:style>
    <style:style style:name="T27" style:family="text">
      <style:text-properties officeooo:rsid="0064e274"/>
    </style:style>
    <style:style style:name="T28" style:family="text">
      <style:text-properties officeooo:rsid="006633e5"/>
    </style:style>
    <style:style style:name="T29" style:family="text">
      <style:text-properties officeooo:rsid="00686bf7"/>
    </style:style>
    <style:style style:name="T30" style:family="text">
      <style:text-properties officeooo:rsid="00696df4"/>
    </style:style>
    <style:style style:name="T31" style:family="text">
      <style:text-properties officeooo:rsid="006b5241"/>
    </style:style>
    <style:style style:name="T32" style:family="text">
      <style:text-properties officeooo:rsid="006c822a"/>
    </style:style>
    <style:style style:name="T33" style:family="text">
      <style:text-properties officeooo:rsid="006dabfa"/>
    </style:style>
    <style:style style:name="T34" style:family="text">
      <style:text-properties officeooo:rsid="006ee2cb"/>
    </style:style>
    <style:style style:name="T35" style:family="text">
      <style:text-properties officeooo:rsid="006f9836"/>
    </style:style>
    <style:style style:name="T36" style:family="text">
      <style:text-properties officeooo:rsid="00704dfe"/>
    </style:style>
    <style:style style:name="T37" style:family="text">
      <style:text-properties officeooo:rsid="0071b797"/>
    </style:style>
    <style:style style:name="T38" style:family="text">
      <style:text-properties officeooo:rsid="0074a647"/>
    </style:style>
    <style:style style:name="T39" style:family="text">
      <style:text-properties officeooo:rsid="00793bef"/>
    </style:style>
    <style:style style:name="T40" style:family="text">
      <style:text-properties officeooo:rsid="007eda1f"/>
    </style:style>
    <style:style style:name="T41" style:family="text">
      <style:text-properties officeooo:rsid="00828201"/>
    </style:style>
    <style:style style:name="T42" style:family="text">
      <style:text-properties officeooo:rsid="0082af80"/>
    </style:style>
    <style:style style:name="T43" style:family="text">
      <style:text-properties officeooo:rsid="0082b6de"/>
    </style:style>
    <style:style style:name="T44" style:family="text">
      <style:text-properties officeooo:rsid="0083de7a"/>
    </style:style>
    <style:style style:name="T45" style:family="text">
      <style:text-properties officeooo:rsid="00844fd1"/>
    </style:style>
    <style:style style:name="T46" style:family="text">
      <style:text-properties officeooo:rsid="00890b4e"/>
    </style:style>
    <style:style style:name="T47" style:family="text">
      <style:text-properties officeooo:rsid="008bebb2"/>
    </style:style>
    <style:style style:name="T48" style:family="text">
      <style:text-properties officeooo:rsid="009271af"/>
    </style:style>
    <style:style style:name="T49" style:family="text">
      <style:text-properties officeooo:rsid="0093d777"/>
    </style:style>
    <style:style style:name="T50" style:family="text">
      <style:text-properties officeooo:rsid="00966545"/>
    </style:style>
    <style:style style:name="T51" style:family="text">
      <style:text-properties officeooo:rsid="009a358f"/>
    </style:style>
    <style:style style:name="T52" style:family="text">
      <style:text-properties officeooo:rsid="009b7c8d"/>
    </style:style>
    <style:style style:name="T53" style:family="text">
      <style:text-properties officeooo:rsid="009efd6a"/>
    </style:style>
    <style:style style:name="T54" style:family="text">
      <style:text-properties officeooo:rsid="009f1b7b"/>
    </style:style>
    <style:style style:name="T55" style:family="text">
      <style:text-properties officeooo:rsid="00a5360f"/>
    </style:style>
    <style:style style:name="T56" style:family="text">
      <style:text-properties officeooo:rsid="00a86387"/>
    </style:style>
    <style:style style:name="T57" style:family="text">
      <style:text-properties officeooo:rsid="00b19e94"/>
    </style:style>
    <style:style style:name="T58" style:family="text">
      <style:text-properties officeooo:rsid="00b427d7"/>
    </style:style>
    <style:style style:name="T59" style:family="text">
      <style:text-properties officeooo:rsid="00b5b25e"/>
    </style:style>
    <style:style style:name="T60" style:family="text">
      <style:text-properties officeooo:rsid="00b8e132"/>
    </style:style>
    <style:style style:name="T61" style:family="text">
      <style:text-properties officeooo:rsid="00c0376a"/>
    </style:style>
    <style:style style:name="T62" style:family="text">
      <style:text-properties officeooo:rsid="00c3b901"/>
    </style:style>
    <style:style style:name="T63" style:family="text">
      <style:text-properties officeooo:rsid="00d2a936"/>
    </style:style>
    <style:style style:name="T64" style:family="text">
      <style:text-properties officeooo:rsid="00d97f1f"/>
    </style:style>
    <style:style style:name="T65" style:family="text">
      <style:text-properties officeooo:rsid="00dad50f"/>
    </style:style>
    <style:style style:name="T66" style:family="text">
      <style:text-properties officeooo:rsid="00e02185"/>
    </style:style>
    <style:style style:name="T67" style:family="text">
      <style:text-properties officeooo:rsid="00e1714b"/>
    </style:style>
    <style:style style:name="T68" style:family="text">
      <style:text-properties officeooo:rsid="00e3c964"/>
    </style:style>
    <style:style style:name="T69" style:family="text">
      <style:text-properties officeooo:rsid="00e9259e"/>
    </style:style>
    <style:style style:name="T70" style:family="text">
      <style:text-properties officeooo:rsid="00e935fe"/>
    </style:style>
    <style:style style:name="T71" style:family="text">
      <style:text-properties officeooo:rsid="00ef3a4a"/>
    </style:style>
    <style:style style:name="T72" style:family="text">
      <style:text-properties officeooo:rsid="00f0d5e3"/>
    </style:style>
    <style:style style:name="T73" style:family="text">
      <style:text-properties officeooo:rsid="00f955a9"/>
    </style:style>
    <style:style style:name="T74" style:family="text">
      <style:text-properties officeooo:rsid="00f9e940"/>
    </style:style>
    <style:style style:name="T75" style:family="text">
      <style:text-properties officeooo:rsid="00ffbe5f"/>
    </style:style>
    <style:style style:name="T76" style:family="text">
      <style:text-properties officeooo:rsid="010739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ux Alexandros of Cibyrrha</text:p>
      <text:p text:style-name="P2"/>
      <text:p text:style-name="P3">952</text:p>
      <text:p text:style-name="P3"/>
      <text:p text:style-name="P4">5 October</text:p>
      <text:p text:style-name="P4"/>
      <text:p text:style-name="P4">“The bishop told me father has died. I feel terrible but I saw it coming. He hadnt been himself <text:span text:style-name="T18">for</text:span> months. I miss him sorely and wiil always cherish our time together. I asked if maybe we could bring my mom back. I miss her terribly as well. He seemed to think that could be arranged.”</text:p>
      <text:p text:style-name="P4"/>
      <text:p text:style-name="P4">29 October</text:p>
      <text:p text:style-name="P4"/>
      <text:p text:style-name="P4">The people of Amalfi and Capua have capitulated to the demands of Empress Helene. A white peace has been agreed upon and Roman flags wave again from the towers of Capua on the western shores of Italy.</text:p>
      <text:p text:style-name="P4"/>
      <text:p text:style-name="P4">3 November</text:p>
      <text:p text:style-name="P4"/>
      <text:p text:style-name="P4">“My mother, <text:span text:style-name="T1">Adelaida, has returned on the promise she will not plot against any of my cousins (and under the extreme suspicioun of the court. I know they only allowed her to return because they can see how much I am hurting) I am happy to see her and she seems happy to be back home. I did not ask her where she had been or what she had been doing and she seemed relieved that I did not ask aloud as well.”</text:span></text:p>
      <text:p text:style-name="P4"/>
      <text:p text:style-name="P5">4 December</text:p>
      <text:p text:style-name="P5"/>
      <text:p text:style-name="P5">With the defeat of the Italian rebels an era of peace washes over the Empire and glory reaches all of her people. In Constantinople the proud soldiers prepare for a war against Bulgaria, the first in 30 years, to take lands to the north of our holy city lost in the conquests of Tsar Simeon which threatened the holy city itself. Our soldiers of Rome are veterans now of many wars and in a positon of strength over Bulgaria, we can only hope they prevail.</text:p>
      <text:p text:style-name="P5"/>
      <text:p text:style-name="P1"/>
      <text:p text:style-name="P2"/>
      <text:p text:style-name="newyear">953</text:p>
      <text:p text:style-name="newyear"/>
      <text:p text:style-name="P6">3 January</text:p>
      <text:p text:style-name="P6"/>
      <text:p text:style-name="P6">Roman soldiers have laid siege to the city Sestos <text:span text:style-name="T2">just north of Constantinople seemingly taking the Bulgarians quite by surprise. To the west Bulgarian positions have also been attacked in Epirus.</text:span></text:p>
      <text:p text:style-name="P6"/>
      <text:p text:style-name="P7">5 January</text:p>
      <text:p text:style-name="P7"><text:line-break/>The Tsar of Bulgaria, Peter, is said to have passed away due to poor health leaving the empire to his son Boris. This transfer of power could help explain Bulgaria’s position of weakness and the ease at which our soldiers are so far winning the war without any serious showing of Bulgarain strength.</text:p>
      <text:p text:style-name="P7"/>
      <text:p text:style-name="P8"><text:soft-page-break/>12 May </text:p>
      <text:p text:style-name="P8"/>
      <text:p text:style-name="P8">“If there is anything I have learned since the death of my father it is that people are easily manipulated. My mother, once an enemy of the state, was oh so easilly brought back by feigning depression. I will be sure to use this discovery to my advantage.”</text:p>
      <text:p text:style-name="P8"/>
      <text:p text:style-name="P8">14 May</text:p>
      <text:p text:style-name="P8"/>
      <text:p text:style-name="P8">The Empress <text:span text:style-name="T3">Helene has sent her regards and blessings over my stewardship over the Theme of Cibyrrha saying that my family has long been great supporters of the empire.</text:span></text:p>
      <text:p text:style-name="P8"/>
      <text:p text:style-name="P9">22 October</text:p>
      <text:p text:style-name="P9"/>
      <text:p text:style-name="P9">Empress Helene has announced an embargo on the baltic merchant republic Ragusa in an attempt to regain supremacy over the lower Adriatic sea.</text:p>
      <text:p text:style-name="P10"/>
      <text:p text:style-name="P11">8 December</text:p>
      <text:p text:style-name="P11"/>
      <text:p text:style-name="P11">Doux Charles-Constantin of Thrace has become a vocal oppenent of Empress Helene often claiming he would be a stronger ruler and that his soldiers alone are responsible for the gains agianst Bulgaria, or at least disproportionatly responsible compared to soldiers from elsewhere in the empire.</text:p>
      <text:p text:style-name="P11"/>
      <text:p text:style-name="P194">954</text:p>
      <text:p text:style-name="P194"/>
      <text:p text:style-name="P12">3 July</text:p>
      <text:p text:style-name="P12"/>
      <text:p text:style-name="P12">Roman soldiers have laid siege to the castle of Tsar Boris himself in Tyrnovo. A true reversal from the Bulgarian assault 35 years ago.</text:p>
      <text:p text:style-name="P12"/>
      <text:p text:style-name="P12">10 July</text:p>
      <text:p text:style-name="P12"/>
      <text:p text:style-name="P12">The siege of Tyrnovo seems to have been ordered and is now conducted by Charles-Constantin himself as a show of power in the face of Helene. I hope the power does not go to his head our empire cannot survive constant civil war.</text:p>
      <text:p text:style-name="P12"/>
      <text:p text:style-name="P13">8 October</text:p>
      <text:p text:style-name="P13"/>
      <text:p text:style-name="P13">The Bulgarian Empire is severally cripled! To the east soldiers of Thrace have all but starved the Emperor Boris in his castle, he is unlikely to last the winter. In the south Greek men have pushed Bulgarians far from their old borders and now Serbia, a new ally to our empire, has taken the Bulgarian city of Belgrade on the Danube.</text:p>
      <text:p text:style-name="P13"/>
      <text:p text:style-name="P13">24 October</text:p>
      <text:p text:style-name="P13"/>
      <text:p text:style-name="P13">An outbreak of Typhoid fever has been reported in Egypt.</text:p>
      <text:p text:style-name="P13"/>
      <text:p text:style-name="P13">13 December</text:p>
      <text:p text:style-name="P13"/>
      <text:p text:style-name="P13"><text:soft-page-break/>A Roman fleet has been destroyed in the Adriatic by the Ragusan navy. Ragusa has begun sinking ships that do not fly their flag and has angered other merchant republics in the area. As a result Venice has pledged to support Roman efforts to enforce a Ragusan embargo.</text:p>
      <text:p text:style-name="P13"/>
      <text:p text:style-name="P14">31 December</text:p>
      <text:p text:style-name="P14"/>
      <text:p text:style-name="P14">A Ragusan army has laid siege to the Roman port city of Dyrrachion on the eastern shores of the Adriatic. In better news Doux Charles-Constantin has affirmed that the territorial gains made in Bulgaria will be the possesion of the empire and he will continue to recognize the sovereignty of Empress Helene thankfully putting to bed worries of a new civil war.</text:p>
      <text:p text:style-name="P14"/>
      <text:p text:style-name="P195">955</text:p>
      <text:p text:style-name="P195"/>
      <text:p text:style-name="P14">25 February</text:p>
      <text:p text:style-name="P14"/>
      <text:p text:style-name="P14">The Tsar Boris of Bulgaria has escaped the siege of Tyrnovo and is now presumed to be in the norther<text:span text:style-name="T7">n </text:span>reaches of Bulgaria. Charles-Constantin has sent scouts to find his position and persuade him to sign an agreement of peace with the Roman Empire conceding modest territorial gains in Thrace. Our war in the west against Ragusa is not going so well and they have no effectively shut down Roman trade in the Adriatic.</text:p>
      <text:p text:style-name="P14"/>
      <text:p text:style-name="P15">8 April</text:p>
      <text:p text:style-name="P15"/>
      <text:p text:style-name="P15">Roman soldiers in the east have begun assaulting muslim positions in the Armenian foothills marching into the lands of Kaysites. In the west the castle of Tyrnovo has surrendered but with the Tsar no where to be found our soldiers have set out north in search of the despot to secure his agreement to a period of peace.</text:p>
      <text:p text:style-name="P15"/>
      <text:p text:style-name="P15">10 May</text:p>
      <text:p text:style-name="P15"/>
      <text:p text:style-name="P15">Tsar Boris has agreed to cede the lands of Thrake to the empire in exchange for a cease fire. In Dyrrachion a Roman army led by King-Consort Pantherios has broken the siege hopefully signaling a turning point in our war against the merchant republic.</text:p>
      <text:p text:style-name="P15"/>
      <text:p text:style-name="P15">22 May</text:p>
      <text:p text:style-name="P15"/>
      <text:p text:style-name="P15">A number of mercenaries captured in the battle of Dyrrachion were found to be Sardinian natives. They have been imprisoned and denied their appeals to return home.</text:p>
      <text:p text:style-name="P15"/>
      <text:p text:style-name="P16">21 June</text:p>
      <text:p text:style-name="P16"/>
      <text:p text:style-name="P16">The Bulgarian army has managed to wrest control of Belgrad back from Serbia.</text:p>
      <text:p text:style-name="P16"/>
      <text:p text:style-name="P17">15 August</text:p>
      <text:p text:style-name="P17"/>
      <text:p text:style-name="P17">The army of Pantherios has arrived in the Ragusan seat of power, Kyrikon, and laid siege. If our embargo cannot be enforced from the seas Pantherios will ensure that no ships are able to leave port.</text:p>
      <text:p text:style-name="P18"/>
      <text:p text:style-name="P18"><text:soft-page-break/>5 October</text:p>
      <text:p text:style-name="P18"/>
      <text:p text:style-name="P18">My mother is leaving to marry the King of Armenia. I am happy for her but still sad to see her go. I am glad we got to spend these last few years together as I know that we may never see eachother again. I told her that if she doesnt love being a queen she can always come back here, come back home. She cried and I did too.</text:p>
      <text:p text:style-name="P18"/>
      <text:p text:style-name="P197">956</text:p>
      <text:p text:style-name="newyear"/>
      <text:p text:style-name="P19">5 January</text:p>
      <text:p text:style-name="P19"/>
      <text:p text:style-name="P19">The people of Ragusa have yielded to our demands and will no longer sink our ships. The Roman navy is en route to begin the embargo.</text:p>
      <text:p text:style-name="P19"/>
      <text:p text:style-name="P19">23 January</text:p>
      <text:p text:style-name="P19"/>
      <text:p text:style-name="P19">At the suggestion of my regent I will go and spend a month with my mother to ensure she is settling in well in her new <text:span text:style-name="T4">life as well as to make an iportant connection with a King in the east. An alliance that may serve me well in the near future.</text:span></text:p>
      <text:p text:style-name="P19"/>
      <text:p text:style-name="P20">1 May</text:p>
      <text:p text:style-name="P20"/>
      <text:p text:style-name="P20">Imperial soldiers have begun <text:span text:style-name="T5">an assault on Italian positions around the city of Capua indirectly attacking garrisons loyal to the Kingdom of Italy. This has the potential to explode into grand East vs West conflict.</text:span></text:p>
      <text:p text:style-name="P20"/>
      <text:p text:style-name="P21">15 May</text:p>
      <text:p text:style-name="P21"/>
      <text:p text:style-name="P21">Arriving in Armenia I have learned my mother birthed a bastard brother of mine by an Italian merchant sailor. She has promised me that he will not trouble me or my theme. Another body to keep watch on. She tried to convince me that by coming to Armenia it would help to keep me safe and I do agree <text:s/>with her in this regard. The King of Armenia is a senile old man and does not seem to have noticed my mother’s pregnancy or birth. All the better.</text:p>
      <text:p text:style-name="P21"/>
      <text:p text:style-name="P21">5 August</text:p>
      <text:p text:style-name="P21"/>
      <text:p text:style-name="P21">The Kaysites have been subjugated completely to Roman rule! This has eliminated the Muslims from eastern Anatolia!</text:p>
      <text:p text:style-name="P21"/>
      <text:p text:style-name="P22">17 October</text:p>
      <text:p text:style-name="P22"/>
      <text:p text:style-name="P22">Returning home I am glad to be back in the land of my birth. My mother is well in Armenia and I have learned much from my stay in the court of the King. Already I have begun making small changes to the behavior of my court so that our manners and majesty reflect better that of the foreign king. Changes for the better I think.</text:p>
      <text:p text:style-name="P22"/>
      <text:p text:style-name="P196">957</text:p>
      <text:p text:style-name="P196"/>
      <text:p text:style-name="P22"><text:soft-page-break/>28 March</text:p>
      <text:p text:style-name="P22"/>
      <text:p text:style-name="P22">Roman soldiers are victorious in the province of Gaeta having secured the entire coast of Capua and the Italian city Gaeta as well. The Pope of Roma has agreed not to press Italian claims against our newly claimed lands and the Roman Empire of the East has emerged victorious in this skirmish.</text:p>
      <text:p text:style-name="P22"/>
      <text:p text:style-name="P23">13 April</text:p>
      <text:p text:style-name="P23"/>
      <text:p text:style-name="P23">Belgrad has once again fallen to Serbian soldiers.</text:p>
      <text:p text:style-name="P23"/>
      <text:p text:style-name="P23">27 April</text:p>
      <text:p text:style-name="P26"/>
      <text:p text:style-name="P23">My 16<text:span text:style-name="T6">th</text:span> birthday Bishop Makarios has agreed to relinquish the regency and confer upon me full imperial responsibility over the Theme of Cibyrrha. I swore an other before him and God and swore to do my best to preserve, protect, and defend the imperial throne in Constantinople. I have high hopes for my reign and hope to leave the lands of my father stronger at the end of my life than at the beginning. I have sent for my wife, Helene of Kyzikos, to join me at once so we may seal our nuptial arrangements before God (and hopefully consumate the marriage as well)</text:p>
      <text:p text:style-name="P23"/>
      <text:p text:style-name="P25">1 July</text:p>
      <text:p text:style-name="P25"/>
      <text:p text:style-name="P25">Empress Helene has officially organized the conquered lands in the upper <text:span text:style-name="T8">mesapotamian flood plains including the city of Mosul, mountains of Irbil, and the plains of Nineveh into the imperial theme of Mosul hoping to consolodate her rule and better stamp out the widespread domestic inubordination. Taken over ten years ago by the deposed Emperor Konstantinos VIII the area rapidly declined into anarchy during the civil war and Roman rule is barely recognized at this time. Ideally these measures will give Constantinople a tighter grip over the local population and turn the peasants of Mosul into more obidient and more productive subjects of the empire.</text:span></text:p>
      <text:p text:style-name="P25"/>
      <text:p text:style-name="P26">22 September</text:p>
      <text:p text:style-name="P26"/>
      <text:p text:style-name="P26">Hoping to extend her reach over the upper Adriatic Helene has now ordered an attack on sight for all ships not flying the imperial banner. In Ragusa our defeted rivals have agreed to support our claims and have complied with the Empress’ demands for naval superiority. Venice has not been so understanding. They felt that after assisting us in defeating Ragusa that their shipping lanes would be under the protection of the imperial fleet but Helene has decided this is not so. Faulting a hefty payment of tribute Helene has ordered Venetian cargo ships be sunk on sight. Doge Comita of Venice has responded in turn by raising a sizeable army which now marches eastward through <text:span text:style-name="T9">Croatia. Ragusa, now under imperial protection, has vowed to stop the Venetian army in their tracks and God willing Roman soldiers need not intervene.</text:span></text:p>
      <text:p text:style-name="P26"/>
      <text:p text:style-name="P27">16 November</text:p>
      <text:p text:style-name="P27"/>
      <text:p text:style-name="P27">The venetian army has been forced to shelter down in the croatian villiage of Brinje and is now besieged by the Ragusan army. The Adriatic Imperial Navy has begun a naval blokade of Venice and for the time being Rome once again reigns supreme in the Adriatic.</text:p>
      <text:p text:style-name="P27"/>
      <text:p text:style-name="P27">17 December</text:p>
      <text:p text:style-name="P27"/>
      <text:p text:style-name="P27"><text:soft-page-break/>Ecumenical Patriarch Theophylaktos has died and been succeeded by the Bishop of <text:span text:style-name="T10">Korinth. Crowned Ecumenical Patriarch Anastasios II he is a well learned man and close ally of Empress Helene.</text:span></text:p>
      <text:p text:style-name="P27"/>
      <text:p text:style-name="P198">958</text:p>
      <text:p text:style-name="P198"/>
      <text:p text:style-name="P28">27 January</text:p>
      <text:p text:style-name="P28"/>
      <text:p text:style-name="P28">Our own local economy is beginning to suffer as a result of the Adriatic wars. Trade from Italy has been down two years in a row and our people are having to go without some luxuries such as grapes, wines, and oils as a result. At this time I do not think it will have an extreme impact on our ability to collect taxes and maintain order but we are keeping a close watch.</text:p>
      <text:p text:style-name="P28"/>
      <text:p text:style-name="P29">8 March</text:p>
      <text:p text:style-name="P29"/>
      <text:p text:style-name="P29">The Venetian army has broken their siege and driven the Ragusan soldiers from Brinje. Meanwhile soldiers of Croatia have now been called in to destroy the Venetians as well. The croatian kind did not appreciate the Venetian commandeering of his lands. While he does not support our attempts at Adriatic supremacy his conflict with Venice will no doubt work to our advantage.</text:p>
      <text:p text:style-name="P29"/>
      <text:p text:style-name="P29">26 April</text:p>
      <text:p text:style-name="P29"/>
      <text:p text:style-name="P29">Now in it’s f<text:span text:style-name="T11">ifth</text:span> year the Serbian-Bulgarian war over Belgrade continues to condemn the city to chaos and horror. Tsar Boris has managed, at great cost, to capture the city once more but Serbian soldiers continue their relentless assault.</text:p>
      <text:p text:style-name="P29"/>
      <text:p text:style-name="P30">12 June</text:p>
      <text:p text:style-name="P30"/>
      <text:p text:style-name="P30">Venice has defeated the Croatians in a decicive victory near Senj. It is possible the Venetian army will march south and attack our Ragusa’s positions in <text:span text:style-name="T12">Spalato.</text:span></text:p>
      <text:p text:style-name="P30"/>
      <text:p text:style-name="P31">24 July</text:p>
      <text:p text:style-name="P31"/>
      <text:p text:style-name="P31">Another Venitian victory over Croatia near the croatian capital of Zagreb.</text:p>
      <text:p text:style-name="P31"/>
      <text:p text:style-name="P32">19 September</text:p>
      <text:p text:style-name="P32"/>
      <text:p text:style-name="P32">My ambition it to be wealthy, exceedingly wealthy. I dream of ammassing a great wealth and using this money to forge Cibyhhra into one of the greatest realms in the empire! A theme to rival Trebizond or, dare I even dream, to rival Thrace! I do believe our people are well positioned for such an invigoration and perhaps we may, in time, sail once more to Krete and fufill the ambitions of my grandfather and Emperor Basil.</text:p>
      <text:p text:style-name="P32"/>
      <text:p text:style-name="P33">13 November</text:p>
      <text:p text:style-name="P33"/>
      <text:p text:style-name="P33">The theme of Mosul has certainly calmed down since the apointment of an imperial govenor. Still arab rabble occupy much of the western plains of Nineveh and the city of Hasakah on the eastern shores of the Euphretes will likely be lost until a grand Roman army can return to the area, hopefully with the intent of capturing the crown jewel of Syria, Antioch.</text:p>
      <text:p text:style-name="P33"><text:soft-page-break/></text:p>
      <text:p text:style-name="P33">16 November</text:p>
      <text:p text:style-name="P33"/>
      <text:p text:style-name="P33">I have just learned that my cousin, Basillike of Rhodos, has married the Doux of Anatolia. Their union threatens my hold this region. As such I have begun research into whether or not one or both of them could meet an untimely accident…</text:p>
      <text:p text:style-name="P33"/>
      <text:p text:style-name="P34">19 December</text:p>
      <text:p text:style-name="P34"><text:line-break/>I have sent a spy into Rhodos to asses the situation on the ground and it was little surprise to hear that count Basillike does not hold me in the highest opinion. The war between my father and uncle have left a lasting scar between our people which not only makes my administrative job more difficult but also create conditions ripe for insecurity and treachery. I feel I am wise to have begun this job as from what I have learned if I dont get to her first it is only a matter of time before she comes for me.</text:p>
      <text:p text:style-name="P34"/>
      <text:p text:style-name="P35">28 December<text:line-break/><text:line-break/>I must admit that the relationship between my wife and I is somewhat strained. To let off steam I spent a night with one of my lovely greek kitchen ladies. She was everything I wish my wife Helene was…</text:p>
      <text:p text:style-name="P35"/>
      <text:p text:style-name="P199">959</text:p>
      <text:p text:style-name="P199"/>
      <text:p text:style-name="P35">4 January</text:p>
      <text:p text:style-name="P35"><text:line-break/>Again last night I made love to the beautiful Kyriake. It’s good to be the Doux…</text:p>
      <text:p text:style-name="P35"/>
      <text:p text:style-name="P35">10 January</text:p>
      <text:p text:style-name="P35"/>
      <text:p text:style-name="P35">Armenian soldiers have been repelled after a failed Christmas invasion of the Taron province. Before reaching the city of Manzikert Roman soldiers routed the invading force. I fear a war with Armenia will dissolve the relationship between my mother and I. I regret allowing her to go there, especially as my bastard brother will find himself my direct enemy. I have chosen to not send soldiers at this time, the idea of ordering the death of my father-in-law enemy or not is inconcievable at this time.</text:p>
      <text:p text:style-name="P35"/>
      <text:p text:style-name="P35">1 March</text:p>
      <text:p text:style-name="P35"/>
      <text:p text:style-name="P35">A great host of Armenia, 4000 strong, has returned to Taron and besieged our city of Manzikert. With imperial forces stretched thin already in Venice I am worried for the fate of our eastern provinces. If we cannot defend ourselves from even the Armenian Christian mystics what hope have we of defeatin the Muslims of Egypt (not to mention the ledgendary and mysterious Seljuk conquerors)</text:p>
      <text:p text:style-name="P35"/>
      <text:p text:style-name="P37">29 March</text:p>
      <text:p text:style-name="P37"/>
      <text:p text:style-name="P37">Croatia has surrendered their lands in Senga to the army of Venice giving our foe command of a powerful port city. Thankfully due to our continued blokade of the city Venice their soldiers will remain stranded in Brinji and Senga leaving Ragusa open to attack yes but also denying the Venetian army and supplies they may be in need of.</text:p>
      <text:p text:style-name="P35"/>
      <text:p text:style-name="P36"><text:soft-page-break/>25 May</text:p>
      <text:p text:style-name="P36"/>
      <text:p text:style-name="P36">Serbia has won a decisive victory in Belgrade forcing Tsar Boris to retreat, the first major battle in their long war in over a year. To the south Bulgaria has continued to loose influence in the Balkan region strenghtening Roman power in the region.</text:p>
      <text:p text:style-name="P36"/>
      <text:p text:style-name="P36">6 June</text:p>
      <text:p text:style-name="P36"/>
      <text:p text:style-name="P36">After nearly two years the blokade of Venice has truly begun to take it’s toll on the people. King-Consort and General Pantherios is confident in a victory and eager to depart for our pressing matters in the east.</text:p>
      <text:p text:style-name="P36"/>
      <text:p text:style-name="P36">1 July</text:p>
      <text:p text:style-name="P36"/>
      <text:p text:style-name="P36">A thracian army led by Doux Charles-Constantin has departed to vanquish the Armenian foe in Taron.</text:p>
      <text:p text:style-name="P36"/>
      <text:p text:style-name="P37">18 September</text:p>
      <text:p text:style-name="P37"/>
      <text:p text:style-name="P37">Doux Charles-Constantin has won a stunning victory destroying the Armenian army and killing King Ashot III as well. I do feel bad for my mother now knowing she has been twice widowed and her chances of returning home remains slim. Charles-Constantin will surely oppose my petitions to bring the Queen-consort of the enemy into our lands regardless of he being my mother. Alas, the one good thing about this is it traps my bastard brother in their lands <text:span text:style-name="T13">with no claim on their throne and hopefully no knowledge of his illigitamate claim on mine.</text:span></text:p>
      <text:p text:style-name="P37"/>
      <text:p text:style-name="P38">20 October</text:p>
      <text:p text:style-name="P38"/>
      <text:p text:style-name="P38">After 6 and a half gruelling years of warfare Tsar Boris of Bulgaria has surrendered the city of Belgrad to the Kingdom of Serbia. Defeated and disgraced Boris will turn his attention to slowing the loss of his lands in the balkans but his position is so weak I doubt he would wager another war against our empire. Indeed I believe that after 40 years we are watching the decay of the Bulgarian empire, once a power so great they shook even the mighty walls of Constantinople they are now unable to defend themselves from even the Serbs.</text:p>
      <text:p text:style-name="P38"/>
      <text:p text:style-name="P200">960</text:p>
      <text:p text:style-name="P200"/>
      <text:p text:style-name="P39">22 February</text:p>
      <text:p text:style-name="P39"/>
      <text:p text:style-name="P39">A second Armenian army has crossed into Roman lands. The Kh<text:span text:style-name="T15">l</text:span>iat region has become overrun by the invaders. Thracian reenforcements are en route and should arrive this spring but it is uncertai if the army of Charles-Constantin can endure that long.</text:p>
      <text:p text:style-name="P39"/>
      <text:p text:style-name="P40">20 March</text:p>
      <text:p text:style-name="P40"/>
      <text:p text:style-name="P40">While Venice remains <text:span text:style-name="T14">blokaded battles have begun to rage across the eastern shores of the Adriatic between the trapped Venetian army and Ragusan skirmishers. The staying power of the blokaded people of Venice is truly a testament to their strength. No one believed they could last two and a half years going on three. Pantherios assures us the city will succumb sooner or later and that our navy will </text:span><text:soft-page-break/><text:span text:style-name="T14">have no trouble maintaing the blokade for as long as necessary. Ultimately we have already accomplished our goal of Adriatic naval supremacy.</text:span></text:p>
      <text:p text:style-name="P40"/>
      <text:p text:style-name="P41">14 April</text:p>
      <text:p text:style-name="P41"/>
      <text:p text:style-name="P41">The Doge of Venice has sued for peace and the war has ended. We have agreed they may keep their possesions in Segna including the port city of Brinji and that in exchange for a payment of tribute they may ferry cargo and supplies between Venice and Brinji but only those two destinations. The terms of our agreement forbids their establishment of trade routes outside these cities effectively destroying their once proud and highly lucrative trade buisiness. Naval supremacy of the Adriatic sea is ours!</text:p>
      <text:p text:style-name="P41"/>
      <text:p text:style-name="P42">9 May</text:p>
      <text:p text:style-name="P42"/>
      <text:p text:style-name="P42">Muslim raiders have returned to Sicily and flood the strait of Malta. The Bulgarian garrison stationed on Malta was nearly overwhelmed by an arabic landing party and only narrowly repelled them. Still trade in the region is no longer safe and with Bulgaria seriously weakened from their long, costly, and ultimately futile war with Serbia Sicily itself is in danger of being overrun.</text:p>
      <text:p text:style-name="P42"/>
      <text:p text:style-name="P42">19 June</text:p>
      <text:p text:style-name="P42"/>
      <text:p text:style-name="P42">Despite the arrival of over 1000 Thracian reenforcements a series of battles fought across Khliat and Taron have forced the imperial army into retreat. <text:span text:style-name="T16">The garrison remains in place in the city of Manzikert and for now her walls are holding strong.</text:span></text:p>
      <text:p text:style-name="P42"/>
      <text:p text:style-name="P43">7 July</text:p>
      <text:p text:style-name="P43"/>
      <text:p text:style-name="P43">Empress Helene herself made a state visit to Venice to celebrate the end of hostilities striking an amicable <text:span text:style-name="T19">tone</text:span> with our vanquished foes.</text:p>
      <text:p text:style-name="P43"/>
      <text:p text:style-name="P44">6 September</text:p>
      <text:p text:style-name="P44"/>
      <text:p text:style-name="P44">Empress Helene has promised to send reenforcements to the eastern front with all haste. Manzikert remains defiant in the face of the Armenian siege.</text:p>
      <text:p text:style-name="P44"/>
      <text:p text:style-name="P44">30 September</text:p>
      <text:p text:style-name="P44"/>
      <text:p text:style-name="P44">Empress Helene has created a new theme to govern the imperial possesions on the west coast of Italy. The Theme of Neapolis has been declared and a regional govenor will adminster lands stretching from the port of Gaeta in the north to the mountains Picentini in the south and roughly 50 miles inland from these positions as well. A number of independent but supportavie Italian city states remain including Benevento, Chieti, and Salerno.</text:p>
      <text:p text:style-name="P44"/>
      <text:p text:style-name="P45">5 November</text:p>
      <text:p text:style-name="P45"/>
      <text:p text:style-name="P45">Manzikert has fallen to the Armineans.</text:p>
      <text:p text:style-name="P45"/>
      <text:p text:style-name="P45">22 November</text:p>
      <text:p text:style-name="P45"/>
      <text:p text:style-name="P45"><text:soft-page-break/>Tsar Boris the unready faces yet another challenge to his rule. A younger brother, Prince Roman, has gathered a great host of dissafected Bulgarians and is now engaged in open warfare against his brother for the throne. </text:p>
      <text:p text:style-name="P45"/>
      <text:p text:style-name="P45">7 December</text:p>
      <text:p text:style-name="P45"/>
      <text:p text:style-name="P45">The thracian army of Doux Charles-Constantin remains encamped in Anatolia but has so far avoided engaging the Armenian hosts again. Greek reenforcements are on their way, or at least that is my understanding of the matter. Helene assures us that with the additional resources being brought to the situation the city of Manzikert will be retaken and the Armenians forced to pay for their wanton destruction of our people.</text:p>
      <text:p text:style-name="P45"/>
      <text:p text:style-name="P201">961</text:p>
      <text:p text:style-name="P201"/>
      <text:p text:style-name="P46">12 February</text:p>
      <text:p text:style-name="P46"/>
      <text:p text:style-name="P46">The army of Greece led by Doux Pothos of Thebes and supplemented by Italian soldiers has landed in Anatolia and makes headway for Armenia meanwhile the army of Charles-Constantin has signaled that they will attack the Armenia army which wintered in Taron.</text:p>
      <text:p text:style-name="P47"/>
      <text:p text:style-name="P47">14 March</text:p>
      <text:p text:style-name="P47"/>
      <text:p text:style-name="P47">Charles-Constantin has forced the Armenians to take shelter in the city of Manzikert and another siege strikes the city.</text:p>
      <text:p text:style-name="P47"/>
      <text:p text:style-name="P47">13 May</text:p>
      <text:p text:style-name="P47"/>
      <text:p text:style-name="P47">With the arrival of the Greek army the city of Manzikert was surrendered to imperial command. Doux Pothos has assumed general command over the imperial forces of the east and has ordered an invasion of Armenia.</text:p>
      <text:p text:style-name="P47"/>
      <text:p text:style-name="P48">20 June</text:p>
      <text:p text:style-name="P48"/>
      <text:p text:style-name="P48">Meeting little resistance on their march the army of Pothos has laid siege to the Armenian castle of Ani.</text:p>
      <text:p text:style-name="P48"/>
      <text:p text:style-name="P48">30 August </text:p>
      <text:p text:style-name="P48"/>
      <text:p text:style-name="P48">An armenian host decended from the <text:span text:style-name="T17">armenian highlands and forced Pothos to abandon his siege and withdraw westward.</text:span></text:p>
      <text:p text:style-name="P48"/>
      <text:p text:style-name="P49">10 September</text:p>
      <text:p text:style-name="P49"/>
      <text:p text:style-name="P50"><text:span text:style-name="T17">After being badly wounded in a skirmish with an armenian force near Amida Doux Charles-Constantin has relinquished his position as general of the Thracian army relegating the task to a vassal of his. He has returned to Constantinople where he will devote the rest of his days to more ceremonial matters. A grandson of Emperor Basil he is 51 years old and ,in his prime, one of the great generals of our time. He fought fearlessly on behalf of our people in the conquest of Edessa and then on the loyalist side during the civil war. He was re-instated as Doux of Thrace by Helene who recognized his military </text:span><text:soft-page-break/><text:span text:style-name="T17">talent and more recently he led the imperial army in the conquest of Thrake and siege of Tyrnovo. His expedition to Armenia was expected to be an easier ordeal than what it has turned out to be. This injury has not put a damper on his spirits and he has pledged to continue revelling in his love for wine, women, and song. We lost the talent of a fine general indeed.</text:span></text:p>
      <text:p text:style-name="P50"/>
      <text:p text:style-name="P51">7 October</text:p>
      <text:p text:style-name="P51"/>
      <text:p text:style-name="P51">Doux Pothos has re-enterd the Kingdom or Armenia after regrouping in Trapezous meanwhile the thracian army to the south has been spread thin repelling armenian incursions which now reach as far south as the mountinas of Irbil.</text:p>
      <text:p text:style-name="P51"/>
      <text:p text:style-name="P52">18 October</text:p>
      <text:p text:style-name="P52"/>
      <text:p text:style-name="P52">Muslim raiders have sailed up the Aegian and begun pilliaging the western shores of Anatolia.</text:p>
      <text:p text:style-name="P52"/>
      <text:p text:style-name="P52">21 October</text:p>
      <text:p text:style-name="P52"><text:line-break/>Another siege has begun around the city of Ani. Doux Pothos has vowed to hold the siege until the armenian king surrenders, or at least through the winter.</text:p>
      <text:p text:style-name="P52"/>
      <text:p text:style-name="P52">18 November</text:p>
      <text:p text:style-name="P52"><text:line-break/>The muslim raiders from north Africa has sailed through the Bosporus and attacked the Bulgarian lands to the north of Thrake on the shores of the Black Sea.</text:p>
      <text:p text:style-name="P52"/>
      <text:p text:style-name="P52">21 December</text:p>
      <text:p text:style-name="P52"/>
      <text:p text:style-name="P52">The castle Ani has been taken and the people within slaughtered or imprisoned. Mother was no doubt among them… <text:span text:style-name="T20">King Smbat II of Armenia was not found, he is presumed to be amongh the raiding parties to the south.</text:span></text:p>
      <text:p text:style-name="P52"/>
      <text:p text:style-name="P53">26 December</text:p>
      <text:p text:style-name="P53"/>
      <text:p text:style-name="P53">As a peacetime offering of good faith on Christmas Serbia has loaned many ships to Bulgaria in order to defend the isles of Malta and Sicily from increased Muslim presence especially while Tsar Boris remains preoccupied with his civil war. Prince Roman of <text:span text:style-name="T21">the</text:span> Bulgaria<text:span text:style-name="T21">n uprising</text:span> has secured the western province of Nish and is currently battling Bulgarian loyalists for control of Vidin to the north on the banks of the Danube.</text:p>
      <text:p text:style-name="P53"/>
      <text:p text:style-name="P206">962</text:p>
      <text:p text:style-name="P202"/>
      <text:p text:style-name="P54">28 January</text:p>
      <text:p text:style-name="P54"/>
      <text:p text:style-name="P54">Makarios the good bishop has passed away. A brilliant man and lively member of our court he nearly raised me through my teen years and was a great source of comfort to me after the death of my father. I am sad to see him go but I understand he is happier now being closer to God. I have appointed a young student his, Sergios, to suceed him. Sergios is only 17 and barely finished his study of the bible but I am of the belief that wisdom comes with experience and only by appointing a young man to the job can <text:soft-page-break/>we hope to one day be blessed with a man with the experience Makarios gave us. The best time to plant a tree is today they say.</text:p>
      <text:p text:style-name="P54"/>
      <text:p text:style-name="P55">8 February</text:p>
      <text:p text:style-name="P55"><text:line-break/>After getting to know <text:span text:style-name="T22">S</text:span>ergios a bit better he has demonstrated himself to be an absolute genius and expert on the works of scripture. His theological analysis of the works of the old testament are a wonder unto themselves and his sermons would give even Makarios a run for his money on the value of their spirtual wisdom. I think Makarios would be happy his bright pupil would be his successor and I know the people of Halikarnossos are impressed with their new bishop.</text:p>
      <text:p text:style-name="P55"/>
      <text:p text:style-name="P55">14 March</text:p>
      <text:p text:style-name="P56"/>
      <text:p text:style-name="P55">The loaned Serbian navy has already made a difference helping to patrol the Malta Channel and protect the lives of the christians who live there.</text:p>
      <text:p text:style-name="P55"/>
      <text:p text:style-name="P57">27 March</text:p>
      <text:p text:style-name="P57"/>
      <text:p text:style-name="P57"/>
      <text:p text:style-name="P57">Bishop Sergios has been preaching the importance of self-determination and the supremacy of the new testament, and the faults of the church organization in Constantinople. A number of my subjects approached me and asked “is not your bishop preaching heresy” but in all honesty I agree with him. The Paulicians were wrongfully persecuted and their message was one of intelligence and compassion. It is for these reasons and my immense respect for the brilliant bishop Sergios I have made an official proclamation declaring my support of the Paulicians and announced my own faith to be a gnostic one. Sergios will remain in the pulpit and the good christians of Cibyhhra will continue to hear his weekly sermons.</text:p>
      <text:p text:style-name="P57"/>
      <text:p text:style-name="P58">13 July</text:p>
      <text:p text:style-name="P58"/>
      <text:p text:style-name="P58">The thracian army has smashed a large band of Armenians in Amida. The southern raids have subsided as the year wore on however the Greek army has withdrawn considering the war won they have returned to their home leaving the thracian army to defend the borders of Rome.</text:p>
      <text:p text:style-name="P58"/>
      <text:p text:style-name="P59">25 August</text:p>
      <text:p text:style-name="P59"/>
      <text:p text:style-name="P59">Empress Helene and sent me a letter warning about our new religion. She did not condemn me nor did she even ask me to revoke my faith but she did outline the potential dangers a religiously divided people can pose to the empire and warned against openly preaching dissobediance to the orthodox church.</text:p>
      <text:p text:style-name="P59"/>
      <text:p text:style-name="P59">30 August</text:p>
      <text:p text:style-name="P59"/>
      <text:p text:style-name="P59">The thracian army have taken positions in the armenian foothills and met little organized resistance. To my point of view the armenians have been defeated.</text:p>
      <text:p text:style-name="P59"/>
      <text:p text:style-name="P60">22 October</text:p>
      <text:p text:style-name="P60"/>
      <text:p text:style-name="P60"><text:soft-page-break/>Upon his return to Thebes Doux Pothos has become the favorite successor to Helene among the imperial nobility. His swift and decisive defeat of the Arminian invasion has won him man allies in Constantinople.</text:p>
      <text:p text:style-name="P60"/>
      <text:p text:style-name="P61">23 November</text:p>
      <text:p text:style-name="P61"/>
      <text:p text:style-name="P61">Travellers along the silk road have warned me that the muslim Abbasid empire in Persia has been defeated decisively by the terrible Seljuk conquerors. They warn that these warriors of Seljuk threaten not only persia but soon our own empire. I am told the Abbasid emperor himself has been imprisoned and enslaved by these foreign devils. No Roman that I am aware of has ever met these mysterious Seljuks and these tales remain something of a foreign work of fiction but the severity of the warnings and the consistancy of their reports lends quite some credence to their claims. Our empire is the strongest it has been in centuries and I am confident that our great armies will dispatch this scourge of infidels if and when the time comes.</text:p>
      <text:p text:style-name="P61"/>
      <text:p text:style-name="P203">963</text:p>
      <text:p text:style-name="P203"/>
      <text:p text:style-name="P62">10 March</text:p>
      <text:p text:style-name="P62"/>
      <text:p text:style-name="P62">Tsar Boris has won a triumphant victory over his brother Prince Roman near Vidin. His victory, his first major one since the outbreak of the civil war <text:span text:style-name="T23">over two years ago, has forced the rebels to retreat into the castle Vidin where Boris has laid siege perhaps signaling a shift in the balance of power. Can Boris “the unready” become ready at last? Only time can tell.</text:span></text:p>
      <text:p text:style-name="P62"/>
      <text:p text:style-name="P63">30 March</text:p>
      <text:p text:style-name="P63"/>
      <text:p text:style-name="P63">The Serbian Navy, in service to the Maltan christians and cooperation with Bulgaria, has begun their own raids agains muslim towns in North Africa. How the tides have turned as three years ago it was the terrified citizens of Malta being forced to watch helplessly as their crops burned and their possesions stolen.</text:p>
      <text:p text:style-name="P63"/>
      <text:p text:style-name="P64">25 June</text:p>
      <text:p text:style-name="P64"/>
      <text:p text:style-name="P64">God smiles upon me and my people. My wife, Helene, is pregnant with our first child. She can certainly be unpleasant to be around at times and in all fairness I prefer my servant girl Kyriake in bed and in other pastimes to Helene. All this being told Helene comes from a powerful family and has hereditary right to rule the lands of Kyzikos. Our union is essential to advancing my position in the imperial hierarchy. I am glad she is the one to bear my child and that my love affair with Kyriake, while passionate, may remain discrete.</text:p>
      <text:p text:style-name="P64"/>
      <text:p text:style-name="P65">21 July</text:p>
      <text:p text:style-name="P65"/>
      <text:p text:style-name="P65">Tsar Boris has won the siege at Vidin and pursues his trechorous brother south.</text:p>
      <text:p text:style-name="P65"/>
      <text:p text:style-name="P65">24 August</text:p>
      <text:p text:style-name="P65"/>
      <text:p text:style-name="P65"><text:soft-page-break/>I have sent for some nursing maids to be brought to my palace to help my wife through her pregnancy. I understand she knows about my affair with Kyriake and is understandably annoyed however I do not want to be such a bad guy and I am trying my best to keep her comforted and at ease.</text:p>
      <text:p text:style-name="P65"/>
      <text:p text:style-name="P65">4 November</text:p>
      <text:p text:style-name="P65"/>
      <text:p text:style-name="P65">At long last the King of Armenia the cowardly <text:span text:style-name="T24">Smbat II has been captured. He was found leading a band of pirates <text:s/>who were arrested in the armenian foothills and upon his positive identification was sent in chains to the holy city where Empress Helene will decide his fate.</text:span></text:p>
      <text:p text:style-name="P65"/>
      <text:p text:style-name="P66">12 November</text:p>
      <text:p text:style-name="P66"/>
      <text:p text:style-name="P66">I have decided it is in the best intentions for my marriage, my family, and my people to end my relationship with Kyriake. I told her she was being sent to Greece and to ready herself at once. She did not show any emotion in her eyes or on her face upon learning of her fate. Perhaps we were never lovers at all, perhaps it was all a dream I dreamed. Our time was beautiful and I am glad for it but I am also ready to focus on the rest of my life and the budding future I have with my wife Helene.</text:p>
      <text:p text:style-name="P66"/>
      <text:p text:style-name="P66">25 December</text:p>
      <text:p text:style-name="P66"/>
      <text:p text:style-name="P66">Helene has announced that King Smbat II will be allowed to return, in shame, to Armenia. He will be allowed to govern the lands of Armenia independantly provided he pays a healthy tribute and refrains from any organized attacks on imperial possessions. In addition he will be called upon to defend our borders from any rebellion or piracy which may or may not be as a result of his lax leadership. Finnaly the other prisoners taken during the war, including my mother Adelaida and his wife Queen <text:span text:style-name="T25">Gorandoukht will not be released and will instead be left to rot in the imperial dungeons. Helene suggested he not re-marry and allow his pathetic bloodline to perish with his cowardly life and bid him good luck providing no provisions for his return journey of over 1000 miles.</text:span></text:p>
      <text:p text:style-name="P66"/>
      <text:p text:style-name="P204">964</text:p>
      <text:p text:style-name="P204"/>
      <text:p text:style-name="P67">4 January</text:p>
      <text:p text:style-name="P67"/>
      <text:p text:style-name="P67">Tsar Boris has defeated the armies of Prince Roman and now lays siege to his castle. The Bulgarian Civil War likely draws to a close and Boris has proven himself at last, ready.</text:p>
      <text:p text:style-name="P67"/>
      <text:p text:style-name="P67">26 January</text:p>
      <text:p text:style-name="P67"/>
      <text:p text:style-name="P67">My daughter, Alexeia, was born today. A beautiful healthy baby girl she giggled when I first held her and I felt the supreme love of the universe envelop around me.</text:p>
      <text:p text:style-name="P67"/>
      <text:p text:style-name="P68">19 February</text:p>
      <text:p text:style-name="P68"/>
      <text:p text:style-name="P68">Despite the birth of our child Helene still seems distant and cold to my touch. I have been trying to do the right thing for months now even expelling my old lover but perhaps something else is troubling her. I must allow her to work these sins out on her own.</text:p>
      <text:p text:style-name="P68"/>
      <text:p text:style-name="P68">3 April</text:p>
      <text:p text:style-name="P68"><text:soft-page-break/></text:p>
      <text:p text:style-name="P68">My cousin, Basillike, has lost her husband. The Doux of Anatolia, Eudokimos, has passed away of a serious illness. Under normal circumstances his daughter, my first cousin once removed, would inherit his title however as she is only an infant and my cousin being a foreign islander the family of Eudokimos has decided it would be more prudent to assign govenorship of their theme to an older member of the family. As a result Eudokimos’ uncle, Herakleios, a poet and hunter who never <text:span text:style-name="T27">before</text:span> held political aspirations, has risen to the call and accepted govenorship of Anatolia. His son, a thrifty clerk good with numbers and beurocratic work, is being groomed to inherit the govonership upon Herakleios’ death or resignation. This development does not bother me much, I had already feared too much power accumulating around Basillike would weaken my own position in the imperial government and so in a selfish way I am glad her husband has passed.</text:p>
      <text:p text:style-name="P68"/>
      <text:p text:style-name="P69">2 October</text:p>
      <text:p text:style-name="P69"/>
      <text:p text:style-name="P69">Empress Helene has expressed her desire for her son <text:span text:style-name="T26">by former emperor Konstantinos VII, Romanos II, to inherit the throne after her passing. This has triggered a panic among the imperial council. Now Pothos’ majority has been smashed as the patricians scramble to create new factions among the council of electors. Some weaker patricians have thrown their lot in behind Romanos II in an attempt to shore up support with the empress while others have protested her declaration by announcing their support for the emperor in exile Konstantinos VIII. The council will not elect a new emperor until Helene’s death so this show of political theater is more flash than substance but does nonetheless spell trouble for the skilled tactician of Thebes (Pothos) What was seen as an easy path to the imperial throne has now been thrown into dissary for general Pothos.</text:span></text:p>
      <text:p text:style-name="P69"/>
      <text:p text:style-name="P70">1 December</text:p>
      <text:p text:style-name="P70"/>
      <text:p text:style-name="P70">Slowy but surely more and more people of Lykia are being awakened to the truths of Paulicianism and denouncing the absolute authority of orthodox christian elders in Constantinople.</text:p>
      <text:p text:style-name="P70"/>
      <text:p text:style-name="P71">25 December</text:p>
      <text:p text:style-name="P71"/>
      <text:p text:style-name="P71">After three years the Serbian navy will return home having seriously crippled the muslim pirates of northern Africa. Tsar Boris is truly indebted to the great people of Serbia as is the rest of Christendom. Without their crucial assistance it is likely Malta would have fallen and even Sicily was in danger. Our thanks as well are given to the Serbs this Christmas.</text:p>
      <text:p text:style-name="P70"/>
      <text:p text:style-name="P71">31 December</text:p>
      <text:p text:style-name="P71"/>
      <text:p text:style-name="P71">My cousin Basillke of Rhodos has taken a new husband, and older man and refugee from the Armenian war. Why is anyones question, I couldnt answer the question myself.</text:p>
      <text:p text:style-name="P71"/>
      <text:p text:style-name="P205">965</text:p>
      <text:p text:style-name="P205"/>
      <text:p text:style-name="P71">12 January</text:p>
      <text:p text:style-name="P71"/>
      <text:p text:style-name="P71">Most of the Balkans have come under imperial control during the wane of Bulgaria’s power. Some question now remains in the imperial higher circles as to whether the baltic lands ought to be auctioned back to the Tsar or organized into new imperial themes. To officiate their position in our empire could <text:soft-page-break/>lead to another costly war with Bulgaria but in their state that would be a war we would be sure to win. Other voices on the council urge a return eastward and a completion of our incursions into Syria. Ultimately these decisions lie at the feet of Empress Helene who has for the time being decide<text:span text:style-name="T27">d</text:span> not to decide.</text:p>
      <text:p text:style-name="P71"/>
      <text:p text:style-name="P72">18 January</text:p>
      <text:p text:style-name="P73"><text:line-break/>Roughly one year after his humiliation King Smbat II of Armenia hs succesfully petitioned the ransom of his Queen <text:s/><text:span text:style-name="T25">Gorandoukht from the imperial dungeons. I have not received word as to whether this ransom includes the other prisoners taken in the sack of Ani. I have heard nothing of the fate of my mother and I have begun to assume the worst.</text:span></text:p>
      <text:p text:style-name="P73"/>
      <text:p text:style-name="P74">21 February</text:p>
      <text:p text:style-name="P74"/>
      <text:p text:style-name="P74">Empress Helene has expressed her desire that the muslims be driven from the lands of Cilicia in an apparent move to return Roman focus to the lands in the east. Twenty years ago before the civil war the lands of Mosul and Edessa were gloriously taken by Emperor Konstantinos VIII and it has been the dream since the the rise of the arab empires to retake the Syrian fronteir. Helene has proven herself a powerful leader and domestically wise however he abstention from war in the east has not gone unnoticed. Perhaps this move will come as a forshadowment of new glory to be won in the east.</text:p>
      <text:p text:style-name="P74"/>
      <text:p text:style-name="P74">22 March</text:p>
      <text:p text:style-name="P74"/>
      <text:p text:style-name="P74">I have not been for a hunt in many years, or gone on a training mission with the military in many more. My wife Helene remarked this morning that I am beginning to look a little fat. At first I was worried but she assured me <text:span text:style-name="T28">t</text:span>hat it makes me seem the part of a jovial patriarch. I am glad for my family, though Helene and I can dissagree on certain issues sometimes bitterly I feel I have found my place in the world. Besides what can I say, I do indeed enjoy the finest foods and wines and when I can have them I always like to have a little more.</text:p>
      <text:p text:style-name="P74"/>
      <text:p text:style-name="P75">3 April</text:p>
      <text:p text:style-name="P75"/>
      <text:p text:style-name="P75">The first imperial soldiers, a garrison stationed in Aintab, have under the orders of Empress Helene begun searching Cilicia for arab rabble. The thracian army has also been dispatched and should arrive this summer.</text:p>
      <text:p text:style-name="P75"/>
      <text:p text:style-name="P75">9 April</text:p>
      <text:p text:style-name="P75"/>
      <text:p text:style-name="P75">My wife, Helene, remarked that if I continue to eaat the way I am that soon I will not be able to stand. Perhaps she is not as approving of my decisions as I had thought. When she told me I looked the part of a jovial patriarch I had assumed she meant that in a good way and now she is aksing if I shouldt consider a diet. I feel that my eating habits are none of her buisiness. Our people are wealthy and as long as plenty is available I will help myself to my healthy portion of that plenty.</text:p>
      <text:p text:style-name="P75"/>
      <text:p text:style-name="P76">17 May</text:p>
      <text:p text:style-name="P76"/>
      <text:p text:style-name="P76">This morning I went to visit my father’s grave at the great mausoleum on the Lykian shores. While mounting my horse it took 5 stable boys to lift me up into the stirrups and once in the saddle my horse rode slow from the weight of my body. A ride that once took only 20 or 30 minutes was closer to an <text:soft-page-break/>hour today. The extra weight may give me trouble from time to time but it has certainly tought me the virtue of patience.</text:p>
      <text:p text:style-name="P76"/>
      <text:p text:style-name="P77">8 June</text:p>
      <text:p text:style-name="P77"/>
      <text:p text:style-name="P77">Empress Helene’s suggestion that her son Roman<text:span text:style-name="T30">os II</text:span> succeed her to the throne has been mostly brushed away. Most imperial nobles agree that Pothos reamains the best choice curently to replace the Empress upon her death. There remain some who feel the throne should be restored to Konstantinos VIII “the Old Emperor” but his outliving Helene seems ulikely and Pothos’ popularity among the nobility of Greece and Thrace dimish the probability of his restoration.</text:p>
      <text:p text:style-name="P77"/>
      <text:p text:style-name="P77">19 June</text:p>
      <text:p text:style-name="P77"/>
      <text:p text:style-name="P77">The thracian army has arrived in Cilicia. Their mission is to maintain peace, establish an imperial government, foster the popularity and acceptance of imperial rule and flush out any muslim populations. Conversion to Christianity will be made obligatory and local leaders will be made to swear an oath of allegiance to Empress Helene and the seat of Roman imperial power in Constantinople.</text:p>
      <text:p text:style-name="P77"/>
      <text:p text:style-name="P77">2 July</text:p>
      <text:p text:style-name="P77"/>
      <text:p text:style-name="P77">Empress Helene has appointed me “Commander of the Roman Empire” a most prestigious position among the imperial nobility. It is my great honor to accept this position and I will be glad serve the empire in every capacity which is expected of me. <text:span text:style-name="T30">Strategos!</text:span></text:p>
      <text:p text:style-name="P77"/>
      <text:p text:style-name="P78">4 August</text:p>
      <text:p text:style-name="P78"/>
      <text:p text:style-name="P78">Konstantinos VIII “the Old Emperor” has passed away once again disrupting the imperial council. His son, Niketas, has been given administration and govenorship over the theme of Mosul and some now call for his succession to the throne after Helene’s passing favoring a direct male heir to Emperor Romanos over Helene’s son Roman<text:span text:style-name="T30">os II</text:span>. Still others support the Greek Doux Pothos who won our stunning victory over Armenia and <text:span text:style-name="T29">is currently serving as commander in Cilicia. As a Strategos of the Imperial army it is my privaledge to vote on the imperial council of succession and I have decclared my public support for Empress Helene’s son Romanos II. My reasoning is that Romanos II, a decendant of Emperor Basil and the grandson of Emperor Romanos, represents the fusion of the best times in the last century of Roman politics. Under Basil our empire experienced the reversal of our fortunes agains the muslims and gained territory for the first time in centuries. His dynasty persisted for some time but was ultimatly defeated by the Bulgarians at the battle of Achelous and if not for the restoration under Romanos our empire may never have won our recent victories in the east. The civil war fought between Konstantinos VIII and his sister Helene was a bitter time for our empire and I wish to avoid another at any cost. I worry that appointing the Doux of Thebes to the throne will upset the currently stable framework of imperial power and administration. Doux Pothos while wise, strong and certainly capapble is ultimately of anther dynasty and I worry that appointing an outsider will only make the supporters of Romanos II or Niketas more vicious in their support of their prospective candidates. Both Romanos II and Niketas claim direct lineage to an emperor while Pothos is merely the result of many gernations of fine, but not extraodinary, greek nobility. Ultimately I will support the council’s decision and admit that Pothos would make a fine empeoror I only worry about the repurcusions of appointing an outsider to the throne and the effects it will have on the more conservative factions in our empire.</text:span></text:p>
      <text:p text:style-name="P78"/>
      <text:p text:style-name="P79">23 August</text:p>
      <text:p text:style-name="P79"><text:soft-page-break/></text:p>
      <text:p text:style-name="P79">Empress Helene has named her nephew, Niketas, Caesar of the the empire and heir apparent to the throne. Niketas is now second in command in all of Rome and senior commander of the forces in the east. The reason for her reversal, now seeming to favor her nephew over her own son, comes as Pothos’ support has evaporated and the military commanders in the east have come under command of Niketas. With the majority of the imperial army under his command Niketas stands to threaten the very stability of the empire in a way that Romanos II could never do from inside the palace of Constantinople. Therefore a political calculation was made and Helene, ever the master of politics, saw that her hand had been forced and deffered the title “Caesar” to her nephew from her son. As Niketas is the son of Konstantinos VIII and a close relative of Helene I hope this will avoid a civil war upon his succesion. Pothos <text:span text:style-name="T31">has taken the opprotunity to relinquish command in Cilicia and now returns home to Thebes as he claims to have taken up a sudden interest in scholarly pursuits.</text:span></text:p>
      <text:p text:style-name="P79"/>
      <text:p text:style-name="P80">28 October</text:p>
      <text:p text:style-name="P80"/>
      <text:p text:style-name="P80">Under the command of Caesar Niketas much of the once wild lands of Mosul and Edessa have been calmed and the army has encountered little resistance even in the lands of Cilicia. Despite the quite in the theater he insists that the army will continue it’s ocupation through the winter and into the foreseable future. It is unknown whether the young Caesar wisely anticipates a threat or is loathe to dismiss the army which is currently his ticket to the imperial throne.</text:p>
      <text:p text:style-name="P80"/>
      <text:p text:style-name="P80">16 November</text:p>
      <text:p text:style-name="P80"/>
      <text:p text:style-name="P80">Under my administration Cibyhhra has grown to become wealthy <text:span text:style-name="T32">and prosperous. What was once a simple naval port has grown to be one of the wealthier lands in all of Anatolia. I have just ordered the construction of a grand civil court to settle disputes reached in our healthy street markets which have become an icon of our strong economy. Upon suceeding my father I had the ambition to see our lands grow richer and our people fatter and today I can say that my ambitions have been realised. But of course I am not satisfied. I am young, and life is long, and I hope to continue to grown and learn to better administer our lands, taxes, and duties so that our great people may continue to prosper.</text:span></text:p>
      <text:p text:style-name="P80"/>
      <text:p text:style-name="P207">966</text:p>
      <text:p text:style-name="P207"/>
      <text:p text:style-name="P81">4 March</text:p>
      <text:p text:style-name="P81"/>
      <text:p text:style-name="P81">The independent Lombardian Doux of Benevento has attacked the theme of Neapolis and declared himself Doux of Neapolis. This has been met by bitter rage on the part of Empress Helene <text:span text:style-name="T34">who </text:span>has ordered the immediate deployment of the Italian and Greek armies to destroy this insurrection.</text:p>
      <text:p text:style-name="P81"/>
      <text:p text:style-name="P81">6 April</text:p>
      <text:p text:style-name="P81"/>
      <text:p text:style-name="P81">Doux Leon of Samos has been made Hypatos <text:span text:style-name="T35">of Rome</text:span> and given supreme command over the army of Greece to destroy the armies of Benevento.</text:p>
      <text:p text:style-name="P81"/>
      <text:p text:style-name="P81">24 April</text:p>
      <text:p text:style-name="P81"/>
      <text:p text:style-name="P81">Benevento has won a victory over the imperial garrison of Neapolis and has now moved into positions <text:span text:style-name="T33">near Monti Picentini in an effort to prevent roman resuppliers from reaching Neapolis by land. </text:span><text:soft-page-break/><text:span text:style-name="T33">Benevento has no access to ports unless they should successfully besiege and caputure the city so I expect that he will be defeated. In the political theatre Helene’s appointment of Hypatos Leon to his current position gives him command of an army larger than that of Niketas and much closer to the capital. It is feared that should Helene pass during his command of this force that it could be used to catapult the little known Doux into supreme imperial power. I have made it known that the lawful acension of Niketas is, in my opinion, essential to the continuence of imperial superiority and domestic tranquility.</text:span></text:p>
      <text:p text:style-name="P81"/>
      <text:p text:style-name="P82">18 May</text:p>
      <text:p text:style-name="P82"/>
      <text:p text:style-name="P82">The army of Benevento has moved swiftly, wining many victories, and cuting off roman supplies arriving from the theme of Calabria. The Greek army under the command of Hypatos Leon has made land in Longobardia and has decided to attack the city of Benevento rather than try to capture the army now pilliaging the lands of Katantheros.</text:p>
      <text:p text:style-name="P82"/>
      <text:p text:style-name="P83">11 June</text:p>
      <text:p text:style-name="P83"/>
      <text:p text:style-name="P83">Leon’s greek army has laid siege to the city of Benevento in an attempt to end the hostilities while the Benevento army has laid siege to the castle of Belcasto in Calabria. Another revolt, ostensiably led by Prince Roman, has begun in Bulgaria again as imperial influence has stretched as far north as the villiage just to the south of Tsar Boris’ own castle. He truly has proven himself worthy of his name, an “Unready” ruler.</text:p>
      <text:p text:style-name="P83"/>
      <text:p text:style-name="P85">10 August</text:p>
      <text:p text:style-name="P85"/>
      <text:p text:style-name="P85">I was out on a tour of the city today in my carriage when we passed a shuttered inn. I ordered my guard to stop and I got out and examined the abandoned building. Asking a few neighbors none seemed quite sure why or even when the inn had closed. All these questions have sparked my interest and I have decided to finance the restoration and re-opening of this tattered building. Hopefully this experience will prove to my education benefit. I have never operated an inn before…</text:p>
      <text:p text:style-name="P85"/>
      <text:p text:style-name="P85">11 September</text:p>
      <text:p text:style-name="P85"/>
      <text:p text:style-name="P85">As a second imperial army lands in Italy I have dispatched a diplomat to the court of Doux Leon in Samos. <text:span text:style-name="T36">Since his appointment to Hypatos it has become an ever increasing possibility that he will coerce by force his way onto the imperial throne especially if the campaign in Itlay proves a resounding success. I do not know if this will lead to civil war between Niketas nor do I know if this theoretical war will call on me to exercise my position of Strategos in the imperial army but I do know that it would be wise of me to foster a positive relationship with the man who could potentially be my emperor before swords need be drawn.</text:span></text:p>
      <text:p text:style-name="P85"/>
      <text:p text:style-name="P86">16 September</text:p>
      <text:p text:style-name="P86"/>
      <text:p text:style-name="P86">At great personal expense I have evicted the vagrants, exterminated the rats, patched up the holes, replaced the furnishings and hired new staff for the inn. I have crescened it The bottomles tankard and she will be open for buisiness starting immediately.</text:p>
      <text:p text:style-name="P86"/>
      <text:p text:style-name="P86">12 October</text:p>
      <text:p text:style-name="P86"/>
      <text:p text:style-name="P86"><text:soft-page-break/>The city of Benevento has surrendered. Hypatos Leon has sworn revenge and pledged to continue his own raids agains innocent Lombardians. It is more likely that his decision reflects his hesitancy to relinquish supreme command of the western imperial divisions much like Niketos in the east. These events certainly precipate a potential civil war. I can only hope that one of these two men come to their senses. As Leon has been made Hypatos even Empress Helene would be powerless to stop his armies whatever they should choose to do. Too much power has been vested in one man.</text:p>
      <text:p text:style-name="P86"/>
      <text:p text:style-name="P87">15 October</text:p>
      <text:p text:style-name="P87"/>
      <text:p text:style-name="P87">As buisiness has started booming at The Bottomless Tankard I have told the cooks to start adding a fair amoung of salt to the raddishes. When you have too much salt it makes you thirsty and then the customers will spend more on the mead! We make most of our profit off the mead you know…</text:p>
      <text:p text:style-name="P87"/>
      <text:p text:style-name="P87">16 November</text:p>
      <text:p text:style-name="P87"/>
      <text:p text:style-name="P87">Buisiness has been so good I have decided to throw a bit of a party at the inn. I have contracted renowned eunech soprano <text:span text:style-name="T37">Gregorius Philoponus to perform at The Bottonless Tankard and I expect the event to be the talk of the town for some time.</text:span></text:p>
      <text:p text:style-name="P87"/>
      <text:p text:style-name="P88">5 December</text:p>
      <text:p text:style-name="P88"/>
      <text:p text:style-name="P88">The people of Calabria continue to be terrorized by the rouge army of Benevento. The area of southern Italy is known for its fierece loyalt to Empress Helene perhaps Leon has left them to rampage on purpose or perhaps he simply does not know, or finally perhaps he does understand the situation in southern Italy and remains convinced the full might of his forces are more needed in the Benevento region.</text:p>
      <text:p text:style-name="P88"/>
      <text:p text:style-name="P88">22 December</text:p>
      <text:p text:style-name="P88"/>
      <text:p text:style-name="P88">Last night in celebration of the solstice we had our great celebration at The Bottomless Takard. I had never seen a room so packed as hundreds of my people crowded in the barroom, enjoying their salted beets and buying copious amounts of mead. Before Gregorius had even taken the stage we stood ready to profit a pretty penny. However just as the singing began I realized I had made a mistake. First of all Gregorius, though world renowned, has a terrible sounding voice. It was as if a bag of cats had been smashed on the stage the sound was so horrific. This piercing screech served not to not only wrack my eardrums but those of my patrons as well. By the eunech began his third number the stupidly drunk and increasingly belligerent crowd of rabble had become an outright brawl smashing tables, breaking jaw bones, and worse. I myself fled the scene at this point but I would imagine enve Gregorius Philoponus must have endured a number of blows last night. This morning I returned to assess the damage. The profit we made last night will not even cover the losses, and to add insult to injury the mob seems to have stormed off with the stores of mead as well. I have learned many lessons about stewardship and the dangers of alcohal (not to mention that no matter how renowned one might be it does not ensure one’s actual talent) A local merchant approached me while surveying the damage and remarked how happy he was to see the inn restored and offered to buy it from me on the spot. I settled like a gentleman and all together seem to have come out just about where I was when I went into buisiness save my aquired wisdom and yea knowledge such as this truly cannot be bought.</text:p>
      <text:p text:style-name="P88"/>
      <text:p text:style-name="P208">967</text:p>
      <text:p text:style-name="P208"><text:soft-page-break/></text:p>
      <text:p text:style-name="P89">8 January</text:p>
      <text:p text:style-name="P89"/>
      <text:p text:style-name="P89">Many worry about my daughter being my only heir aloud to me at times. They say that if we are to have a woman as govenor I would do just as well to appoint Basillike of Rhodos my heir “At least she has some experience in government” they remark. For this reason I have realized the importance of a male heir and now endevour for my wife, Helene, to bear me a strong son and give us a male heir.</text:p>
      <text:p text:style-name="P89"/>
      <text:p text:style-name="P90">29 January</text:p>
      <text:p text:style-name="P90"/>
      <text:p text:style-name="P90">Today while I was dictating a supply order to be forwarded to Constantinople Alexeia came running into my office wanting me to play with her and a new doll our nursed had made for her. I was very engrossed in my work but seeing my beautiul daughter’s smiling face so full of joy I couldnt help but put up my work for the rest of the afternoon. I am so blessed to have my family and even if the report goes out late I spent a lovely afternoon with my daughter which is worth more than even my imperial post.</text:p>
      <text:p text:style-name="P90"/>
      <text:p text:style-name="P91">1 February</text:p>
      <text:p text:style-name="P91"/>
      <text:p text:style-name="P91">One of my spies has developed a plan to poinson Basillike. I have told him to proceed with caution. He will disguise himself as an old peasant man and attempt to gain access to the Countess’ wine cellar where he will plant the poison. I understand the risk I am taking but also feel that Basillike (especialy after the worries about my daughter’s inheritance) is too much of a danger to be left alive. Perhaps after her death the people of Rhodos will not look so unfavorably upon a more direct administration from Halikarnossos.</text:p>
      <text:p text:style-name="P91"/>
      <text:p text:style-name="P92">23 <text:span text:style-name="T38">February</text:span><text:line-break/><text:line-break/>Hypatos Leon died, murdered in the military camps in Benevento. He was discovered in the morning with several stab wounds and a slit throat. Suspicion is abound as to who has done it. Was it his guards? Lombardian assasins? Envoys from the east or bad actors on the part of Empress Helene? The truth was not discovered. With his death command of the western army defaulted to Empres Helene who has placed her son, and former favorite for the throne, Romanos II <text:span text:style-name="T38">in charge of their return home and the withdrawl from Benevento. This was an absolutely shocking development and there is no doubt in my mind that political rivals had him murdered. I, for what it’s worth, agree that his appointment to Hypatos was a threat to the empire and especially after he refused to dismiss the army after the victory in Benevento I had become worried he would use their power to claim power for himself. Doux Niketas remains in command of the eastern army in Cilicia however theese developments in Italy have furthered the position of Romanos II over his in the opinion of the elective council who now see more clearly the power of any politician with command over a grand army and look to the responsible dismissal of the western army under Romanos II to serve as inspiration and an example on how to properly conduct oneself while seeking elevation to the imperial throne. If Romanos II dismisses the army I will support him for emperor as Niketas as well has had ample opprotunities to dismiss the eastern armies of Thrace and Anatolia.</text:span></text:p>
      <text:p text:style-name="P84"/>
      <text:p text:style-name="P93">3 March</text:p>
      <text:p text:style-name="P93"/>
      <text:p text:style-name="P93"><text:soft-page-break/>Romanos II has announced the immediate dissmisal of the western army and the agreement of peace with the people of Benevento. The Duke of Benevento who had originally ordered the invasion and later the pilliage of Calabria has been sent to rot in the dungeons of Constantinople and his brother, a Roman sympathist, has been made duke of Benevento. This has cemented Romanos II as my first choice for imperium. He has demonstrated restraint, wisdom, and nobility in his handling of the situation.</text:p>
      <text:p text:style-name="P93"/>
      <text:p text:style-name="P94">13 April</text:p>
      <text:p text:style-name="P94"/>
      <text:p text:style-name="P94">Muslim warrios from norther<text:span text:style-name="T40">n</text:span> Africa have returned to sicily once more and made landfall near Siracusa. <text:s/>Tsar Boris of Bulgaria, still embroiled in a seemingly never ending civil war, has promised to defend the island in whatever capacity he can. Serbia as well has volunteered to step up once again and has ordered their navy back to the mediteranean.</text:p>
      <text:p text:style-name="P94"/>
      <text:p text:style-name="P95">21 April</text:p>
      <text:p text:style-name="P95"/>
      <text:p text:style-name="P95">An outbreak of Typhoid Fever has been reported in the region of norther<text:span text:style-name="T40">n</text:span> Anatolia near Sinope.</text:p>
      <text:p text:style-name="P95"/>
      <text:p text:style-name="P95">4 May</text:p>
      <text:p text:style-name="P95"/>
      <text:p text:style-name="P95">Thousands more muslims have landed in Sicily this time on the western side of the island near Trapani. The Serbian navy may be too late now and the defense of the island lies with the strained and under supplied bulgarian garrison.</text:p>
      <text:p text:style-name="P95"/>
      <text:p text:style-name="P95">25 May</text:p>
      <text:p text:style-name="P95"/>
      <text:p text:style-name="P95">The African invaders have overwhelmed the Bulgarian armies and now lay siege to the final major christian force garrisoned at Monreal.</text:p>
      <text:p text:style-name="P80"/>
      <text:p text:style-name="P96">8 June</text:p>
      <text:p text:style-name="P96"/>
      <text:p text:style-name="P96">Doux Niketas, following the example of Romanos II, has dismissed the Thracian army and as an additional show of good faith and loyalty to the empire has surrendered the lands of Cilicia to the lords of Thrace so that they may choose whether to establish a new imperial theme and if so select at their own pleasure the govenor of Cilicia. These actions show a refreshing amount of maturity and give me hope for the continued civilized governence of our empire. Niketas will return to his post in Mosul and like the rest of us await with patience the developments in the imperial council. Empress Helene remains in good health at 57 years old and she as well is impressed by the actions of Niketas. As we electors get to know these men better their character begins to show as well. Romanos II did the right thing at the bequest of Helene. The empress could have assigned anyone to dismiss the eastern army but gave the opprotunity to her son in order to boost his popularity especially among the old supporters of Hypatos Leon. Niketas seems to have wanted to truly do the right thing and perhaps there had been Cilician resistance until this summer. We will not know but I for one will join the growing number of Greek, Thracian, and Armenian nobles who support Doux Niketas for the throne. I have also made it clear that I think either he or Romanos II would be acceptable candidates and that our empire’s wellbeing and domestic peace would be in safe hands under either of these strong men.</text:p>
      <text:p text:style-name="P96"/>
      <text:p text:style-name="P97">12 July</text:p>
      <text:p text:style-name="P97"/>
      <text:p text:style-name="P97"><text:soft-page-break/>A talented local artist has offered to paint a portrait of my father the late Doux Georgios. I jumped at the idea and have asked him to do a grand port<text:span text:style-name="T39">rayal in the main hall of my palace.</text:span></text:p>
      <text:p text:style-name="P97"/>
      <text:p text:style-name="P98">21 July</text:p>
      <text:p text:style-name="P98"/>
      <text:p text:style-name="P98">It seems I have been wise to be plotting against my cousin Basillike. Her sister, Gabrielia, has been plotting to kill my daughter. I was just informed of the plot today by my spymaster. What brutality this world is. I have ordered my spymaster to keep a vigilant watch on all strangers coming to the palace in light of this discovery.</text:p>
      <text:p text:style-name="P98"/>
      <text:p text:style-name="P98">14 September</text:p>
      <text:p text:style-name="P98"><text:line-break/>After much plotting my spy in Rhodos has gained access to Basillike’s church and been made a preacher in their sunday service. He will use this position to poison her communal wine. Not to hurry though haste is much less important than a job well done.</text:p>
      <text:p text:style-name="P98"/>
      <text:p text:style-name="P99">17 September</text:p>
      <text:p text:style-name="P99"><text:line-break/>Tsar Boris “the unready” has died in battle with rebels in the lands of Sofia. His heir, Petar II, is a 6 year old boy. Empress Helene, in an effort to prevent a band of rebels and pirates from completely overtaking her northern border, has offered to the new council to restore their lands in the Balkans and support them in supressing their destructive rebellion on the condition that they relinquish their claim as “emperor of the romans in Bulgaria” and surrender their castle Prilep and the lands of Strymon.</text:p>
      <text:p text:style-name="P99"/>
      <text:p text:style-name="P100">1 November</text:p>
      <text:p text:style-name="P100"/>
      <text:p text:style-name="P100">I have dispatched diplomats and dignitaries to Mosul in order to establish a friendly rapport with the Doux and heir apparent Niketas. Meanwhile the plague of Typhoid Fever continues to spread in northern Anatolia. With the winter approaching I worry for how widespread it may become.</text:p>
      <text:p text:style-name="P100"/>
      <text:p text:style-name="P101">26 December</text:p>
      <text:p text:style-name="P101"/>
      <text:p text:style-name="P101">Word from Rhodos is our conspiracy is ready for action. Basillike will be poisoned in church in the coming days and if all goes as planned I will remain unconnected and one step closer to re-taking the island for myself and my family.</text:p>
      <text:p text:style-name="P101"/>
      <text:p text:style-name="P209">968</text:p>
      <text:p text:style-name="P209"/>
      <text:p text:style-name="P102">23 January</text:p>
      <text:p text:style-name="P102"/>
      <text:p text:style-name="P102">The deed is done. Basillike is dead and our plot was never discovered. Her death was blamed on a serious illness. Her ownly child, Eunike a 7 year old daughter, has inherited her govenorship over the island and day to day power has been vested in the head of the naval acadamy. Now to plot how to put myself of my own daughter in Eunike’s place…</text:p>
      <text:p text:style-name="P102"/>
      <text:p text:style-name="P104">2 February</text:p>
      <text:p text:style-name="P104"/>
      <text:p text:style-name="P104"><text:soft-page-break/>The North African Arabs have siezed the city of Monreal. Imperial soldiers remain at the Roman fort at Messina but this may be the last stronghold of Christ on the island of Sicily. A counter attack seems likely in the near future but with Bulgaria completely preocupied and Helene’s apparent disinterest in conquest of the island from where is a difficult question.</text:p>
      <text:p text:style-name="P104"/>
      <text:p text:style-name="P104">5 February</text:p>
      <text:p text:style-name="P104"/>
      <text:p text:style-name="P104">Our emissary has reached the court of Niketas and has been greeted by a warm reception. The word I have received is quite the puzzle though. Niketas it turns out has little interest in political ambitions and had suggested that he believed a commander of Greece or the likes would inherit rather than him. I am unsure if this message has been heard in Constantinople but it is rather strange if it turns out to be true. For years the electoral council had been operating under the paranoia that Niketas had planned to use the grand army of the east to sieze power.</text:p>
      <text:p text:style-name="P104"/>
      <text:p text:style-name="P105">23 February</text:p>
      <text:p text:style-name="P105"><text:line-break/>Rather than divert our soldiers to the much needed Sicilian situation Empress Helene has decided that another Italian campaign would be prudent and ordered an occupation of the Duchy of Salerno.</text:p>
      <text:p text:style-name="P105"/>
      <text:p text:style-name="P105">22 March</text:p>
      <text:p text:style-name="P105"/>
      <text:p text:style-name="P105">I have been ordered to serve the imperial army in Italy under my duties as Strategos. This is my first war time deployment and I am eager to serve. I will depart for Constantinople at once and from there to Italy as a commander.</text:p>
      <text:p text:style-name="P105"/>
      <text:p text:style-name="P105">17 April</text:p>
      <text:p text:style-name="P105"/>
      <text:p text:style-name="P105">Upon my arrival in Constantinople I was shocked to be placed in the command of the Scholae Palantinae the cavalry arm of the Praetorian Guard. In an audience with the empress herself she assured me that my lack of prior military experience would be of little issue and that majority of the Scholae Palantinae was en route to Italy already. I am being charged with supervision and command of the remaining Praetorian cavalry and my main duty is to exercise my power to defend the imperial palace and Constantinople at large. As we are not at war with any major powers at the moment and the walls of Constantinople already afford such luxury of safety it is unlikely I will be called into action during this service. In some regards I am dissapointed to be left out of the battles but on the other hand I am hugely honored to find myself in this position in the first place and simply having an audience with her imperial glory is a reward in and of itself. Empress Helene did not specify how long my assignment would last but I expect to be in the holy city for many months. I will be sure to not waste any time while here and tommorow after introducing myself to the Scholae and establishing a rapport of professionalism I will set about the sights of the city.</text:p>
      <text:p text:style-name="P106"/>
      <text:p text:style-name="P107">2 May</text:p>
      <text:p text:style-name="P107"/>
      <text:p text:style-name="P107">In my time here I have already learned much of the inner workings of the imperial government. A young Doux, Maximos of Dyrrachion, has become something of a favorite among the Greek nobility and even won a special place in the heart of Empress Helene. Maximos was a cavalry commander in the Benevento affair and proved himself a loyal soldier, and a brilliant strategist. He has been placed in command of the Greek army during this war. The news of Niketas’ reluctance to take the throne has <text:soft-page-break/>been heard here as well and now Maximos is strongly being considered a potential candidate to receive the imperium.</text:p>
      <text:p text:style-name="P107"/>
      <text:p text:style-name="P107">19 May</text:p>
      <text:p text:style-name="P107"/>
      <text:p text:style-name="P107">After seven and a half years of rebellion, piracy, and wanton destruction Prince Roman of Bulgaria has been at last captured and imprisoned by the Bulgarian army. He had eluded capture and waged a guerilla war for last three years even after the fall of his castle at Nish even ouliving his own brothe Boris. The head of government remains the young King Petar II and his government now must find a way to end the losses in Sicily and continue to thread the peace with Rome and Serbia.</text:p>
      <text:p text:style-name="P107"/>
      <text:p text:style-name="P107">5 June</text:p>
      <text:p text:style-name="P107"/>
      <text:p text:style-name="P107">The Greek Army led by Commander Maximos has arrived in Salerno. Little resistance has met their reception, most people seem ready to welcome imperial rule.</text:p>
      <text:p text:style-name="P107"/>
      <text:p text:style-name="P108">25 July</text:p>
      <text:p text:style-name="P108"/>
      <text:p text:style-name="P108">Our posisitions in Sicily still have not been hit which feels odd. Meanwhile our occupation of Salerno has continued, for the most part, unopposed.</text:p>
      <text:p text:style-name="P102"/>
      <text:p text:style-name="P108">15 August</text:p>
      <text:p text:style-name="P108"/>
      <text:p text:style-name="P108">As wonderful as the imperial city is I am beginning to miss home.</text:p>
      <text:p text:style-name="P108"/>
      <text:p text:style-name="P108">23 August</text:p>
      <text:p text:style-name="P108"/>
      <text:p text:style-name="P108">My bishop Sergios writes to tell me that he is happy to proclaim that possibly as many as one in seven of our people of Cibyrrha have been converted to our Paulician interpretation of the holy works.</text:p>
      <text:p text:style-name="P108"/>
      <text:p text:style-name="P108">3 October</text:p>
      <text:p text:style-name="P108"/>
      <text:p text:style-name="P108">Count Photeinos the old of Attaleia died today. He was 73, absolutely ancient. <text:span text:style-name="T41">He served under my grandfather in the Kretaen expidition and upon his return was offered to continue his service in imperial administration. By the time my father took over administration Photeinos had somewhat slipped from his vigor. He never possesed that same fire in his spirit which my grandfather had and began to be somewhat lax. During the Rhodesian affair between my father and uncle he wisely remained neutral. In his old age he was kind, humble, and charitable man. The kind of geezer you cant help but adore. We went falconing once around the time my father died and I remember the bird he brought had feathers as white as his hair. I never could get that image out of my head. By the time I began administering Cibyhhra he was more or less relegated to his bed and his passing comes as no surprise to anyone. 73 is beyond a ripe old age, he was nearly my age when Romanos assumed the throne. His oldest son Bardas has become Count of Attaleia and I look forward to working with him for the improvement of Cibyhhra.</text:span></text:p>
      <text:p text:style-name="P108"/>
      <text:p text:style-name="P109">18 October</text:p>
      <text:p text:style-name="P109"/>
      <text:p text:style-name="P109">The first battle of our occupation of Salerno has ended with a decisive Roman victory. <text:span text:style-name="T42">An Italian army marched down from the Monti Picentini and was swiftly routed. The leader of the rebel band was </text:span><text:soft-page-break/><text:span text:style-name="T42">captured and tortured to reveal himself to be the Baron of Sarno. Acting on this knowledge a cavalry detachment was sent with all haste to the castle to measure the level of hostility of the peasants there and possibly gain information on any more possible bands of hostile inhabitants.</text:span></text:p>
      <text:p text:style-name="P109"/>
      <text:p text:style-name="P210">969</text:p>
      <text:p text:style-name="P210"/>
      <text:p text:style-name="P110">24 January</text:p>
      <text:p text:style-name="P110"/>
      <text:p text:style-name="P110">Roman soldiers in the west have taken the muslim castle of Iskandarun <text:span text:style-name="T43">on the eastern shores of the Mediterranean less than 50 miles from the holy city of Antioch. Without reinforcements it is impossible for them to storm the holy city and they only took Iskandarun as the enemy remaied preoccupied with an apparent Syrian civil war.</text:span></text:p>
      <text:p text:style-name="P110"/>
      <text:p text:style-name="P111">12 February</text:p>
      <text:p text:style-name="P111"/>
      <text:p text:style-name="P111">I have seen the Hagia Sofia. I have toured the imperial palace. <text:span text:style-name="T44">The walls themselves are a miracle to behold but everything after so much time, the high towers, the lovely women, they all begin to dissapoint. This isnt home. No matter how high the towers or gold the churches the entire city lacks the one thing that I love most about Halikarnossos: my family. Each day brings more good news from Italy and I hope that the Scholae Palantine will be recalled soon so that I may return to my lovely home and loving daughter.</text:span></text:p>
      <text:p text:style-name="P111"/>
      <text:p text:style-name="P112">5 April</text:p>
      <text:p text:style-name="P112"/>
      <text:p text:style-name="P112"><text:s/>I attended the dedication of the new stained glass windows in the Hagia Sofia, a ceremony officiated by Empress Helene <text:span text:style-name="T45">and the Ecumenical Patriarch Anastasios II a thin but loud man who seemed tired while he gave his consecration of the absolute works of art. I can only imagine the years it must have taken to create these amazing works or glass depicting the three wise men, the baptism, sermon on the mount, passion of christ and other memorable scenes from the new testament. I am glad I was in town for this even as I really have never seen such a remarkable thing with my own eyes. The mural of St. George in the Mausoleum or the portrait of my father do not even come close to these stained glass windows. They are simply breath taking.</text:span></text:p>
      <text:p text:style-name="P112"/>
      <text:p text:style-name="P113">18 April</text:p>
      <text:p text:style-name="P113"/>
      <text:p text:style-name="P113">I have been informed that the army will return forthright and that I am free to return home at my leasure. I did not want to seem overly eager but I will be departing withing the week.</text:p>
      <text:p text:style-name="P113"/>
      <text:p text:style-name="P113">18 May</text:p>
      <text:p text:style-name="P113"/>
      <text:p text:style-name="P113">Travelling through Anatolia I have learned the epidemic of Typhoid Fever has spread across the continent as far south as Claudiopolis.</text:p>
      <text:p text:style-name="P113"/>
      <text:p text:style-name="P114">30 May</text:p>
      <text:p text:style-name="P114"/>
      <text:p text:style-name="P114">The people of Salerno are happy to be Roman subjects and are converted to the teachings of the church in Constantinople.</text:p>
      <text:p text:style-name="P114"/>
      <text:p text:style-name="P114"><text:soft-page-break/>9 June</text:p>
      <text:p text:style-name="P114"/>
      <text:p text:style-name="P114">King-Consort and former general Pantherios has passed away. He was 69. Empress Helene has called for a week of mourning. I have arrived home to learn that Typhoid Fever is being reported in lands I had just travelled through to reach here. It has spread west to the city of Nikea where I spent a night about a month ago. Now instead of being overjoyed to see my family I worry I may have brought this terrible affliction with me…</text:p>
      <text:p text:style-name="P114"/>
      <text:p text:style-name="P114">29 June</text:p>
      <text:p text:style-name="P114"/>
      <text:p text:style-name="P114">Well the good news is neither I nor anyone I travelled with have developed a fever. What a relief.</text:p>
      <text:p text:style-name="P114"/>
      <text:p text:style-name="P114">1 July</text:p>
      <text:p text:style-name="P114"/>
      <text:p text:style-name="P114">Salerno has been incorporated into the imperial theme of Lukania.</text:p>
      <text:p text:style-name="P114"/>
      <text:p text:style-name="P114">21 July</text:p>
      <text:p text:style-name="P114"/>
      <text:p text:style-name="P114">Doux Maximos has certainly made a name for himself after his vicotories in Italy. The question of imperial succession has been narrowed to him and Helene’s son Romanos II. I still stand by my assertions that a member of Helene’s and Romano’s dynasty would be the best choice. Romanos II is a decendant of both Basil and Romanos and therefore the obvious choice in my opinion. I hope the rest of the council agrees with me if and when that time comes.</text:p>
      <text:p text:style-name="P114"/>
      <text:p text:style-name="P115">26 August</text:p>
      <text:p text:style-name="P115"/>
      <text:p text:style-name="P115">As the days continue the Typhoid Fever continues to spread across Anatolia. Meanwhile the muslim plague continues to ravage the isle of Sicily.</text:p>
      <text:p text:style-name="P115"/>
      <text:p text:style-name="P115">12 October</text:p>
      <text:p text:style-name="P115"><text:line-break/>There is reported an epidemic of Typhoid Fever in Sardais less than 200 miles from our fair court.</text:p>
      <text:p text:style-name="P115"/>
      <text:p text:style-name="P116">7 November</text:p>
      <text:p text:style-name="P116"/>
      <text:p text:style-name="P116">Typhoid Fever is here. An epidemic has been reported in the city of Miletos only 30 miles north. A single days journey by boat Miletos is situated on the other side of the Gulf of Gulluk. I have begun praying for my familes safety and I have warned my steward that the tax seaso may be impacted.</text:p>
      <text:p text:style-name="P116"/>
      <text:p text:style-name="P116">2 December</text:p>
      <text:p text:style-name="P116"/>
      <text:p text:style-name="P116">A strange figure clad in midnight blue thrust a book of matching color into my hands at dinner last night. I get a strange feeling from the book like it wants me to read it…</text:p>
      <text:p text:style-name="P116"/>
      <text:p text:style-name="P116">9 December</text:p>
      <text:p text:style-name="P116"/>
      <text:p text:style-name="P116">Reports of typhoid fever seem to have slowed across Anatolia. As a matter of fact the reports out of Miletos seem more troubline than those from <text:span text:style-name="T46">Nikea where just a month ago there were reports of </text:span><text:soft-page-break/><text:span text:style-name="T46">people dying in the streets. Perhaps this is a true sign of relief. Still knowing that there are many people who are sick just across the Gulf of Gulluk is unsettling to say the least.</text:span></text:p>
      <text:p text:style-name="P116"/>
      <text:p text:style-name="P117">25 December</text:p>
      <text:p text:style-name="P117"/>
      <text:p text:style-name="P117">On Christmas day a great Bulgarian army boarded Serbian ships and made way for Sicily.</text:p>
      <text:p text:style-name="P117"/>
      <text:p text:style-name="P211">970</text:p>
      <text:p text:style-name="P211"/>
      <text:p text:style-name="P117">27 January</text:p>
      <text:p text:style-name="P117"/>
      <text:p text:style-name="P117">Great news: The last case of typhoid fever has been reported and recovered in the city of Miletos and we still have not found a single case in Halikarnossos. I have begun teaching Alexeia about the various imperial duties I have been charged with and preparing her to administer the theme of Cibyhhra one day. I still have not fathered a son and Helene’s general coldness with me makes me worry that it is not meant to be. I pray for a son, I wish for it very much but if God denies me this wish then I must make due with what I have, a daughter. If Alexeia is to maintain our families role in the imperial government then she must learn what the job entails and how to properly execute the essential functions of a thematic governor. We’re starting simple with reading and writing.</text:p>
      <text:p text:style-name="P117"/>
      <text:p text:style-name="P117">5 February</text:p>
      <text:p text:style-name="P117"/>
      <text:p text:style-name="P117">The Bulgarina Army has landed on Sicily near Syracusa and begin the daunting task of routing the African invaders.</text:p>
      <text:p text:style-name="P117"/>
      <text:p text:style-name="P118">18 February</text:p>
      <text:p text:style-name="P118"/>
      <text:p text:style-name="P118">The recently taken castle of Iskandaran has come under siege of Syrian muslims. Empress Helene still has not ordered an army’s dispatch and as such they are likely to loose the castle.</text:p>
      <text:p text:style-name="P118"/>
      <text:p text:style-name="P118">29 May</text:p>
      <text:p text:style-name="P118"/>
      <text:p text:style-name="P118">Kallistos, the commander of our navy has become so striken by the Paulician faith that he has decided to study under Bishop Sergios every evening in an effort to become a priest. I am glad to see an old man over come the long years of orthodox propaganda and get shown the light of gnostic theological thought.</text:p>
      <text:p text:style-name="P118"/>
      <text:p text:style-name="P118">5 June</text:p>
      <text:p text:style-name="P118"><text:line-break/>This mysterious blue book has all but consumed my life for the last 6 months. Every chance I have I sit down and try to interpret its strange mysteries. On the surface the words seem gibberish but I know that through intense study the secrets will soon be mine!</text:p>
      <text:p text:style-name="P118"/>
      <text:p text:style-name="P119">25 June</text:p>
      <text:p text:style-name="P119"/>
      <text:p text:style-name="P119">I spend 20 days doing nothing but reading the book. I read it fron to back a dozen times and am now convinced it is nonesense. I have decided to read through the works of Homer and I will introduce Alexeia to his epic poetry. First I need to blow off a little steam...Hey Helene come here..</text:p>
      <text:p text:style-name="P119"><text:soft-page-break/></text:p>
      <text:p text:style-name="P119">26 June</text:p>
      <text:p text:style-name="P119"/>
      <text:p text:style-name="P119">Fate smiles upon me my wife Helene is pregnant ;)</text:p>
      <text:p text:style-name="P119"/>
      <text:p text:style-name="P119">19 July</text:p>
      <text:p text:style-name="P119"/>
      <text:p text:style-name="P119">The imperial soldiers in the east have been forced out of Iskandaran and have returned to the fortress at Alexandretta. The Bulgarian Army has managed to take back the eastern side of Sicily through a bloody and focused campaign meanwhile the Serbian navy has begun a partial blockade in the Gulf de Hammamet.</text:p>
      <text:p text:style-name="P119"/>
      <text:p text:style-name="P119">5 August </text:p>
      <text:p text:style-name="P119"/>
      <text:p text:style-name="P119">Alexeia grew bored of her embroidery lesson and asked me to show her the ways of the blade. I just can’t say no to this girl. We spent an hour dueling each other and she showed me that she is a brave and strong little girl. I am very proud of her.</text:p>
      <text:p text:style-name="P119"/>
      <text:p text:style-name="P119">13 August</text:p>
      <text:p text:style-name="P119"/>
      <text:p text:style-name="P119">Empress Helene has declared her intentions for the east. She has ordered that our soldier refrain from going on the offensive into Syria and instead divert their attention into Kurdistan to <text:span text:style-name="T47">the east of the Irbil mountains. Her reasoning seems to be that Syria is well defended and will drag us into a long and protracted war and that while the Syrians seem divided now is a better time to secure our flanks to the east. In addition Kurdistan is immediately adjacent to the theme of Mosul controlled by Caesar Niketas so she may have made this move in order to put him back into the spotlight at a time when the Imperial council seems ready to select the Greek Doux Maximos as her successor. I believe Helen the Noble Empress agrees with my analysis that our empire would be stronger is the dynasty of Romanos remains on the throne but these are simply observatios and assumptions. None but the Empress herself could understand the reasoning behind her decision. Her word is well respected and obeyed universally, and so Rome goes to war in Kurdistan.</text:span></text:p>
      <text:p text:style-name="P119"/>
      <text:p text:style-name="P120">2 November</text:p>
      <text:p text:style-name="P120"/>
      <text:p text:style-name="P120">Bulgaria has won a major victoy over the arabs at Erice in western Sicily. If the Serbian Navy can maintain their naval blockade and the Bulgarian army clear Malta again they may yet restore Christian rule in the isles.</text:p>
      <text:p text:style-name="P120"/>
      <text:p text:style-name="P212">971</text:p>
      <text:p text:style-name="P212"/>
      <text:p text:style-name="P121">3 January</text:p>
      <text:p text:style-name="P121"/>
      <text:p text:style-name="P121">A peasant revolt in Cilicia has halted the planned invasion of Kurdistan.</text:p>
      <text:p text:style-name="P121"/>
      <text:p text:style-name="P121">26 January</text:p>
      <text:p text:style-name="P121"/>
      <text:p text:style-name="P121">A horror show today. My wife Helene gave birth to our second daughter but not all was well with the pregnancy. Helene had complained often of not feeling well this past month but I thought little of it. <text:soft-page-break/>Last week she developed a high fever and while giving birth she collapsed and lost conciousness. I have named our second daughter Helene in honor of her mother and our Empress. May God please save my wife.</text:p>
      <text:p text:style-name="P121"/>
      <text:p text:style-name="P121">7 February</text:p>
      <text:p text:style-name="P121"/>
      <text:p text:style-name="P121">My wife Helene has recovered but she does not seem the same, she looks so frail, so broken. She is still quite ill but the doctors think she has a good chance of recovery. I hope her spirits return to her. Looking at the woman lying pale on the sheets I feel I dont see my wife, but a vision of death itself. So frail, so pale, so unwell…</text:p>
      <text:p text:style-name="P121"/>
      <text:p text:style-name="P122">2 April</text:p>
      <text:p text:style-name="P122"/>
      <text:p text:style-name="P122">My wife Helene has finally been able to get out of bed. Her fever has gone down and she has even started acting like herself (being rude and generally unpleasant to be around) However her physical form has only barely improved. I dont know how to explain it. She’s lost so much weight, and her face, the look in her face, its not the same woman I made love to. I do believe her frailty may be here to stay. Im worried she’ll get knocked down by the wind, or the next time I go to make love to her I will break her back. I do not know what to do about it. I thank God she’s still alive but I cant help but miss her. The energy with which she used to tell me to screw off is gone now its just a sad almost pathetic contempt I see in her. What a shame…</text:p>
      <text:p text:style-name="P122"/>
      <text:p text:style-name="P123">30 April</text:p>
      <text:p text:style-name="P123"/>
      <text:p text:style-name="P123">Empress Helene the Noble has organized the theme of Cilicia as the peasant revolts continue to impede imperial buisiness across eastern Anatolia.</text:p>
      <text:p text:style-name="P123"/>
      <text:p text:style-name="P124">2 May</text:p>
      <text:p text:style-name="P124"/>
      <text:p text:style-name="P124">Helene the Noble has annoucned the incorporation of Benevento into the theme of Neapolis.</text:p>
      <text:p text:style-name="P124"/>
      <text:p text:style-name="P124">23 May</text:p>
      <text:p text:style-name="P124"/>
      <text:p text:style-name="P124">A small riot broke out on the streets of Benevento with the news of their imperial incorporation. Despite their defeat in the war of Benevento 5 years ago their people remain proud and defiant. The Italian legions will make short work of this rebellion.</text:p>
      <text:p text:style-name="P124"/>
      <text:p text:style-name="P124">16 June</text:p>
      <text:p text:style-name="P124"/>
      <text:p text:style-name="P124">Doux Maximos has once again been placed in command of the Italian army. His support is near universal among Italian and Greek noblility.</text:p>
      <text:p text:style-name="P124"/>
      <text:p text:style-name="P125">11 August</text:p>
      <text:p text:style-name="P125"/>
      <text:p text:style-name="P125">Bulgarian soldiers have managed to expel African forces from Sicily and Malta and reclaimed the isles in the name of Christ. Empress Helene the Noble has ordered the return of the Balkan territories which had come under imperial rule during the Bulgarian Civil war in an effort to promote peace, unity, and cooperation among the eastern christian states.</text:p>
      <text:p text:style-name="P125"/>
      <text:p text:style-name="P125"><text:soft-page-break/>5 September</text:p>
      <text:p text:style-name="P125"/>
      <text:p text:style-name="P125">Sardinian soldiers have landed in Gaeta and attacked imperial soldiers, killing many and raiding the rich trade ports there. The Giudice of Gallura has attacked in support of Benevento and complicated the situation in Italy.</text:p>
      <text:p text:style-name="P125"/>
      <text:p text:style-name="P126">6 October</text:p>
      <text:p text:style-name="P126"/>
      <text:p text:style-name="P126">The army of Doux Maximos has destroyed the Gallurans at Gaeta but another force has landed in Calabria. The rich Sardinians seem determined to resist imperial expansion at any cost.</text:p>
      <text:p text:style-name="P126"/>
      <text:p text:style-name="P126">24 November</text:p>
      <text:p text:style-name="P126"/>
      <text:p text:style-name="P126">After many weeks of bloodshed the Sardinian army of Gallura hs been expelled from the Italian shores.</text:p>
      <text:p text:style-name="P126"/>
      <text:p text:style-name="P126">22 December</text:p>
      <text:p text:style-name="P126"/>
      <text:p text:style-name="P126">The Italian situation has quited down as winter approaches. Hopefully the Guidice of Gallura will not be so foolish as to try another failed Italian expedition. Meanwhile Bulgarian troops have brought the fight to the Muslims landing expeditionary forces in Tunis.</text:p>
      <text:p text:style-name="P127"/>
      <text:p text:style-name="P213">972</text:p>
      <text:p text:style-name="P213"/>
      <text:p text:style-name="P128">5 January</text:p>
      <text:p text:style-name="P128"/>
      <text:p text:style-name="P128">The rebellions in eastern Anatolia still have not been put out. They are not so powerful as to overrun towns or cities nor have they the strength to take on any imperial legions but they reamain an annoyance and Caesar Niketas has experienced difficulty in combatting the rebel’s gorrila tactics and has resorted to splintering his army into dozens of sub-divisions in an effort to be present when the enemy strikes.</text:p>
      <text:p text:style-name="P128"/>
      <text:p text:style-name="P128">14 February</text:p>
      <text:p text:style-name="P128"/>
      <text:p text:style-name="P128">Bishop Sergios believes a little less than half the populaion of Halikarnossos now adheres to our Paulician faith.</text:p>
      <text:p text:style-name="P128"/>
      <text:p text:style-name="P129">2 March</text:p>
      <text:p text:style-name="P129"/>
      <text:p text:style-name="P129">Empress Helene the Noble has passed away. She was 62 years old. Helene the Noble will be remembered as a steady and strong <text:span text:style-name="T48">ruler who unifed our people after a period of dynastic uncertainty following the death of Emperor Romanos. Her greatest accomplishment will be the subjagation of lower Italy and her greatest failure will be her hesitance to push Imperial gains in the east. Gains won swiftly under Romanos, and Konstantinos VII and VIII were held but not expanded. The imperial council has called for a week of mourning and then the council will select her successor. My desire to have her son succeed her is well known among the council and my vote, while relativly small, will be a factor in their decision.</text:span></text:p>
      <text:p text:style-name="P129"/>
      <text:p text:style-name="P130">15 March</text:p>
      <text:p text:style-name="P130"><text:soft-page-break/></text:p>
      <text:p text:style-name="P130">The council has selected Ioannes, nephew of Helene and cousin of Romanos II, to inherit the Roman Imperium. Crowned Emperor Ioannes I he is a shrewd and highly intelligent young man of 22 years. Ioannes secured his ascension through a politically expidient marriage to the daughter of Doux Charles-Constantin of Thrace, the most powerful man in Constantinople behind the Ecumenical Patriarch after Helene’s death. Charles-Constantin agreed with my assesment that the new emperor must be a member of Romanos’ dynasty and had originally supported Caesar Niketas. After Niketas’ relevation of disinterist in ascending the throne he, like I, believed Romanos II to be the obvious choice but as Ioannes grew in age he quickly rose throught the ranks of imperial beuracracy. Helene had promoted Ioannes to Magistros, or master of offices, last year. His meteoric rise to the top did not go unnoticed by members of the imperial council and he was ultimatly one of the two final contenders for Imperium along with Romanos II. Maximos was disqualified as he was not of Romanos’ dynasty and Romanos II was ultimately passed over because while both he and Ioannes lacked any military experience it was determined that if they were to elect a “cleve talker and paper pusher” to the throne they should at least elevate the more clever of the two choices. And so it goes Emperor Ioannes I through a combination of determination, a clever marriage, extraodinary polical talent, and a little bit of luck became the most powerful man in Europe on March 15 972. Ioannes has my full support. Long live the Emperor Ioannes I!</text:p>
      <text:p text:style-name="P130"/>
      <text:p text:style-name="P131">2 April</text:p>
      <text:p text:style-name="P131"/>
      <text:p text:style-name="P131">Doux Maximos has announced the subjegatoin of Benevento and ordered his Italian armies to stand down and return home. Maximos to his credit seems contnet with our new Emperor. He and Niketas, along with Romanos II, are the three most powerful threats to Ioannes’ new rule but all seem content and unwilling to challenge his ascension via combat. Perhaps the legacy of Empress Helene the Noble will be an entire era of peace and prosperity for Rome.</text:p>
      <text:p text:style-name="P131"/>
      <text:p text:style-name="P131">1 June</text:p>
      <text:p text:style-name="P131"/>
      <text:p text:style-name="P131">Emperor Ioannes has made it known that it is our first priority as an empire to stand with our brothers in the faith and defend Sicily by any means necessary. He has orderd the Greek army to depart at once for North Africa to assist the Bulgarians in the pilliaging of Tunis, the withdrawl from Africa, and the continued defence of Sicily and Malta from the Arabic plague.</text:p>
      <text:p text:style-name="P131"/>
      <text:p text:style-name="P132">5 October</text:p>
      <text:p text:style-name="P132"/>
      <text:p text:style-name="P132">Alexeia asked me question regarding God and the faith today. I tried to be as honest and up front with her as possible that the church in Constantinople abuses the word of God for their own temporal power. I explained that our faith preaches self interpretation of the scripture and your own connection with God above your connection to the Ecumenical Patriarch in Constantinople. She came away from the conversation with an unintended consequence, she feels we are better than those who follow the orthodox tradition. While I do agree we are correct in our interpretation I tried to caution her observation but to no avail. She has become quite prideful in her assuredness of spiritual legitimacy.</text:p>
      <text:p text:style-name="P132"/>
      <text:p text:style-name="P132">10 October</text:p>
      <text:p text:style-name="P133"><text:span text:style-name="T49"><text:line-break/>The imperial navy has begun escorting Bulgarian soldiers and Serbian ships back across the </text:span>Mediterranean <text:span text:style-name="T49">in victory. Emperor Ioannes has ordered the navy to first assure their safe transport </text:span><text:soft-page-break/><text:span text:style-name="T49">home and then begin construction of a military fort on Sicily to better safeguard from any possible African invasion in the future.</text:span></text:p>
      <text:p text:style-name="P133"/>
      <text:p text:style-name="P214">973</text:p>
      <text:p text:style-name="P214"/>
      <text:p text:style-name="P134">4 January</text:p>
      <text:p text:style-name="P134"/>
      <text:p text:style-name="P134">A group of military leaders in Greek have become verbally critical of the Emperor Ioannes exclaiming that the Emperor lacks any military experience and will prove to be, as his predecessor, weak on foreign policy however strong he may be in domestic administration. These commanders have not gone so far as to advocate his removal but have voiced a level of concern surrounding Ioannes which has not been raised since the days of Konstantinos VIII.</text:p>
      <text:p text:style-name="P134"/>
      <text:p text:style-name="P135">12 January</text:p>
      <text:p text:style-name="P135"/>
      <text:p text:style-name="P135">I went hunting with Bardas the Count of Attaleia and we become rather good friends on the expidition. He respects my bravery and I admire his. Good fun and a wonderful way to strengthen the vassal relationship.</text:p>
      <text:p text:style-name="P135"/>
      <text:p text:style-name="P135">25 January</text:p>
      <text:p text:style-name="P135"/>
      <text:p text:style-name="P135">My daughter Helene has been growing so fast. I swear it was just yesterday she was an infant gasping for breathe and now here she is running into my office with her dolls asking to play. She reminds me of her sister so much. Life is a crazy thing, so slow, but so fast. Its over in the blink of an eye, <text:span text:style-name="T53">in the space of a few dozen years...</text:span></text:p>
      <text:p text:style-name="P135"/>
      <text:p text:style-name="P135">14 March</text:p>
      <text:p text:style-name="P135"/>
      <text:p text:style-name="P135">Slowly but surely the Anatolian revolts have developed political demands asking for lower taxes, and representation in their imperial theme. The eastern army still tries to put them under control but as the protests have grown to be widely non violent (and Emperor Ioannes has not made it a priority) they have been allowed to continue with less and less crackdown. Caesar Niketas almost seems to be letting them assmeble as they please at this point.</text:p>
      <text:p text:style-name="P135"/>
      <text:p text:style-name="P136">11 May</text:p>
      <text:p text:style-name="P136"/>
      <text:p text:style-name="P136">I have asked my spies to develop a plan to murder my cousin Gabrielia Platys. Gabrielia is in Italy and I understand the difficulty of this assisnation but she remains one of my chiefest political rivals. If I could have her eliminated only Basillike’s daughter Eunike would remain between me and a subjugation of Rhodos.</text:p>
      <text:p text:style-name="P136"/>
      <text:p text:style-name="P136">11 July</text:p>
      <text:p text:style-name="P136"/>
      <text:p text:style-name="P136">An arabic army has marched out of Persia through Kurdistan and into Armenia. They are a great host and stand capable of toppling the Armenia king. I trust Emperor Ioannes is aware of the situation…</text:p>
      <text:p text:style-name="P136"/>
      <text:p text:style-name="P137">22 August</text:p>
      <text:p text:style-name="P137"/>
      <text:p text:style-name="P137"><text:soft-page-break/>Emperor Ioannes has ordered the Italian army into Chieti. Chieti has been a close trade ally of the Kingdom of Italy for many years and this, the first decisive unilateral action of Ioannes’ imperium, may bring the empire into a<text:span text:style-name="T51">n exstensive total war with the Kingdom of Italy. This has the potential to radiacally transform East-West relations and could serve as the final nail in the coffin of communication and cooperation between Constantinnople and Roma both spiritually and diplomatically. I have faith that Ioannes knows what he is doing and has made a wise decision but the effects of this order remain to be seen.</text:span></text:p>
      <text:p text:style-name="P137"/>
      <text:p text:style-name="P138">25 August</text:p>
      <text:p text:style-name="P138"/>
      <text:p text:style-name="P138">I have been called to serve as a cavalry commander in the Italian campaign. I have been informed that the Imperial Army expects the Kingdom of Italy to intervene and for this reason they are calling up any and all reserves to serve the empire. This will be my first experience in war. I have been summoned to Belcasto and I will depart with haste immediately.</text:p>
      <text:p text:style-name="P138"/>
      <text:p text:style-name="P138">26 August</text:p>
      <text:p text:style-name="P138"/>
      <text:p text:style-name="P138">I left at dawn. I told my daughters and wife I loved them last night and that I would return as soon as able, though I do not know when that will be. I hope they will stay safe. I have left Bishop Sergios in command of our realm until my return. I know that the theme of Cibyhhra is in good hands and I now must turn my attention to the battlefield.</text:p>
      <text:p text:style-name="P138"/>
      <text:p text:style-name="P138">5 October</text:p>
      <text:p text:style-name="P138"/>
      <text:p text:style-name="P138">I have been joined to the Tourma of Italy and made it’s left flank commander. I am serving directly under Doux Maximos. I can see why so many in Greece had spoken of him as a potential recipient of the Imperium. Maximos is strong, direct leader, and a brilliant strategist as well. I am inspired just attending his <text:span text:style-name="T52">briefings and will do my best not to dissapoint such a man as this. We will march north to Benevento and then either continue to Chieti or, if the Italians should decide to meet us, head west towards Roma. I am filled with both dread and excitement but under such a general as Maximos I feel assured we will be victorious.</text:span></text:p>
      <text:p text:style-name="P138"/>
      <text:p text:style-name="P139">11 October</text:p>
      <text:p text:style-name="P139"/>
      <text:p text:style-name="P139">We head west, an Italian army has been spotted moving south from Roma towards Gaeta.</text:p>
      <text:p text:style-name="P139"/>
      <text:p text:style-name="P139">26 October</text:p>
      <text:p text:style-name="P139"/>
      <text:p text:style-name="P140">My first <text:span text:style-name="T53">battle, my first </text:span>victory. We decended down a large hill as the sun rose, the italian army much smaller than ours had already formed ranks and awaited us. I was ordered to take the cavalry division north about a mile and a half and wait until Maximos’ infantry had engaged the Italians then I was to sweep down and route the enemy. The plan worked flawlessly and I saw with my own eyes the strength and glory of the Roman army.</text:p>
      <text:p text:style-name="P140"/>
      <text:p text:style-name="P141">16 November</text:p>
      <text:p text:style-name="P141"/>
      <text:p text:style-name="P141">We have moved east to the city of Chieti itself and begun the construction of defensive preparations with our war with Italy. We have won the first battle but this is shaping up to what may prove a long a bitter war.</text:p>
      <text:p text:style-name="P141"><text:soft-page-break/></text:p>
      <text:p text:style-name="P141">29 November</text:p>
      <text:p text:style-name="P141"/>
      <text:p text:style-name="P141">Commander Maximos has decided to concentrate our main <text:span text:style-name="T54">forces in the east leaving only small scouting parties to keep watch over the western seas and the Via Latium respectively. I am stationed in the city of Chieti where days are quiet but full of energy.</text:span></text:p>
      <text:p text:style-name="P141"/>
      <text:p text:style-name="P142">6 December</text:p>
      <text:p text:style-name="P142"/>
      <text:p text:style-name="P142">Maximos has confirmed that our main priority will be defensive at this time. He has no intention of marching north or taking Roma whether or not that would be possible. His orders from Emperor Ioannes specify only Chieti is to be taken.</text:p>
      <text:p text:style-name="P142"/>
      <text:p text:style-name="P143">27 December</text:p>
      <text:p text:style-name="P143"/>
      <text:p text:style-name="P143">Much of the Arminian lowlands have fallen to the Arabic invaders.</text:p>
      <text:p text:style-name="P143"/>
      <text:p text:style-name="P215">974</text:p>
      <text:p text:style-name="P215"/>
      <text:p text:style-name="P143">22 January</text:p>
      <text:p text:style-name="P143"/>
      <text:p text:style-name="P143">Winter in Italy has been lovely so far. Other than our initial fight outside Gaeta we have seen no action since our arrival in Italy late last year.</text:p>
      <text:p text:style-name="P143"/>
      <text:p text:style-name="P143">4 March</text:p>
      <text:p text:style-name="P143"/>
      <text:p text:style-name="P143">An Italian army has been spotted 30 miles west of our position in the Italian city of Aquila. Maximos has ordered their position and strength to be monitored but has decided to only strike it they should move south or east. He is hoping that they are simply standing guard against a theorized assault on our part and that they have accepted their defeat and loss of Chieti.</text:p>
      <text:p text:style-name="P143"/>
      <text:p text:style-name="P143">9 March</text:p>
      <text:p text:style-name="P143"/>
      <text:p text:style-name="P143">A great Italian Army has arrived in Aquila swelling their numbers to near 10,000.</text:p>
      <text:p text:style-name="P143"/>
      <text:p text:style-name="P143">28 March</text:p>
      <text:p text:style-name="P143"/>
      <text:p text:style-name="P143">Another Italian army marches south on the Via Latina. We are outnumbered and essentially surrounded. I am trying not to panic but I am wondering if Maximos made a mistake in not attacking Aquila when their numbers were still small.</text:p>
      <text:p text:style-name="P143"/>
      <text:p text:style-name="P143">18 April</text:p>
      <text:p text:style-name="P143"/>
      <text:p text:style-name="P143">The Italian army has passed to the south of us and now wrecks havoc among the lands of Benevento. Maximos has decided that since our defenses here are strong we will simply wait and allow what happens to happen. My faith in the commander is dwindling by the day. I miss my family.</text:p>
      <text:p text:style-name="P143"/>
      <text:p text:style-name="P144">13 May</text:p>
      <text:p text:style-name="P144"><text:soft-page-break/></text:p>
      <text:p text:style-name="P144">The Italian army has occupied the lands of Salerno. Maximos assures us that imperial reenforcements are on the way. Meanwhile word from the imperial city is that Muslim raiders have sailed up the Aegean and begun to pilliage the fields of Thracia in the absence of the city’s guard. I fear that our forces are already all in Italy and that not only will they prove inssuficiant against Italy but that we have left Constantinople open to attack from raids as well.</text:p>
      <text:p text:style-name="P144"/>
      <text:p text:style-name="P144">5 June</text:p>
      <text:p text:style-name="P144"/>
      <text:p text:style-name="P144">Roughly 1000 men of Chieti have been conscripted into our army as reserves meanwhile the Italian army has destroyed much of the cities of Salerno and Acerno.</text:p>
      <text:p text:style-name="P144"/>
      <text:p text:style-name="P144">10 July</text:p>
      <text:p text:style-name="P144"/>
      <text:p text:style-name="P144">Maximos has ordered us to move south along the Italian coast. He expects us to rendezvous with a contingency of imperial reenforcements and from their move west and destroy the Italian army. Cavalry move out!</text:p>
      <text:p text:style-name="P144"/>
      <text:p text:style-name="P144">27 July</text:p>
      <text:p text:style-name="P144"/>
      <text:p text:style-name="P144">Near Cannae we discovered our reenforcements only 1500 reserves from Anatolia. Half of what we had expected. Maximos has ordered our march west at all haste to attack the Italians in Salerno.</text:p>
      <text:p text:style-name="P144"/>
      <text:p text:style-name="P145">13 Augus<text:span text:style-name="T55">t</text:span></text:p>
      <text:p text:style-name="P145"><text:line-break/>On the eve of battle an Italian dispatch was received on diplomatic protocall. Maximos remained in negotiaions through the night and in the morning the Italians diplomats rode off and Maximos informed us we would be returning home. Wonderful news! I undersatnd it that the Italian general has surrendered Chieti in exchange for safe passage north, food, provisions, and an agreement on the part of Maximos to respect the border drawn between Chieti and Aquina. Trade between the regions will be allowed to proceed unrestricted and both our soldiers may return to their homes without needless bloodshed. This has been a triumph of diplomacy and demonstrates that perhaps some amount of brotherhood between East and West still remains to this day.</text:p>
      <text:p text:style-name="P145"/>
      <text:p text:style-name="P146">23 August</text:p>
      <text:p text:style-name="P146"/>
      <text:p text:style-name="P146">Another civil war has decended on Bulgaria. A cousin of the late Tsar Boris named Benjamin of Karvuna has denounced the boy-king Petar II and raised his flag in rebellion. Bulgarian nobles are split nearly evenly between support of Benjamin and Petar II.</text:p>
      <text:p text:style-name="P146"/>
      <text:p text:style-name="P146">5 September</text:p>
      <text:p text:style-name="P146"/>
      <text:p text:style-name="P146">The Armenian government has collapsed from the Arabic invasion. Muslims now run wild from Lori to Ani to the city of Van and the last of the Armenian resistance is essentially forced to hide in caves. This poses a new and serious threat to our empire. Caesar Niketas has placed the armies of Mosul on high alert but without the support of Emperor Ioannes the imperial cause in the east becomes more dire by the day.</text:p>
      <text:p text:style-name="P146"/>
      <text:p text:style-name="P146">3 October</text:p>
      <text:p text:style-name="P146"><text:soft-page-break/></text:p>
      <text:p text:style-name="P146">I have returned home a little over a year after I left for Italy. My girls have grown so much! I am overjoyed to be back home.</text:p>
      <text:p text:style-name="P146"/>
      <text:p text:style-name="P147">2 December</text:p>
      <text:p text:style-name="P147"/>
      <text:p text:style-name="P147">The muslim raiders have been expelled from the Aegean and our peaceful way of life has come back to the empire just in time for Christmas.</text:p>
      <text:p text:style-name="P147"/>
      <text:p text:style-name="P216">975</text:p>
      <text:p text:style-name="P216"/>
      <text:p text:style-name="P147">5 January</text:p>
      <text:p text:style-name="P147"/>
      <text:p text:style-name="P147">Alexeia has become a very ambitious little girl. She has such a drive to learn and improve herself. Since my return she has not stopped bothering me about learning all I can teach her about administration, warfare, hunting, astrology, everything. She reminds me of myself so much…</text:p>
      <text:p text:style-name="P147"/>
      <text:p text:style-name="P148">24 February</text:p>
      <text:p text:style-name="P148"/>
      <text:p text:style-name="P148">My wife, Helene, told me she is pregant again. I could sense the fear in her voice. Birthing our second daughter Helene nearly killed her. She really never recovered fully. I held her and told her it would be alright. After I went to Bishop Sergios and we prayed for her safety.</text:p>
      <text:p text:style-name="P148"/>
      <text:p text:style-name="P148">2 March</text:p>
      <text:p text:style-name="P148"/>
      <text:p text:style-name="P148">I have been informed that Count Bardas of Attaleia seeks to take my place as govenor of Cibyhhra… A most troubling development. I cannot be sure that he means to take it by force, or that he merely had remarked that he would do a better job than I during my service in Italy. Or perhaps he simply means that as I have only female heirs that he and his family of strong sons would better administer our lands. The fact is this theme has been administerd by my family for over 60 years and we have grown stronger for it. I will keep close attention on the situation and if I feel the need I will order his arrest. I worry that arresting him would trigger armed conflict between our people and especially as the imperial government has been weakend in it’s once implied powers of inter-vassal mediation arms would likely be how the ordeal played out unless I could somehow conive a way to remove him without causing a panic. Perhaps if I could create a sufficient context... but what would work? <text:span text:style-name="T56">Besides I would need him removed without drawing suspicion from his sons…</text:span></text:p>
      <text:p text:style-name="P148"/>
      <text:p text:style-name="P149">30 March</text:p>
      <text:p text:style-name="P149"/>
      <text:p text:style-name="P149">I fear our empire is on the verge of civil war. As the forces of Islam gather like a strom in Kurdistan and Armenia Emperor Ioannes has ordered the armies east...to invade Georgia. I have even protested and if I receive an imperial summons I will refuse. I am beginning to worry that the fears of the Greeks has come to pass, Ioannes may be a brilliant diplomat but he clearly has no understanding of the situation in the east. He’s never been east of the Bosporus as far as I know!</text:p>
      <text:p text:style-name="P149"/>
      <text:p text:style-name="P150">13 May</text:p>
      <text:p text:style-name="P150"/>
      <text:p text:style-name="P150"><text:soft-page-break/>Bishop Sergios has suggested allowing my pregnant wife Helene rest in complete darkness to calm her mind. We have been following his advice for a few days now and already Helene has started to look more herself. I can see some semblacne of strength still in her spirit and that she still has the power to bear a strong healthy child. I hope she survives…</text:p>
      <text:p text:style-name="P150"/>
      <text:p text:style-name="P151">11 July</text:p>
      <text:p text:style-name="P151"/>
      <text:p text:style-name="P151">Italy has begun an invasion of northern Africa. The Italian King seeks to capture the lands of Tunis. This reminds me so much of the old stories of the Carthagian wars and The Aeneid. I am glad to see the infidels defeated in Africa but I worry their position remains strong in the east and that Emperor Ioannes is going after the wrong target in Georgia.</text:p>
      <text:p text:style-name="P151"/>
      <text:p text:style-name="P151">26 September</text:p>
      <text:p text:style-name="P151"/>
      <text:p text:style-name="P151">My wife Helene gave birth to my thrid daughter, Theodora, a healthy baby girl. Helene seems to have had a much better time around with Theodora than with Helene easing many of my worries about this pregnancy. Ill never forget how scared I was after Helene’s birth and how terribly ill my wife looked…</text:p>
      <text:p text:style-name="P151"/>
      <text:p text:style-name="P152">1 December</text:p>
      <text:p text:style-name="P152"/>
      <text:p text:style-name="P152">The imperial army has suffered a defeat at the hands of Georgia. This whole war is a fiasco the soldiers should be in Armenia fighting Arabs not Georgian Christians!</text:p>
      <text:p text:style-name="P152"/>
      <text:p text:style-name="P152">19 December</text:p>
      <text:p text:style-name="P152"/>
      <text:p text:style-name="P152">Ive been informed an epidemic of Smallpox has afflicted merchants in the Ionian sea reaching ports in Sicily, Brendesion, and Epieros.</text:p>
      <text:p text:style-name="P152"/>
      <text:p text:style-name="P217">976</text:p>
      <text:p text:style-name="P217"/>
      <text:p text:style-name="P152">18 February</text:p>
      <text:p text:style-name="P152"/>
      <text:p text:style-name="P152">Muslim soldiers have now moved down from the Armenian foothills into the region of Jazira directly adjacent to Caesar Niketas in Mosul.</text:p>
      <text:p text:style-name="P152"/>
      <text:p text:style-name="P153">19 March</text:p>
      <text:p text:style-name="P153"/>
      <text:p text:style-name="P153">After regrouping over winter the Imperial army has routed the Georgian army and occupied the Tao province.</text:p>
      <text:p text:style-name="P153"/>
      <text:p text:style-name="P154">28 March</text:p>
      <text:p text:style-name="P154"/>
      <text:p text:style-name="P154">The worst of my fears has been realized. Emperor Ioannes has been smuggled out of Constantinople by the Scholae Palantinae. A plot against his life led by members of the miltary narrowly avoided taking his life and now the Greek army has occupied the city and declared him an enemy of the state. The old Doux and former military commander Charles-Constantin has been made emergency executor of the empire but it seems that his hand was forced by the military. The whereabouts of Ioannes remain unknown, it is possible he has been killed. I had supported a member of Romanos’ dynasty in order to <text:soft-page-break/>avoid this exact situation. I have told my men to hunker down and not lower ourselves to killing our Roman brothers. If the war should come to us however, I have warned them to be ready.</text:p>
      <text:p text:style-name="P154"/>
      <text:p text:style-name="P154">17 May</text:p>
      <text:p text:style-name="P154"/>
      <text:p text:style-name="P154">The mutinous band has found a member of the imperial dynasty loyal to their cause. <text:span text:style-name="T57">Count Artashes claims to be the youngest and only surviving son of Emperor Romanos, though he was born over a year after Romanos had departed for his final campaign in the east. Artashes is a hunchback and shy character. Many people remain skeptical of his claims that his father sired him by a Georgian slave girl though Empress Helene did legitamize him in name at least conffering upon him the name Lakepenos and granting him the county of Dorylaion. The mutineers claim that he is the true heir to the throne and that Ioannes is but a pretender. Their motive stinks clear as day to me now, they plan to use the hunchback to legitamize their power grab. Already many thousand soldiers led by dissafected soldiers who served primarily in the Sicilian affair and some in the current Georgian affair have taken to major imperial highways carrying banners and exclaiming loudly the name of their new emperor. Ioannes still has not been seen and I begin to think the worst. I was never a huge supporter of Ioannes but I detest the anarchy displayed by these legions at this time.</text:span></text:p>
      <text:p text:style-name="P154"/>
      <text:p text:style-name="P155">26 May</text:p>
      <text:p text:style-name="P155"/>
      <text:p text:style-name="P155">Support for the deposed emperor Ioannes has been muted. Perhaps the people feel this military takeover is in the best interest of Rome.</text:p>
      <text:p text:style-name="P155"/>
      <text:p text:style-name="P156">21 August </text:p>
      <text:p text:style-name="P156"/>
      <text:p text:style-name="P156">Supposedly the old Doux Charles-Constantin “the Wise” has declared Ioannes dead and had Artashes crowned Emperor of Rome. I am glad to be so far away from the imperial city at this time.</text:p>
      <text:p text:style-name="P156"/>
      <text:p text:style-name="P156">6 October</text:p>
      <text:p text:style-name="P156"/>
      <text:p text:style-name="P156">The first battle of this cold civil war has occurred among the ranks of soldiers in Georgia. I assume a power struggle between two greedy commanders boiled over. It breaks my heart to see our empire waste our energy on destroying our own.</text:p>
      <text:p text:style-name="P156"/>
      <text:p text:style-name="P156">10 November</text:p>
      <text:p text:style-name="P156"/>
      <text:p text:style-name="P156">This strange time of political uncertainty has led to an increase in piracy in the fronteirs of the empire. Doux Niketas, who I would look to for leadership and inspiration in these times, has so far elected to remain in Mosul. He must be content there, once offered the throne denied it to be Caesar of a foreign land on the front<text:span text:style-name="T58">ie</text:span>r of the civilized world. Im not sure why, perhaps one day I will get to ask him…</text:p>
      <text:p text:style-name="P156"/>
      <text:p text:style-name="P218">977</text:p>
      <text:p text:style-name="P218"/>
      <text:p text:style-name="P157">15 February</text:p>
      <text:p text:style-name="P157"/>
      <text:p text:style-name="P157">The imperial army sent to Georgia has abandoned their posts and joined the mutineers who at this point are alomost indistinguishable from the pirates. We are lucky here in Cibyhhra to have been spared this far from their lunacy. I have continued to do my job, and in truth the man or woman who sits on the <text:soft-page-break/>throne in Constantinople makes little difference to my duty. As a servant of the empire it pains me to watch us flail about like a chicken who’s lost it’s head. A collegue of mine Anthypatos Apollonis of Cappadocia relayed me the story of 5000 drunk imperial conscripts pilliaging his cities, raping his women, and destroying much property while they helped themselves to his Christmas hospitlity. “We cant fight a war on an empty stomach” meanwhile the war (however ill-planned) in Georgia has been abandoned and still no one seems to have a plan of action for the Arabic situation in the east. There have been no directives out of Constantinople. Not so much as an increase in taxation since the coronation of the so called “Emperor Artashes” <text:span text:style-name="T59">Doux Charles-Constantin, most senior of the imperial servants, has likewise remained silent. The deposition of Ioannes seems to serve no one and I can only imagine that the commanders, whoever they turn out to be, who staged this coup are lounging around the imperial city getting drunk and growing fat at the expense of the Roman empire and I feel powerless to do anything about it. I refuse to draw my sword in attack on my own people.</text:span></text:p>
      <text:p text:style-name="P157"/>
      <text:p text:style-name="P158">9 April</text:p>
      <text:p text:style-name="P158"/>
      <text:p text:style-name="P158">Italy has succeeded in their conquest of Tunis dealing a mighty blow to the Arabs of North Africa. Tsar Petar II in Bulgaria has come of age but has lost the upper hand in the civil war against his uncle, Benjamin. </text:p>
      <text:p text:style-name="P158"/>
      <text:p text:style-name="P158">17 May</text:p>
      <text:p text:style-name="P158"/>
      <text:p text:style-name="P158">After a year of mutiny still no voice of reason has appeared from this absent new imperial administration. <text:span text:style-name="T60">Bishop Sergios has been especially inflamed with rage against the “fat cats soiling the holy city” and gave an impashined and scathing sermon this sunday. He used many words one would not normally consider christian. He has in turn earned a reputation for being rather short tempered.</text:span></text:p>
      <text:p text:style-name="P158"/>
      <text:p text:style-name="P159">27 May</text:p>
      <text:p text:style-name="P159"/>
      <text:p text:style-name="P159">My God I have truly never felt so sick before in my life! My head is pounding, my fever is burning, and my cough is so bad I can hardly breathe..</text:p>
      <text:p text:style-name="P159"/>
      <text:p text:style-name="P160">21 June</text:p>
      <text:p text:style-name="P160"/>
      <text:p text:style-name="P161">I have been sick for weeks. Cant even muster the strength to get out of bed. Meanwhile I have <text:s/>received reports of a serious epidemic of slow fever in the lands of Syria. I do not have the typhoid rash however and so I think this must be some other strange affliction.</text:p>
      <text:p text:style-name="P161"/>
      <text:p text:style-name="P162">24 July</text:p>
      <text:p text:style-name="P162"/>
      <text:p text:style-name="P163">Two months, I have been lying here on what feels like my death bed for two months! Tyyphoid fever has been reported in the theme of Edessa.</text:p>
      <text:p text:style-name="P163"/>
      <text:p text:style-name="P164">20 September</text:p>
      <text:p text:style-name="P164"/>
      <text:p text:style-name="P164">Apparently the mutineers have imprisoned a young woman for saying something nasty about their barbaric tactics...Im not entirely sure, my councilor tried telling me the story but I could not pay much attention. Since contracting whatever evil plagues my body four months ago my condition has hardly improved. All I can do is lay in bed cough and feel like death. Each week like a child on a sled I feel my fever roll up and roll back down. </text:p>
      <text:p text:style-name="P164"><text:soft-page-break/></text:p>
      <text:p text:style-name="P164">12 October</text:p>
      <text:p text:style-name="P164"><text:line-break/>Sergios came to see me in bed and told me that most of our people have become convinced in the truth of our Paulician religion. This failure on behalf of the orthodox institutions in their apparent murder and replacement of our Emperor Ioannes has laid bare the hypocrisy and in-authentic nature of the wealthy in Constantinople. He asked my permission to go to <text:span text:style-name="T50">Attaleia and spread the word to those who may not have heard it. I gave him my blessing and wished him the best of luck. I told him I hope he will return every now and again to give sermon. We will miss him dearly… I also asked him to pray for my horrible cough to subside and he promised me he has had little else on his mind.</text:span></text:p>
      <text:p text:style-name="P164"/>
      <text:p text:style-name="P165">28 November</text:p>
      <text:p text:style-name="P165"/>
      <text:p text:style-name="P165">For a full half of a year I have been on death’s door. Today I can still say...I do not feel well.</text:p>
      <text:p text:style-name="P165"/>
      <text:p text:style-name="P165">14 December</text:p>
      <text:p text:style-name="P165"/>
      <text:p text:style-name="P165">My daughter, Helene, told me today she noticed the world has been falling apart. She has overheard about the empire in dissaray and understand my sickness to be something unatural. She is very bright, but also very cynical for a 6 year old…</text:p>
      <text:p text:style-name="P165"/>
      <text:p text:style-name="P165">22 December</text:p>
      <text:p text:style-name="P165"/>
      <text:p text:style-name="P165">My God! As if by miracle I can breathe, I have my appetite back, I have lost my fever. Seven months of illness but I am cured! Praise God!</text:p>
      <text:p text:style-name="P165"/>
      <text:p text:style-name="P219">978</text:p>
      <text:p text:style-name="P219"/>
      <text:p text:style-name="P165">20 January</text:p>
      <text:p text:style-name="P165"/>
      <text:p text:style-name="P165">The Mutineers killed many hundred of people in Ikonion for refusing to slaughter their milk cows for steak dinner. This after a particularly harsh winter. Is there nothing to save us from these madmen?</text:p>
      <text:p text:style-name="P165"/>
      <text:p text:style-name="P166">5 April</text:p>
      <text:p text:style-name="P166"/>
      <text:p text:style-name="P166">Alexeia has become quite the charitable little one. I see her often sharing her toys and desserts with children on the outside of the palace. I am really very proud of her and now that I am getting older, and starting to loose hope on siring a son, I believe she will make a fine successor and a strong imperial administrator.</text:p>
      <text:p text:style-name="P166"/>
      <text:p text:style-name="P167">19 September</text:p>
      <text:p text:style-name="P167"/>
      <text:p text:style-name="P167">Since the departure of Sergios our religious community has not been the same. He was truly the spark that lit the Paulician flame in Cibyhhra.</text:p>
      <text:p text:style-name="P167"/>
      <text:p text:style-name="P168">2 December</text:p>
      <text:p text:style-name="P168"/>
      <text:p text:style-name="P168"><text:soft-page-break/>At long last an organized resistance to the barbaric Mutineers! Led by the late Emperor Ioannes’ sister, Melisa several thousand men have begun to march through Anatolia promising to restore peace and end this period of instability. I am still committed to refrain from fighting in this cold civil war but I truly hope her campaign is succesful.</text:p>
      <text:p text:style-name="P168"/>
      <text:p text:style-name="P220">979</text:p>
      <text:p text:style-name="P220"/>
      <text:p text:style-name="P169">31 January</text:p>
      <text:p text:style-name="P169"/>
      <text:p text:style-name="P169">The Mutineers have arravied in Cibyhhra at long last. I have ordered my men to give into their demands as much as possible and to endure their torment. Simply put: turn the other cheek. The fact is they infuriate me like no other but their sheer numbers vastly outnumber our our men and to strike them would only add fuel to the civil war. The armies of Melisa have been, apparently, gathering steam in Northern Anatolia and I can only pray they would arrive and deliver us from this horror.</text:p>
      <text:p text:style-name="P169"/>
      <text:p text:style-name="P170">29 March</text:p>
      <text:p text:style-name="P170"/>
      <text:p text:style-name="P170">Several competing factions have now splinterd the Empire into fragments…</text:p>
      <text:p text:style-name="P170"/>
      <text:p text:style-name="P170">13 April</text:p>
      <text:p text:style-name="P170"/>
      <text:p text:style-name="P170">The anti-Mutineer movement started by Melisa has succeeded in inciting the people dissatisified with the Mutineers mismanagment to take up arms however it has failed to unify the mob under any clear leadership. Claimants range frm Melis, various Anatolian and Greek Douxs, to Greek army leaders, imperial factions trying to install the young son of the deposed Ioannes, to Doux Maximos and even a young and obsucure son of Emperor Konstantinos VIII. Meanwhile our campaign in Georgia remains abandondoned and the muslims gains strength to the east. In a ray of hope the Armenian King Smbat II has managed to hold onto the lands of Jazira and continues to lead a brave band of soldiers in defiance of the Arabian invaders. This civil was threatens to rip apart the very fabic of our empire and open up our rich lands to exploitation by Muslims. It goes to show the skill of Empress Helene the Noble. For 25 years she held together all of these <text:span text:style-name="T61">disassociated factions and ruled over a powerful and united Empire. After her death the Emperor was murdered and the fabric of society all but dissolved in less than 5.</text:span></text:p>
      <text:p text:style-name="P170"/>
      <text:p text:style-name="P171">12 June</text:p>
      <text:p text:style-name="P171"/>
      <text:p text:style-name="P171">After six months of torment the murderous band of Mutineers seems to have left for fatter lands to the north. We have been pilliaged unlike anything I have seen before in my life. Thankfully they came in the spring and did not interrupt our planting season. If they had come (or plan to reuturn) during the winter many of my people would die.</text:p>
      <text:p text:style-name="P171"/>
      <text:p text:style-name="P171">19 June</text:p>
      <text:p text:style-name="P171"/>
      <text:p text:style-name="P171">From Italy to Greece, Thracia to Anatolia and even in the streets of the Holy City Romans kill Romans and soldiers who fought under the same banner so recently now rip eachother to shreds. The only region of our empire which seems so far to be unnafected is Caesar Niketas’ theme of Mosul but perhaps the news simply hasnt reached my ears…</text:p>
      <text:p text:style-name="P171"/>
      <text:p text:style-name="P172"><text:soft-page-break/>24 September</text:p>
      <text:p text:style-name="P172"><text:line-break/>Taking advantage of the current state of turmoil Count Bardas has declined from paying his taxes and declared himself an independent lord. He has raised his flag against mine and promises to take control of Cibyhhra himself. I have given the word to my soldiers that war may be inevitable.</text:p>
      <text:p text:style-name="P172"/>
      <text:p text:style-name="P172">25 December</text:p>
      <text:p text:style-name="P172"><text:line-break/>Melisa “the Just” has continued her campaign in Anatolia to little success. The whole empire is plunged into a dark and seemingly endless pit of civil war. Even here we have had to destroy a band loyal to Bardas...killing our own brothers is not right for a Roman man as myself...God please help us…</text:p>
      <text:p text:style-name="P172"/>
      <text:p text:style-name="P221">980</text:p>
      <text:p text:style-name="P221"/>
      <text:p text:style-name="P173">26 January</text:p>
      <text:p text:style-name="P173"/>
      <text:p text:style-name="P173">My daughter Alexeia has grown up. She’s a woman now. Coming of age in this time of war must be horrible and in turn she has become quite belicose. I would go so far as to call her a tough soldier. Romanos II once in line for the throne has petitioned her hand in marriage, an honour I could never refuse. On the condition that if she succeeds me as govenor of Cibyhhra her children inherit these titles as well I have gladly accepted his proposal. A man I once supported for the imperial throne will be my son in law. If not for the war this would be by far the most joyous time of my life but as God wills it, instead, I feel this is the start of the end of the world.</text:p>
      <text:p text:style-name="P173"/>
      <text:p text:style-name="P173">3 April</text:p>
      <text:p text:style-name="P173"><text:line-break/>The army of Melisa has been badly defeated at the battle of Amorion. <text:span text:style-name="T62">It is estimated that 50,000 Romans kill each other across the empire in theaters of war stretching arcoss all the land.</text:span></text:p>
      <text:p text:style-name="P173"/>
      <text:p text:style-name="P174">4 June</text:p>
      <text:p text:style-name="P174"/>
      <text:p text:style-name="P174">Typhoid fever has stricken much of the Italian penninsula.</text:p>
      <text:p text:style-name="P174"/>
      <text:p text:style-name="P175">2 October</text:p>
      <text:p text:style-name="P175"/>
      <text:p text:style-name="P175">Taking advantage of the crumbling Roman Empire the Arabas have invaded Cilicia.</text:p>
      <text:p text:style-name="P175"/>
      <text:p text:style-name="P175">5 November</text:p>
      <text:p text:style-name="P175"/>
      <text:p text:style-name="P175">I have managed to capture my old friend, turned traitor, Bardas. I will keep him my prisoner but have decided to keep him alive and allow his family to remain in their palace in Attaleia however I will leave a number of my soldiers in the province to ensure my rule is respected. I cannot allow Cibyhhra to dissolve the same as the empire.</text:p>
      <text:p text:style-name="P176"/>
      <text:p text:style-name="P222">981</text:p>
      <text:p text:style-name="P222"/>
      <text:p text:style-name="P177">24 January</text:p>
      <text:p text:style-name="P177"/>
      <text:p text:style-name="P177"><text:soft-page-break/>As the civil war rages on the Egyptian Muslims have had no difficulty in occupying the entire south eastern coast of Anatolia. The former theme of Cilicia is no more and the lands from Seleukeia in the west to Teluch in the east have been lost. If they should press west into our lands of Cibyhhra I will not be able to resist them without imperial reenforcements which do not seem to exist at this time. Any proffessional Roman soldiers are too preccupied with killing their own to bother about the loss of hundreds of miles of lands, dozens of cities, and a looming existential threat which now directly threatens all of Anatolia and by extension all of Rome.</text:p>
      <text:p text:style-name="P177"/>
      <text:p text:style-name="P178">14 April</text:p>
      <text:p text:style-name="P178"><text:line-break/>I cought my daughter Helene torturing a rat in the cellars the other night. I know the pressures of war have hit everyone but I could not stand to see my daughter behave this way. I spoke to her about how even though the rat may not be able to speak it still has feelings and doesnt want to be in pain any more than she does. She seemed to take the lesson to heart and I have certainly noticed her making a more concious effort to be kind.</text:p>
      <text:p text:style-name="P178"/>
      <text:p text:style-name="P179">6 June</text:p>
      <text:p text:style-name="P179"/>
      <text:p text:style-name="P179">For 5 years the empire has been embroiled in chaos. Over this time roughly four factions have developed. An Italian faction, A western faction in Anatolia (the remains of Melisa’s armies and allies) a north-eastern Anatolian faction (the remains of the failed Georgian invasion) and the original mutineers comosed of Greek and Thracian military leaders. The divisions are not always clear cut however. Doux Maximos, a Greek, has aligned behind the Italian faction for example while many Thracian soldiers serve in the north-eastern Anatolian faction and many in West Thrace may support the Mutineers or the Georgian army as well. All together the original mutineers likely still command the largest army but having come under assault from all sides their position has become ever more tenous. Not to mention the Mutinieers, having held the seat of impeial city Constantinople since their murder of Ioannes in 976, still have not formed any sort of basic government. In additoin Caesar Niketas has remains neutral throughout the war and may as well be considered his own breakaway nation. God knows he has enough issues in Mosul between the Abbysids from Kurdistan taking Armenia and now the Egyptians taking Cilicia camped on his western borders. At a time when a united Roman army is needed urgently in the east there is no unity to be found, only desperate warlords waging a futile war over a throne wich weilds less power by the day.</text:p>
      <text:p text:style-name="P179"/>
      <text:p text:style-name="P223">982</text:p>
      <text:p text:style-name="P223"/>
      <text:p text:style-name="P180">12 March</text:p>
      <text:p text:style-name="P180"/>
      <text:p text:style-name="P180">My youngest, Thodora, has learned the importance of fairness when she cought me cheating in backgammon. “No fair” she cried out. We had a talk about it and she has realized the importance of justice in the world. Meanwhile my oldest, Alexeia, has become pregnant with Romanos’ II child and confided in me that she feels constantly ill and in pain. I told her the story of how her mother almost died giving birth to her sister Helene. She was only 7 and remembers her mother Helene acting funny for a while but did not know how serious it was. I dont think I really helped to make her feel better but I feel the need to be honest with Alexeia. She is to inherity my place in this world and lying to her will not help that be an easier transition.</text:p>
      <text:p text:style-name="P180"/>
      <text:p text:style-name="P181">14 May</text:p>
      <text:p text:style-name="P181"><text:soft-page-break/></text:p>
      <text:p text:style-name="P181">My daughter Helene is only 11 but seems already tired of the world and bored. Alexeia never acted this way. I tried talking to her but she seems absolutely disinterested in literature, mathematics, music, or even games. I am worried but I dont know what to do about someone so...content.</text:p>
      <text:p text:style-name="P181"/>
      <text:p text:style-name="P181">3 July</text:p>
      <text:p text:style-name="P181"/>
      <text:p text:style-name="P181">Alexeia gave birth to my grandson, Konstantinos, today. Alexeia had a perfectly normal birth and is recovering quickly and normally. Konstantinos, a fine heir to my line. He is indeed a member, though distant, of the (now deposed) imperial family. His father, Romanos II is the oldest son of Empress Helene and descended from both Emperor Leo and Emperor Romanos. Perhaps in another world Konstantionos Playt would be considered for the throne, but then again in that other world it is unlikely that Romanos II would have settled on marriage with the daughter of a Doux…</text:p>
      <text:p text:style-name="P181"/>
      <text:p text:style-name="P182">15 August</text:p>
      <text:p text:style-name="P182"/>
      <text:p text:style-name="P182">I have arranged with my Countess Eunike of Rhodos, that her daughter Basillike Thisaios marry my grandson Konstantinos. Eunike has agreed. With this union, assuming it comes to pass, I will have re-united the lands of Rhodos and Halikarnossos that were divided by my grandfather and even came to blows under my father.</text:p>
      <text:p text:style-name="P182"/>
      <text:p text:style-name="P224">983</text:p>
      <text:p text:style-name="P224"/>
      <text:p text:style-name="P183">12 April</text:p>
      <text:p text:style-name="P183"/>
      <text:p text:style-name="P183">Th<text:span text:style-name="T64">e</text:span>odora caugt a snake today and scared the hell out of her sister Helene. Thodora is certainly growing up to be brave and reminds me more of Alexeia than Helene.</text:p>
      <text:p text:style-name="P183"/>
      <text:p text:style-name="P184">2<text:span text:style-name="T63">2 April</text:span></text:p>
      <text:p text:style-name="P184"/>
      <text:p text:style-name="P185">The Arabian menace continues to spread into Anatolia and has begun a march in Coloneia. I am glad for my part that the Egyptian armies went east instead of west and thus spared us some time but unless the civil war should be ended and our empire united, quickly, I fear all of Anatolia including our humble court of Halikarnossos stand ready to fall.</text:p>
      <text:p text:style-name="P185"/>
      <text:p text:style-name="P185">11 June</text:p>
      <text:p text:style-name="P185"/>
      <text:p text:style-name="P185">I have aggreed to a dignatary representing the Kingdom of Italy to give my youngest daughter, Theodora, to the youngest son of the King of Italy. This union will further solidify the cooperation of our peoples in the wake of our solotuion in Chieti.</text:p>
      <text:p text:style-name="P185"/>
      <text:p text:style-name="P186">14 June</text:p>
      <text:p text:style-name="P186"/>
      <text:p text:style-name="P186">Upon learning of Theodora’s betroval my daughter Helene, whom I feared may feel a sting of jelousy, simply remained content and humble that such things were not destined for her. I assured her that we would find her a suitable suitor when the time came but agains he seemed content no matter what. A most curious child…</text:p>
      <text:p text:style-name="P186"/>
      <text:p text:style-name="P186"><text:soft-page-break/>23 June</text:p>
      <text:p text:style-name="P186"/>
      <text:p text:style-name="P186">The roman soldiers in Coloneia, weak from years of in-fighting, have been pushed back to the very castle of Koloneia. Once the great home point of victory for the general Doux Ioannes the Scholar it is now besieged by infidels. Overwhelmed by the scourge of Africa I fear they will fall…</text:p>
      <text:p text:style-name="P186"/>
      <text:p text:style-name="P187">27 September</text:p>
      <text:p text:style-name="P187"/>
      <text:p text:style-name="P187">It would seem that Benjamin of the Bulgarian revolt has died and that at least their civil war will be consented to end.</text:p>
      <text:p text:style-name="P187"/>
      <text:p text:style-name="P188">30 October</text:p>
      <text:p text:style-name="P188"/>
      <text:p text:style-name="P188">Good news! The Egyptian army has fallen back and given up the siege of Koloneia!</text:p>
      <text:p text:style-name="P188"/>
      <text:p text:style-name="P188">4 December</text:p>
      <text:p text:style-name="P188"/>
      <text:p text:style-name="P188">The Egyptians did not even wait through the winter. They returned to the castle Koloneia now 10,000 strong. A dark hour is upon all the empire.</text:p>
      <text:p text:style-name="P188"/>
      <text:p text:style-name="P225">984</text:p>
      <text:p text:style-name="P225"/>
      <text:p text:style-name="P189">10 January</text:p>
      <text:p text:style-name="P189"/>
      <text:p text:style-name="P189">The Egyptians have completely ovverun the theme of Coloneia. The lands conquered by Ioannes the Scholar 50 years ago have been lost.</text:p>
      <text:p text:style-name="P189"/>
      <text:p text:style-name="P190">16 July</text:p>
      <text:p text:style-name="P190"/>
      <text:p text:style-name="P190">My daughter Helene punched the cook’s son today. I had a conversation with her about the importance of patiente but I’m not sure how much got through to her. She really has become the most difficult child.</text:p>
      <text:p text:style-name="P190"/>
      <text:p text:style-name="P191">12 October</text:p>
      <text:p text:style-name="P191"/>
      <text:p text:style-name="P191">A bright light in the midst of despair: Some people even as far as Rhodos have begun to flirt with our Paulician faith.</text:p>
      <text:p text:style-name="P191"/>
      <text:p text:style-name="P226">985</text:p>
      <text:p text:style-name="P226"/>
      <text:p text:style-name="P191">12 January</text:p>
      <text:p text:style-name="P191"/>
      <text:p text:style-name="P191">My youngest, Theodora, <text:span text:style-name="T65">was savagely beaten by a schoolmate of hers this afternoon. I have arranged punishment to be dealth swiftly to the wayward youth who would dare strike my child.</text:span></text:p>
      <text:p text:style-name="P191"/>
      <text:p text:style-name="P192">4 February</text:p>
      <text:p text:style-name="P192"/>
      <text:p text:style-name="P192"><text:soft-page-break/>Bishop Sergios has informed me that the message and tenants of Paulicism have reached the people of Rhodos readily and that the majority on the isle now adhere to our beliefes.</text:p>
      <text:p text:style-name="P192"/>
      <text:p text:style-name="P192">12 June</text:p>
      <text:p text:style-name="P192"/>
      <text:p text:style-name="P192">Theodora has become quite the gregorious little girl with many friends. Quite the opposite of her sister Helene.</text:p>
      <text:p text:style-name="P192"/>
      <text:p text:style-name="P193">11 July</text:p>
      <text:p text:style-name="P193"/>
      <text:p text:style-name="P193">This summer, as the civil war continues to be fought across Italy, Greece, and Anatolia, many of our enemies have taken the opprotunity to press the attack. Egypt and Abbasid now occupy the lands of Eddessa and move on Caesar Niketas’ fortress in Mosul. Meanwhile Venetian ships have moved into the Adriatic once more.</text:p>
      <text:p text:style-name="P193"/>
      <text:p text:style-name="P193">3 August</text:p>
      <text:p text:style-name="P193"/>
      <text:p text:style-name="P193">My grandaughter, Alexeia, was born today. </text:p>
      <text:p text:style-name="P193"/>
      <text:p text:style-name="P228">14 August</text:p>
      <text:p text:style-name="P228"/>
      <text:p text:style-name="P228">My daughter, Helene, has been spending more time in the kitchen than in her chamber. Her perpetual melacholy has turned the girl into quite the glutton…</text:p>
      <text:p text:style-name="P228"/>
      <text:p text:style-name="P228">20 August</text:p>
      <text:p text:style-name="P228"/>
      <text:p text:style-name="P228">The civil war rages still with little end in sight. This summer a thracian army destroyed the remmnants of the Roman Army which had been sent to Georgia at the onset of our great civil war. Their leader, Antonios of Armeniacon, has been imprisoned and sent to the imperial dungeons at Constantinople. Make no mistake, while I dissaprove of what the Thracian traitors did to our late Emperor Ioannes I would welcme their victory as a simple matter of uniting the empire. Unfortunately this victory in <text:span text:style-name="T66">Trebizond does little to resolve the conflics in Italy and Greece, not to mention the looming Egyptian threat.</text:span></text:p>
      <text:p text:style-name="P228"/>
      <text:p text:style-name="P229">12 October</text:p>
      <text:p text:style-name="P229"><text:line-break/>The Thracian Faction has pressed their victory in the east and now control most of Macedonia and Greece north of the Peloponnese. Perhaps they may secure victory yet.</text:p>
      <text:p text:style-name="P229"/>
      <text:p text:style-name="P229">10 November</text:p>
      <text:p text:style-name="P229"/>
      <text:p text:style-name="P229">An imperial detachment of only 1500 men has been ordered into Edessa.</text:p>
      <text:p text:style-name="P229"/>
      <text:p text:style-name="P229">12 November</text:p>
      <text:p text:style-name="P229"><text:line-break/>I have noticed some of my commanders have taken up a life of sloth and I gave them a talking to about the merits of ambition and the need to prove oneself before Christ.</text:p>
      <text:p text:style-name="P229"/>
      <text:p text:style-name="P229">13 November</text:p>
      <text:p text:style-name="P229"><text:soft-page-break/></text:p>
      <text:p text:style-name="P229">The commanders did not appreciate my speech and have grown somewhat disdainful of me as of today.</text:p>
      <text:p text:style-name="P229"/>
      <text:p text:style-name="P230">31 December</text:p>
      <text:p text:style-name="P230"/>
      <text:p text:style-name="P230">The Thracian army has dared not cross into the Peloponnese and have camped in the lands of Arta for this winter.</text:p>
      <text:p text:style-name="P230"/>
      <text:p text:style-name="P267">986</text:p>
      <text:p text:style-name="P267"/>
      <text:p text:style-name="P230">6 January</text:p>
      <text:p text:style-name="P230"/>
      <text:p text:style-name="P230">I have begun construction of many new buildings surrounding our palace at Halikarnossos to better support our growing local economy.</text:p>
      <text:p text:style-name="P230"/>
      <text:p text:style-name="P230">14 May</text:p>
      <text:p text:style-name="P230"/>
      <text:p text:style-name="P230">An Italian expedition shows real promise of return! <text:span text:style-name="T69">Doux Maximos commander of the Italian faction has yielded to the demands of Thrace and offered his surrender.</text:span> The Thracians have smashed Italian resistance in only a few short months and now there remain only two factions of considerable size: The <text:span text:style-name="T67">Thracian Marauders and the Greek faction.</text:span></text:p>
      <text:p text:style-name="P230"/>
      <text:p text:style-name="P231">8 July</text:p>
      <text:p text:style-name="P231"/>
      <text:p text:style-name="P231">While one army remains positioned in Arta guarding the Peloponnese another Thracian band has landed in Anatolia to destroy remnents of the rebelion. I have been wise in my quiet protest of their rule and they do not suspect me to be rebellious by nature.</text:p>
      <text:p text:style-name="P231"/>
      <text:p text:style-name="P231">19 August</text:p>
      <text:p text:style-name="P231"/>
      <text:p text:style-name="P231">The Peloponnese has been breached and the Greek commanders have laid down their arms! Joyous day by my reckoning the war ought to be finished now, all those who raised their voices and arms in rebellion against the drunkard Thracian Marauders have been defeated leaving us in the exact same situation as we found ourselves at the outbreak of civil war ten years ago. I expect the young hunchback supposed “son of Emperor Romanos” will be accepted the empire over as the just Emperor of Rome, much to the satisfaction of those damned marauders. I am glad to see the civil war finally resolved and pray that this will re-light the fire of greatness in our people.</text:p>
      <text:p text:style-name="P231"/>
      <text:p text:style-name="P232">25 November</text:p>
      <text:p text:style-name="P232"><text:s/></text:p>
      <text:p text:style-name="P232">It seems that rebellion continues, mostly in norther Anatolia. Still I remain optomistic that these are but small scale peasant revolts and that the organized opposition to Constantinople has disbanded.</text:p>
      <text:p text:style-name="P232"/>
      <text:p text:style-name="P232">2 December</text:p>
      <text:p text:style-name="P232"/>
      <text:p text:style-name="P232">The fighting has ceased. There will be peace. The Thracian nobles have announced that they will pass over the hunchback and place Ioannes’ <text:s/>young son, Philaretos Porphyrogenitus, on the throne. A young man of only 11 years Philaretos has been named already Caesar of Italy and will be coronated Emperor <text:soft-page-break/>of Rome on Christmas day. Philaretos represents a serious compromise on the part of the Thracians as he will continue the line of Ioannes. <text:span text:style-name="T68">I suspect they made their decision so as to better unite the Empire and hopefully under Philaretos we will be able to defend and even strike back against Egypt and Venice.</text:span></text:p>
      <text:p text:style-name="P232"/>
      <text:p text:style-name="P233">25 December</text:p>
      <text:p text:style-name="P233"/>
      <text:p text:style-name="P233">Philaretos Porphyrogenitus has been crowned Emperor of Rome, Caesar of Italy, King of Greece and supreme commander of the military forces in the east. At only 11 years old he has many years to look forward to and I hope to see our empire grown and prosper under him. His birth was only shortly before the outbreak of war and the murder of his father. Long live Emperor Philaretos!</text:p>
      <text:p text:style-name="P233"/>
      <text:p text:style-name="P268">987</text:p>
      <text:p text:style-name="P268"/>
      <text:p text:style-name="P234">13 January</text:p>
      <text:p text:style-name="P234"/>
      <text:p text:style-name="P234">A Venetian army has landed in Chieti and makes its way south towards Benevento.</text:p>
      <text:p text:style-name="P234"/>
      <text:p text:style-name="P234">1 February</text:p>
      <text:p text:style-name="P234"/>
      <text:p text:style-name="P234">In recognition of my faith to the Empire and refusal to participate in the civil war of hate our family will be greatly honored. The young Emperor Philaretos has asked to marry my unpromised daughter, Helene. Of course I agreed, though I did have some reservations. Helene is a very quiet, and sometimes moody girl but it would be greatly disrespectful to decline his advance. My daughter will be Queen-Consort of Rome and my grandchildren may grow to be Emperors. This is a mightly blessing.</text:p>
      <text:p text:style-name="P234"/>
      <text:p text:style-name="P235">10 February</text:p>
      <text:p text:style-name="P235"/>
      <text:p text:style-name="P235">The fortress Benevento has been besieged by the Venetian army.</text:p>
      <text:p text:style-name="P235"/>
      <text:p text:style-name="P235">21 July</text:p>
      <text:p text:style-name="P235"/>
      <text:p text:style-name="P235">I must be honest. Since my wife, Helene, passed the age of 40 I cannot find myself attracted to her anymore. I found myself eyeing one of my serving girls, the young Filipa only 18 years old. An absolute beauty. Ive decided to make a move.</text:p>
      <text:p text:style-name="P235"/>
      <text:p text:style-name="P235">22 July</text:p>
      <text:p text:style-name="P235"/>
      <text:p text:style-name="P235">Last night I gave Filipa a good tumble. It’s good to be the Doux.</text:p>
      <text:p text:style-name="P235"/>
      <text:p text:style-name="P236">17 August</text:p>
      <text:p text:style-name="P236"/>
      <text:p text:style-name="P236">My sweet Filipa and I have become very close over these last few weeks. We spend days at a time in each other’s arms enjoying the sweetest sports this life has to offer. I have shown her the ways and tenents of Paulicism and in return she has done things to me that my wife has never done.</text:p>
      <text:p text:style-name="P236"/>
      <text:p text:style-name="P236">26 September</text:p>
      <text:p text:style-name="P236"/>
      <text:p text:style-name="P236"><text:soft-page-break/>Filipa has informed me she is pregnant with my child. I fear it not and I am happy to be having another child, perhaps even a son… As long as Helene does not find out it is a blessing to be wished for.</text:p>
      <text:p text:style-name="P236"/>
      <text:p text:style-name="P236">1 October</text:p>
      <text:p text:style-name="P236"><text:line-break/>The Imperial response to Venitian agression has come swiftly. Not only was their Italian advance destroyed and their proud ships in our Adratic sea sunk, but another blockade about their great city has begun under the command of Doux Maximos and the Italian fleet.</text:p>
      <text:p text:style-name="P236"/>
      <text:p text:style-name="P236">13 November</text:p>
      <text:p text:style-name="P236"/>
      <text:p text:style-name="P236">A sad day indeed...I have just learned that the once great Caesar Niketas has passed away due to a nasty illness contracted in the deserts of Mosul. A man who could have been emperor but chose to devote his life to the protection and enfranchisement of our fronteir province of Mosul. Long ago I petitioned the Imperial Counsel to elevate his rank to Emperor only to be denied my request by the man himself. I do still feel had he been elected perhaps the civil war never would have happened… <text:span text:style-name="T70">A great void he leaves behind and immense shoes to fill to his successor. His son, Phokos, has been made Doux of Mosul.</text:span></text:p>
      <text:p text:style-name="P236"/>
      <text:p text:style-name="P237">8 December</text:p>
      <text:p text:style-name="P237"/>
      <text:p text:style-name="P237">Imperial soldiers have captured the city of Venice and taken many hostages. I believe Emperor Philaretos will eventually abandon the city as opposed to annexation (in order to keep tensions calm between ourselves and Italy) however that remains to be seen.</text:p>
      <text:p text:style-name="P237"/>
      <text:p text:style-name="P269">988</text:p>
      <text:p text:style-name="P269"/>
      <text:p text:style-name="P237">12 April</text:p>
      <text:p text:style-name="P237"/>
      <text:p text:style-name="P237">I went hunting this morning with the highly sociable Bishop of Myra. We both certainly enjoyed ourselves!</text:p>
      <text:p text:style-name="P237"/>
      <text:p text:style-name="P238">28 April</text:p>
      <text:p text:style-name="P238"/>
      <text:p text:style-name="P238">My lover, Filipa, gave birth to our daughter Nadejda today. I have done the right thing and aknowledged her as mine. This will surely anger my wife Helene but the alternative would be a betrayl to Filipa and could even cost the life of Nadejda. I will not legitamize her and have already assured my children that their new half-sister will not be their equal before the law. However in private I plan to raise Nadejda as I have raised her three sisters before her.</text:p>
      <text:p text:style-name="P238"/>
      <text:p text:style-name="P238">12 September</text:p>
      <text:p text:style-name="P238"><text:line-break/>Our markets have grown as the buildings I had commissioned are finished.</text:p>
      <text:p text:style-name="P238"/>
      <text:p text:style-name="P238">18 September</text:p>
      <text:p text:style-name="P238"/>
      <text:p text:style-name="P238">Doux Maximos has left Venice not half the city he found. For nine months he feasted and fed on the fat of the Venetian people. Now he returns to the Empire. Another great victory has been secured for Doux Maximos.</text:p>
      <text:p text:style-name="P238"><text:soft-page-break/></text:p>
      <text:p text:style-name="P239">2 November</text:p>
      <text:p text:style-name="P239"><text:line-break/>In response to the renewed Venetian agression a new blockade has been ordered.</text:p>
      <text:p text:style-name="P239"/>
      <text:p text:style-name="P270">989</text:p>
      <text:p text:style-name="P270"/>
      <text:p text:style-name="P239">5 February</text:p>
      <text:p text:style-name="P239"/>
      <text:p text:style-name="P239">My wife Helene exploded on me over my relationship with Filipa and my bastard daughter. We fought like dogs and I had to consult Bishop Sergios on the matter. He told me that he could not allow us to divorce and suggested I had become a lustful man and we need to work out our differences on our own….Sometimes situations like these remind me that the easy way out is only a cuthroat away. Such problems as I had in Rhodos were so simply solved…</text:p>
      <text:p text:style-name="P239"/>
      <text:p text:style-name="P240">12 May</text:p>
      <text:p text:style-name="P240"/>
      <text:p text:style-name="P240">I have left the city with Filipa for a month long “Lover’s retreat” as I have termed it. My wife Helene has made life at the palace nearly unbearable so this vacation will be a much needed respite from her bitterness. Besides this is the first time I’ve take any royal plausures with Filipa and Im sure the Bulgarian serving woman will appreciate my humble rurual residences.</text:p>
      <text:p text:style-name="P240"/>
      <text:p text:style-name="P240">18 June</text:p>
      <text:p text:style-name="P240"/>
      <text:p text:style-name="P240">Upon returning to Halikarnassos I immediately want to return to the pleasure palace where Filipa and I lounged for many nights together.</text:p>
      <text:p text:style-name="P240"/>
      <text:p text:style-name="P241">7 August</text:p>
      <text:p text:style-name="P241"/>
      <text:p text:style-name="P241">I have hear word of whispers coming from Trebizond that a mad man up there has begun preaching independence from the Thracians and a new Kingdom of Trebizond. Clearly the man has lost his mind but I worry that with the pains of the civil war slowly fading in recent memory if bloodthirst men do not miss the daily hell of trial by combat.</text:p>
      <text:p text:style-name="P241"/>
      <text:p text:style-name="P242">3 November</text:p>
      <text:p text:style-name="P242"/>
      <text:p text:style-name="P242">Theodora has become quite humble and mild-mannered. She’s to marry the Italian prince in two more years…</text:p>
      <text:p text:style-name="P242"/>
      <text:p text:style-name="P242">5 December</text:p>
      <text:p text:style-name="P242"/>
      <text:p text:style-name="P242">Doux Pothos son of Niketas has expressed his agreement with the mad man of Trebizond and indicated he would prefer an independent fronteir kingdom as well. These signs do not portend well.</text:p>
      <text:p text:style-name="P242"/>
      <text:p text:style-name="P242">18 December</text:p>
      <text:p text:style-name="P242"/>
      <text:p text:style-name="P242"><text:soft-page-break/>Many prisoners have been ransomed back to Venice marking a turning point in the shared hostilities between our people. I like to believe that they were so totally defeated last year that they will not in a hundred years attempt something as foolish as attacking the empire again.</text:p>
      <text:p text:style-name="P236"/>
      <text:p text:style-name="P271">990</text:p>
      <text:p text:style-name="P271"/>
      <text:p text:style-name="P242">12 February</text:p>
      <text:p text:style-name="P242"/>
      <text:p text:style-name="P242">To his credit, the Doge of Venice has been perfectly reasonable since his defeat. He pays tribute on time and follows the directives of the Imperial navy to a T. A shame he could have come to his senses earlier.</text:p>
      <text:p text:style-name="P242"/>
      <text:p text:style-name="P243">5 June</text:p>
      <text:p text:style-name="P243"/>
      <text:p text:style-name="P243">My wife Helene has made my life nearly unbearable now for over two years. So many people are just nasty to me, all of my wife’s servants, her companions and so forth. It has left me with an absolutely cynical view of the world.</text:p>
      <text:p text:style-name="P243"/>
      <text:p text:style-name="P243">12 June</text:p>
      <text:p text:style-name="P243"/>
      <text:p text:style-name="P243">Apparently to cheer me up my attendants have organized a festival. I was tempted to dismiss the jesters <text:s/>and minstrels but decided to let the faire commence and be observed through the season!</text:p>
      <text:p text:style-name="P243"/>
      <text:p text:style-name="P243">20 July</text:p>
      <text:p text:style-name="P243"/>
      <text:p text:style-name="P243">Doux Pothos it seems has realized that the mad man of Trebizond will not be a worthwhile ally however his ambitious nature has still been <text:span text:style-name="T71">exposed</text:span>. Doux Pothos would rule all the empire himself if he could, and I fear he will play most fouly for it…</text:p>
      <text:p text:style-name="P243"/>
      <text:p text:style-name="P244">12 November</text:p>
      <text:p text:style-name="P244"/>
      <text:p text:style-name="P244">Theodora has become quite gregarious and she has even joined me for dinner several time in the last few months when I host various guest who call to port in Cibyhhra.</text:p>
      <text:p text:style-name="P244"/>
      <text:p text:style-name="P272">991</text:p>
      <text:p text:style-name="P272"/>
      <text:p text:style-name="P245">26 March</text:p>
      <text:p text:style-name="P245"/>
      <text:p text:style-name="P245">I have ordered the construction of a grand keep which will provide for an expanded levy and better trained soldiers.</text:p>
      <text:p text:style-name="P245"/>
      <text:p text:style-name="P245">27 April</text:p>
      <text:p text:style-name="P245"/>
      <text:p text:style-name="P245">Today is my 50<text:span text:style-name="T6">th</text:span> birthday. Oh what a life I’ve lived… I hope my father Georgios would be proud of the man I have become. I have few regrets, I wish I had not married Helene out of ambitio<text:span text:style-name="T72">n, I wish I might have had a son. Alas that these things were not to be. All in all I am a happy old man and especially content when I am spending time with my love, Filipa. I am in good health and of high spirits and so our toast at my banquet was to many more years of joy.</text:span></text:p>
      <text:p text:style-name="P245"><text:soft-page-break/></text:p>
      <text:p text:style-name="P246">5 May</text:p>
      <text:p text:style-name="P246"/>
      <text:p text:style-name="P246">Emperor Philaretos has orderd our first move against the muslim world. He has begun an invasion of Krete! The last time an assault was made on the island was 80 years ago and led by my own grandfather. Due to my advanced age I will not be asked to serve but have been made aware that many mighty warships from across the empire will be calling to port in Rhodos. May God grant them victory!</text:p>
      <text:p text:style-name="P246"/>
      <text:p text:style-name="P246">1 July</text:p>
      <text:p text:style-name="P246"/>
      <text:p text:style-name="P246">Much to my surprise we welcomed the Emperor himself to our palace today. A great feast was held and Philaretos showed himself to be a very bright and gregarious man. We arranged for his marriage to my daughter Helene to be officiated such that they may consecrate their marriage before he departs our fair court to lead our soldiers to victory in Krete. A brave and worthy emperor, and a kingly son-in-law.</text:p>
      <text:p text:style-name="P246"/>
      <text:p text:style-name="P247">19 July</text:p>
      <text:p text:style-name="P247"/>
      <text:p text:style-name="P247">Emperor Philaretos departed today to great fanfare. My daughter Helene has elected to depart as well, bound of the holy city of Constantinople. Philaretos upon his departure offered to take along young Konstantinos my grandson. He offered to tutor my grandson himself and therefore elevate his position among the imperial nobility. I ultimately declined, my excuse to my Emperor was that Konstantinos ought to be chiefly concerned with the operation and administration of our lands which he is bound to inherit and that such lessons are best learned at home. Honestly I was loathe to loose the boy, he has proven to be the closest to a son that ever I will have and I have taken great pleasure in his schooling.</text:p>
      <text:p text:style-name="P247"/>
      <text:p text:style-name="P247">10 August</text:p>
      <text:p text:style-name="P247"><text:line-break/>The first Imperial soldiers have landed on Krete. Thus begins our conquest of the great island!</text:p>
      <text:p text:style-name="P247"/>
      <text:p text:style-name="P247">23 September</text:p>
      <text:p text:style-name="P247"/>
      <text:p text:style-name="P247">With ten thousand roman soldiers already landed and many more on the way, our victory stands all but assured! The muslim domination of the great isle will end after over 150 years! Emperor Philaretos will indeed be known as a great man...and so young as well. He has much more to accomplish.</text:p>
      <text:p text:style-name="P247"/>
      <text:p text:style-name="P248">25 December</text:p>
      <text:p text:style-name="P248"/>
      <text:p text:style-name="P248">Today was my final day with my daughter, Theodora. She is 16 and the time has come for her to be sent to marry the Italian Prince. My children are all grown and married. I still have Nadejda, she is only three, and my grandson Konstantinos but my little girls are all grown. I still remember playing dolls with Alexeia like it was yesterday (or at least last month!) but so life goes. Our lives from babe to grave are grown, shown, and flown in the blink of an eye. This life is made of the same stuff as dreams…</text:p>
      <text:p text:style-name="P248"/>
      <text:p text:style-name="P273">992</text:p>
      <text:p text:style-name="P273"/>
      <text:p text:style-name="P249">10 January</text:p>
      <text:p text:style-name="P249"/>
      <text:p text:style-name="P249"><text:soft-page-break/>The occupation of Krete has been thus far successful. All muslim armies have surrendered and the cities accept their new emperor. As luck would have it the island seems to have been abandoned of Egyptian support in the last few years and the Kretian fortresses were left mostly defenseless.</text:p>
      <text:p text:style-name="P249"/>
      <text:p text:style-name="P250">13 April</text:p>
      <text:p text:style-name="P250"/>
      <text:p text:style-name="P250">Today is a sad day. Bishop Sergios has passed away. Sergios helped to change the world, converting hudnreds, perhaps thousands, of people in Halikarn<text:span text:style-name="T75">o</text:span>ssos and Rhodos to the Paulician faith. He was my dearest subject, my regent, and a very close friend. I have named as his successor a preacher named David who was a close contemporary of Sergios and a shrewd supporter of Paulicianism. I have made Filipa my regent.</text:p>
      <text:p text:style-name="P250"/>
      <text:p text:style-name="P251">13 May</text:p>
      <text:p text:style-name="P251"/>
      <text:p text:style-name="P251">Across the Mediterranean Christians win victories agains the Muslims. Krete is ours once more and in north Africa Italy has won a number of important vicoties securing Tripolitana and the coast of Alger.</text:p>
      <text:p text:style-name="P251"/>
      <text:p text:style-name="P252">28 August</text:p>
      <text:p text:style-name="P252"/>
      <text:p text:style-name="P252">Emperor Philaretos has been forced to abandon the island of Krete. A great host of Egypt landed and surrounded our armies. Philaretos was able to flee and sustained only minor losses but the island has been lost. Foul day indeed…</text:p>
      <text:p text:style-name="P252"/>
      <text:p text:style-name="P252">12 December</text:p>
      <text:p text:style-name="P252"/>
      <text:p text:style-name="P252">Philaretos’ defeat in Krete has forced another civil war to erupt across the empire. At this time it seems less widespread than the great Civil war of 976-986 and so far confined to fronteirs of the Empire. Doux Pothos has declared himself “King of Mosul and Edessa” and vowed to remain independent of the <text:span text:style-name="T73">throne in Constantinople</text:span>. Meanwhile Italy as well has announced their independence led by separatist factions among the Italian military. Doux Maximos, to his credit, has declared his participation in this war on the side of Emperor Philaretos.</text:p>
      <text:p text:style-name="P252"/>
      <text:p text:style-name="P253">13 December</text:p>
      <text:p text:style-name="P253"/>
      <text:p text:style-name="P253">My grandson Konstantinos asked me “Why should Pothos call himself a king when he’s but a subject of the empire? How is that fair?” I explained to him that some men may commit acts of treason and do wrong. He seemed disgusted by the idea. I am glad to see my grandson is a just young man.</text:p>
      <text:p text:style-name="P253"/>
      <text:p text:style-name="P274">993</text:p>
      <text:p text:style-name="P274"/>
      <text:p text:style-name="P253">2 January</text:p>
      <text:p text:style-name="P253"/>
      <text:p text:style-name="P253">Konstantinos begged me to start his military training. I have begun showing him the ways of the blade and he has proved himself a brave and ferocious young man.</text:p>
      <text:p text:style-name="P253"/>
      <text:p text:style-name="P253">8 February</text:p>
      <text:p text:style-name="P253"/>
      <text:p text:style-name="P253"><text:soft-page-break/>A rebel army led by Doux Pothos has laid siege to the holy city itself and my daughter and her husband, the Emperor, have been forced to flee. Until now I had not conisdered this war to be such a massive problem and assumed that the rebellion was limited to Edessa and Italy. Now I worry <text:span text:style-name="T74">that this conflict will re-open wounds which I has naively assumed had been cured by Philaretos’ ascension to the throne.</text:span></text:p>
      <text:p text:style-name="P253"/>
      <text:p text:style-name="P254">12 March</text:p>
      <text:p text:style-name="P254"/>
      <text:p text:style-name="P254">Constantiople has fallen to the forces of Pothos. Louis, son of Charles-Constantin, Doux of Thrace and commander of the Bosporus, has surrendered to Pothos and declared his lands the independent holding of the Kingdom of Louis. This deals a massive blow to Philaretos. The emperor has meanwhile moved east and upon combining forces with Maximos has destroyed the Italian uprising and ensured that Greece remains loyal. Now that he must contend with Louis and Pothos his outcome has become quite black.</text:p>
      <text:p text:style-name="P254"/>
      <text:p text:style-name="P254">5 April</text:p>
      <text:p text:style-name="P254"/>
      <text:p text:style-name="P254">I have just learned that my daughter Helene and Emperor Philaretos have welcomed a child, my granddaughter Helene, into the world. At the same time Filipa has told me she is pregnant once more.</text:p>
      <text:p text:style-name="P254"/>
      <text:p text:style-name="P255">22 April</text:p>
      <text:p text:style-name="P255"/>
      <text:p text:style-name="P255">The Egyptian mulsims have returned with many thousand soldiers to Anatolia and begun an assault on the theme of Charsianon. The soldiers of Anatolia are by and large already occupied by the assaults of Pothos and the treachery of Louis. The imperial army (already greatly diminished by the defection of Louis) remains engaged in Thrace with the forces of Louis and it will take some time before they may come to the aid of the east. I fear all of Anatolia (along with my fair court) will be siezed by the Egyptians.</text:p>
      <text:p text:style-name="P255"/>
      <text:p text:style-name="P256">21 May</text:p>
      <text:p text:style-name="P256"/>
      <text:p text:style-name="P256">Emperor Philaretos has asked that I take this opporotunity of domestic and foreign conflict to sieze the island of Rhodos and bring it under my direct control. I have ordered our soldier to muster immediately and expect to be sent in the summer…</text:p>
      <text:p text:style-name="P256"/>
      <text:p text:style-name="P256">13 August</text:p>
      <text:p text:style-name="P256"/>
      <text:p text:style-name="P256">2000 soldiers are set to sail against Rhodos. Their mission is to capture the naval yards, occupy the academy, and remove Countess Eunike by any means neccesary. I have informed them that resistance is to be expected and that the Emperor himself has given this order.</text:p>
      <text:p text:style-name="P256"/>
      <text:p text:style-name="P256">26 August</text:p>
      <text:p text:style-name="P256"/>
      <text:p text:style-name="P256">Our soldiers fought a bloody fight on the docks of Rhodos but managed to take the port. Over 700 of our good men died and now lay siege to the castle of Eunike.</text:p>
      <text:p text:style-name="P256"/>
      <text:p text:style-name="P257">28 October</text:p>
      <text:p text:style-name="P257"/>
      <text:p text:style-name="P257"><text:soft-page-break/>This morning Filipa gave birth to my son, Vladislav. I have a son. Oh joyous day. I have decided not to legitimize him and assured my grandson, Konstantinos, he remains my heir. Vladislav seems more frail than my other children but Im sure he will grow to be a strong man and servant of the empire!</text:p>
      <text:p text:style-name="P257"/>
      <text:p text:style-name="P275">994</text:p>
      <text:p text:style-name="P275"/>
      <text:p text:style-name="P257">5 January</text:p>
      <text:p text:style-name="P257"/>
      <text:p text:style-name="P257">All winter our soldiers remained in Rhodos where Eunike has apparently fled the court to finanance a band of rebels back in mainland Anatolia. Meanwhile Egypt has not made any serious advance into our lands and the great imperial army led by Emperor Philaretos and Doux Maximos has won their way to a siege against the great city of Constantinople. If they should take the city Doux Louis’ rebellion may evaporate but it is unlikely to have any effect on the lands of Edessa.</text:p>
      <text:p text:style-name="P257"/>
      <text:p text:style-name="P257">21 January</text:p>
      <text:p text:style-name="P257"/>
      <text:p text:style-name="P257">Constantinople has been re-taken by Emperor Philaretos and the trecherous Doux Louis has been taken prisoner!</text:p>
      <text:p text:style-name="P257"/>
      <text:p text:style-name="P258">1 February</text:p>
      <text:p text:style-name="P258"/>
      <text:p text:style-name="P258">What news! So it happens Pothos was also captured in the battle of Constantinople ending the rebellion of them both! Long live Emperor Philaretos!</text:p>
      <text:p text:style-name="P258"/>
      <text:p text:style-name="P258">3 March</text:p>
      <text:p text:style-name="P258"/>
      <text:p text:style-name="P258">I have ordered my soldiers to return to Halikarnossos. In other news my daughter Alexeia and her husband Romanos II have welcomed my second grandson, Nikephoros, into the world.</text:p>
      <text:p text:style-name="P258"/>
      <text:p text:style-name="P258">27 March</text:p>
      <text:p text:style-name="P258"/>
      <text:p text:style-name="P258">With little time to spare Emperor Philaretos has ordered his army east of the Bosporus to defend our eastern territories.</text:p>
      <text:p text:style-name="P258"/>
      <text:p text:style-name="P259">6 August</text:p>
      <text:p text:style-name="P259"/>
      <text:p text:style-name="P259">A mighty host of Egypt has been sighted marching north from Syria. Our imperial army is outnumbered by three to one…</text:p>
      <text:p text:style-name="P259"/>
      <text:p text:style-name="P260">18 October</text:p>
      <text:p text:style-name="P260"/>
      <text:p text:style-name="P260">My son-in-law Romanos II son of Empress Helene has died. Alexeia is in tears. I feel sick. I never expected to out-live this man, this man who could have been Emperor, the father of my heir Konstantinos. It is a sad day indeed. In brighter news I have received word from my vassals in Rhodos and Attaleia that my plan to name Konstantinos to succeed my position in imperial government has been acceppeted unanimously.</text:p>
      <text:p text:style-name="P260"/>
      <text:p text:style-name="P260">27 October</text:p>
      <text:p text:style-name="P260"><text:soft-page-break/>Now in command of a united army of Christians, including an army of Serbia and numerous conscripts hailing from the Duchy of Hum and the tribe of converted Pechenegs on the norther shores of the Black <text:s/>Sea, Emperor Philaretos and Commander Maximos must engage the great Egyptian host which now still outnumbers them by two to one. The odds are not great but perhaps God will smile upon our victory in his name.</text:p>
      <text:p text:style-name="P260"/>
      <text:p text:style-name="P276">995</text:p>
      <text:p text:style-name="P276"/>
      <text:p text:style-name="P261">7 February</text:p>
      <text:p text:style-name="P261"/>
      <text:p text:style-name="P261">The imperial army has entrenched itself in Melitene and the Egyptian army, apparently in fear of their size, has refused to engage. I have also promised my bastard son, Vladislav, to marry the daughter of my count of Attaleia bringing a new bond between our people.</text:p>
      <text:p text:style-name="P261"/>
      <text:p text:style-name="P261">13 June</text:p>
      <text:p text:style-name="P261"/>
      <text:p text:style-name="P261">Bishop David now has died as well….</text:p>
      <text:p text:style-name="P261"/>
      <text:p text:style-name="P262">17 July</text:p>
      <text:p text:style-name="P262"/>
      <text:p text:style-name="P262">Eunike has been found and imprisoned. She was cought trying to convince a group of prostitutes to infiltrate my palace and murder me in my sleep. A crazed woman I have ordered her to confess her false faith, convert to Paulicianism, and to endure the rest of her days in my dungeon…</text:p>
      <text:p text:style-name="P262"/>
      <text:p text:style-name="P262">28 August</text:p>
      <text:p text:style-name="P262"/>
      <text:p text:style-name="P262">Filipa has become pregnant again! Since Helene has left our court my life has been so much the happier.</text:p>
      <text:p text:style-name="P262"/>
      <text:p text:style-name="P262">12 September</text:p>
      <text:p text:style-name="P262"/>
      <text:p text:style-name="P262">I have found in my age that I no longer love feasting and drinking as much as <text:s/>I did in my youth. More bread and water for me these days. I may even be loosing a bit of weight as well…</text:p>
      <text:p text:style-name="P262"/>
      <text:p text:style-name="P263">12 November</text:p>
      <text:p text:style-name="P263"/>
      <text:p text:style-name="P263">There are some among my court and beyond who do not approve of my fathering bastard children out of wedlock but I feel my honesty before their accusations is a fine response. Besides I have been clear that these children, though no less in my eyes of love, remain less than their peers who were born in legal matrimony under God and for these reasons Konstantinos remains my heir, not my son Vladislav. Again not that I love Vladislav any less only that Konstantinos is, before God and the law, my rightful successor.</text:p>
      <text:p text:style-name="P263"/>
      <text:p text:style-name="P277">996</text:p>
      <text:p text:style-name="P277"/>
      <text:p text:style-name="P263">6 January</text:p>
      <text:p text:style-name="P263"/>
      <text:p text:style-name="P263">I have arranged for the marriage between Konstantinos and an Italian princess.</text:p>
      <text:p text:style-name="P263"><text:soft-page-break/></text:p>
      <text:p text:style-name="P264">1 February</text:p>
      <text:p text:style-name="P264"/>
      <text:p text:style-name="P264">Upon hearing the news I had promised my heir, Konstantinos, to an Italian princess Emperor Philaretos felt compelled to write me a letter expressing his playful dissatisfaction. “How could you value the love of a Barbaric German King of Italy over your own dear son and leige” he went on in this manner for some time. A wonderful soul. I wrote him back telling him my younger grandson, Nikephoros, would marry his younger, Theognosia, when the time comes and closed by adding I hope to still be kicking to witness their marriage. I even promised to return to the holy city to be there myself.</text:p>
      <text:p text:style-name="P264"/>
      <text:p text:style-name="P264">18 February</text:p>
      <text:p text:style-name="P264"/>
      <text:p text:style-name="P264">Since the death of Bishop David Sergios’ son Apollonios has taken up the duty of sunday service and I must admit the man does not do his father justice. This sunday he misquoted the holy scritpture and was attacked by a group of some of our more devout church goers. My opinion is that if these people are so wise and holy they ought to be the ones leading service but alas. I have no power over the house of God.</text:p>
      <text:p text:style-name="P264"/>
      <text:p text:style-name="P264">28 March</text:p>
      <text:p text:style-name="P264"/>
      <text:p text:style-name="P264">A second son, Vasilii, was born this evening. He looks exactly like me, a spitting image!</text:p>
      <text:p text:style-name="P264"/>
      <text:p text:style-name="P264">6 April</text:p>
      <text:p text:style-name="P264"/>
      <text:p text:style-name="P264">Filipa accused me of not loving her. What a crazy accusation. I know it must be an ill temper brought about by her recent childbirth but still I couldnt understand it. She wishes I would marry her and that our children could be legally Imperial nobility but these things are not to be. I asked her to join me in the cabin again and she agreed. I really do love her, but as long as Helene lives I cannot marry her, legally…</text:p>
      <text:p text:style-name="P264"/>
      <text:p text:style-name="P265">10 June</text:p>
      <text:p text:style-name="P265"/>
      <text:p text:style-name="P265">I have ruled a long time in Cibyhhra. 44 long years. As a result of my long time ruled here much of administrative faults of my father’s time have been ironed out and as a result I will leave a strong, united, and rich Theme to my grandson and if he can keep it, our realm will only grow with the holdings of his mother in the north. I only hope that the institutions of the empire itself will survive for if Egypt takses Anatolia our dynasty will surely fail…</text:p>
      <text:p text:style-name="P265"/>
      <text:p text:style-name="P266">12 July</text:p>
      <text:p text:style-name="P266"/>
      <text:p text:style-name="P266">At the age of 55 Doux Alexandros passed away quietly in his sleep. A wise, restrained ruler he will be most remembered for his military service under Empress Helene in the Italian wars, his refusal to particapate in the Great Civil War, his concentration of power in Cibyhhra under his families undisputed rule, and his controversial fathering of three bastard children by his lover Filipa. Cibyhhra became one of Emperor Philaretos’ favorite themes during his Kretian expedition of 991-992 and the close ties with Constantinople will surely leave the theme in a good position for the inheritance of Konstantinos. Konstantinos <text:span text:style-name="T76">at the age of 14 has been made Imperial Govenor of Cibyhhra, a position he had been groomed to inherit practically since birth by his grandfather, and inherits a prosperous and happy theme. Rest in Peace Doux Alexandros! Long live Doux Konstantinos!</text:span></text:p>
      <text:p text:style-name="P247"><text:soft-page-break/></text:p>
      <text:p text:style-name="P247"/>
      <text:p text:style-name="P193"/>
      <text:p text:style-name="P193"/>
      <text:p text:style-name="P193"/>
      <text:p text:style-name="P193"/>
      <text:p text:style-name="P188"/>
      <text:p text:style-name="P188"/>
      <text:p text:style-name="newyear"/>
      <text:p text:style-name="P152"/>
      <text:p text:style-name="P151"/>
      <text:p text:style-name="P151"/>
      <text:p text:style-name="P146"/>
      <text:p text:style-name="P140"><text:s/></text:p>
      <text:p text:style-name="P122"/>
      <text:p text:style-name="P109"/>
      <text:p text:style-name="P109"/>
      <text:p text:style-name="P103"/>
      <text:p text:style-name="P209"/>
      <text:p text:style-name="P209"/>
      <text:p text:style-name="P80"/>
      <text:p text:style-name="P29"/>
      <text:p text:style-name="P29"/>
      <text:p text:style-name="P25"/>
      <text:p text:style-name="P24"/>
      <text:p text:style-name="P9"/>
      <text:p text:style-name="P6"/>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b31c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ewyear" style:family="paragraph" style:parent-style-name="Standard">
      <style:paragraph-properties fo:text-align="center" style:justify-single-word="false"/>
      <style:text-properties fo:font-size="15pt" style:text-underline-style="none" fo:font-weight="bold" officeooo:rsid="00217f16" style:font-size-asian="13.1000003814697pt" style:font-weight-asian="bold" style:font-size-complex="15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0T18:14:08.701075959</meta:creation-date>
    <dc:date>2020-04-10T16:35:57.953435054</dc:date>
    <meta:editing-duration>PT21H54M56S</meta:editing-duration>
    <meta:editing-cycles>26</meta:editing-cycles>
    <meta:generator>LibreOffice/6.3.5.2$Linux_X86_64 LibreOffice_project/30$Build-2</meta:generator>
    <meta:document-statistic meta:table-count="0" meta:image-count="0" meta:object-count="0" meta:page-count="59" meta:paragraph-count="826" meta:word-count="24848" meta:character-count="137945" meta:non-whitespace-character-count="113874"/>
  </office:meta>
</office:document-meta>
</file>